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  <style:font-face style:name="ＭＳ ゴシック" svg:font-family="'ＭＳ ゴシック'" style:font-family-generic="modern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31" style:family="table-cell" style:parent-style-name="Default">
      <style:table-cell-properties fo:padding-bottom="0.15cm" fo:padding-left="0.199cm" fo:padding-right="0.199cm" fo:padding-top="0.15cm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2" style:family="table-cell" style:parent-style-name="Default" style:data-style-name="N3">
      <style:table-cell-properties style:text-align-source="fix" style:repeat-content="false" fo:padding-bottom="0.15cm" fo:padding-left="0.199cm" fo:padding-right="0.199cm" fo:padding-top="0.15cm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3" style:family="table-cell" style:parent-style-name="Default">
      <style:table-cell-properties style:text-align-source="fix" style:repeat-content="false" fo:padding-bottom="0.15cm" fo:padding-left="0.199cm" fo:padding-right="0.199cm" fo:padding-top="0.15cm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3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fo:padding-bottom="0.15cm" fo:padding-left="0.199cm" fo:padding-right="0.199cm" fo:padding-top="0.15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96969" style:font-name="メイリオ" fo:font-size="10.5pt" style:font-name-asian="メイリオ" style:font-size-asian="10.5pt" style:font-size-complex="10.5pt"/>
    </style:style>
    <style:style style:name="ce5" style:family="table-cell" style:parent-style-name="Default">
      <style:table-cell-properties fo:padding-bottom="0.15cm" fo:padding-left="0.199cm" fo:padding-right="0.199cm" fo:padding-top="0.15cm" style:vertical-align="middle"/>
      <style:text-properties fo:color="#696969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37" style:family="table-cell" style:parent-style-name="Default" style:data-style-name="N0">
      <style:table-cell-properties fo:padding-bottom="0.15cm" fo:padding-left="0.199cm" fo:padding-right="0.199cm" fo:padding-top="0.15cm" style:vertical-align="middle"/>
      <style:text-properties fo:color="#696969" style:font-name="メイリオ" fo:font-size="10.5pt" style:font-name-asian="メイリオ" style:font-size-asian="10.5pt" style:font-size-complex="10.5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路線・山手線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16382" table:default-cell-style-name="ce31"/>
        <table:table-row table:style-name="ro1">
          <table:table-cell table:style-name="ce31" office:value-type="string" calcext:value-type="string">
            <text:p>(‘@code’, ‘@scheme’, ‘@name’, @distance, @total), </text:p>
          </table:table-cell>
          <table:table-cell office:value-type="string" calcext:value-type="string">
            <text:p>@code</text:p>
          </table:table-cell>
          <table:table-cell table:style-name="ce3" office:value-type="string" calcext:value-type="string">
            <text:p>@scheme</text:p>
          </table:table-cell>
          <table:table-cell table:style-name="ce33" office:value-type="string" calcext:value-type="string">
            <text:p>@name</text:p>
          </table:table-cell>
          <table:table-cell table:style-name="ce33" office:value-type="string" calcext:value-type="string">
            <text:p>@distance</text:p>
          </table:table-cell>
          <table:table-cell table:style-name="ce33" office:value-type="string" calcext:value-type="string">
            <text:p>@total</text:p>
          </table:table-cell>
          <table:table-cell table:number-columns-repeated="16378"/>
        </table:table-row>
        <table:table-row table:style-name="ro2">
          <table:table-cell table:style-name="ce31" office:value-type="string" calcext:value-type="string">
            <text:p>連番</text:p>
          </table:table-cell>
          <table:table-cell office:value-type="string" calcext:value-type="string">
            <text:p>路線コード</text:p>
          </table:table-cell>
          <table:table-cell table:style-name="ce3" office:value-type="string" calcext:value-type="string">
            <text:p>運賃体系</text:p>
          </table:table-cell>
          <table:table-cell table:style-name="ce33" office:value-type="string" calcext:value-type="string">
            <text:p>駅名</text:p>
          </table:table-cell>
          <table:table-cell table:style-name="ce33" office:value-type="string" calcext:value-type="string">
            <text:p>駅間距離</text:p>
          </table:table-cell>
          <table:table-cell table:style-name="ce33" office:value-type="string" calcext:value-type="string">
            <text:p>累計距離</text:p>
          </table:table-cell>
          <table:table-cell table:formula="of:=[.A1]" office:value-type="string" office:string-value="(‘@code’, ‘@scheme’, ‘@name’, @distance, @total), " calcext:value-type="string">
            <text:p>(‘@code’, ‘@scheme’, ‘@name’, @distance, @total), </text:p>
          </table:table-cell>
          <table:table-cell table:number-columns-repeated="1637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品川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formula="of:=SUBSTITUTE([.$G$2];[.B$1];[.$B3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3];[.C$1];[.C3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3];[.D$1];[.D3])" office:value-type="string" office:string-value="(‘JY’, ‘JY’, ‘品川’, @distance, @total), " calcext:value-type="string">
            <text:p>(‘JY’, ‘JY’, ‘品川’, @distance, @total), </text:p>
          </table:table-cell>
          <table:table-cell table:formula="of:=SUBSTITUTE([.I3];[.E$1];[.E3])" office:value-type="string" office:string-value="(‘JY’, ‘JY’, ‘品川’, 0, @total), " calcext:value-type="string">
            <text:p>(‘JY’, ‘JY’, ‘品川’, 0, @total), </text:p>
          </table:table-cell>
          <table:table-cell table:style-name="ce5" table:formula="of:=SUBSTITUTE([.J3];[.F$1];[.F3])" office:value-type="string" office:string-value="(‘JY’, ‘JY’, ‘品川’, 0, 0), " calcext:value-type="string">
            <text:p>(‘JY’, ‘JY’, ‘品川’, 0, 0), </text:p>
          </table:table-cell>
          <table:table-cell table:number-columns-repeated="1637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大崎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formula="of:=SUBSTITUTE([.$G$2];[.B$1];[.$B4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4];[.C$1];[.$C4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4];[.D$1];[.$D4])" office:value-type="string" office:string-value="(‘JY’, ‘JY’, ‘大崎’, @distance, @total), " calcext:value-type="string">
            <text:p>(‘JY’, ‘JY’, ‘大崎’, @distance, @total), </text:p>
          </table:table-cell>
          <table:table-cell table:formula="of:=SUBSTITUTE([.I4];[.E$1];[.E4])" office:value-type="string" office:string-value="(‘JY’, ‘JY’, ‘大崎’, 2, @total), " calcext:value-type="string">
            <text:p>(‘JY’, ‘JY’, ‘大崎’, 2, @total), </text:p>
          </table:table-cell>
          <table:table-cell table:style-name="ce5" table:formula="of:=SUBSTITUTE([.J4];[.F$1];[.F4])" office:value-type="string" office:string-value="(‘JY’, ‘JY’, ‘大崎’, 2, 2), " calcext:value-type="string">
            <text:p>(‘JY’, ‘JY’, ‘大崎’, 2, 2), </text:p>
          </table:table-cell>
          <table:table-cell table:number-columns-repeated="1637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五反田</text:p>
          </table:table-cell>
          <table:table-cell table:style-name="ce33" office:value-type="float" office:value="0.9" calcext:value-type="float">
            <text:p>0.9</text:p>
          </table:table-cell>
          <table:table-cell table:style-name="ce33" office:value-type="float" office:value="2.9" calcext:value-type="float">
            <text:p>2.9</text:p>
          </table:table-cell>
          <table:table-cell table:formula="of:=SUBSTITUTE([.$G$2];[.B$1];[.$B5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5];[.C$1];[.$C5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5];[.D$1];[.$D5])" office:value-type="string" office:string-value="(‘JY’, ‘JY’, ‘五反田’, @distance, @total), " calcext:value-type="string">
            <text:p>(‘JY’, ‘JY’, ‘五反田’, @distance, @total), </text:p>
          </table:table-cell>
          <table:table-cell table:formula="of:=SUBSTITUTE([.I5];[.E$1];[.E5])" office:value-type="string" office:string-value="(‘JY’, ‘JY’, ‘五反田’, 0.9, @total), " calcext:value-type="string">
            <text:p>(‘JY’, ‘JY’, ‘五反田’, 0.9, @total), </text:p>
          </table:table-cell>
          <table:table-cell table:style-name="ce5" table:formula="of:=SUBSTITUTE([.J5];[.F$1];[.F5])" office:value-type="string" office:string-value="(‘JY’, ‘JY’, ‘五反田’, 0.9, 2.9), " calcext:value-type="string">
            <text:p>(‘JY’, ‘JY’, ‘五反田’, 0.9, 2.9), </text:p>
          </table:table-cell>
          <table:table-cell table:number-columns-repeated="1637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目黒</text:p>
          </table:table-cell>
          <table:table-cell table:style-name="ce33" office:value-type="float" office:value="1.2" calcext:value-type="float">
            <text:p>1.2</text:p>
          </table:table-cell>
          <table:table-cell table:style-name="ce33" office:value-type="float" office:value="4.1" calcext:value-type="float">
            <text:p>4.1</text:p>
          </table:table-cell>
          <table:table-cell table:formula="of:=SUBSTITUTE([.$G$2];[.B$1];[.$B6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6];[.C$1];[.$C6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6];[.D$1];[.$D6])" office:value-type="string" office:string-value="(‘JY’, ‘JY’, ‘目黒’, @distance, @total), " calcext:value-type="string">
            <text:p>(‘JY’, ‘JY’, ‘目黒’, @distance, @total), </text:p>
          </table:table-cell>
          <table:table-cell table:formula="of:=SUBSTITUTE([.I6];[.E$1];[.E6])" office:value-type="string" office:string-value="(‘JY’, ‘JY’, ‘目黒’, 1.2, @total), " calcext:value-type="string">
            <text:p>(‘JY’, ‘JY’, ‘目黒’, 1.2, @total), </text:p>
          </table:table-cell>
          <table:table-cell table:style-name="ce5" table:formula="of:=SUBSTITUTE([.J6];[.F$1];[.F6])" office:value-type="string" office:string-value="(‘JY’, ‘JY’, ‘目黒’, 1.2, 4.1), " calcext:value-type="string">
            <text:p>(‘JY’, ‘JY’, ‘目黒’, 1.2, 4.1), </text:p>
          </table:table-cell>
          <table:table-cell table:number-columns-repeated="1637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恵比寿</text:p>
          </table:table-cell>
          <table:table-cell table:style-name="ce33" office:value-type="float" office:value="1.5" calcext:value-type="float">
            <text:p>1.5</text:p>
          </table:table-cell>
          <table:table-cell table:style-name="ce33" office:value-type="float" office:value="5.6" calcext:value-type="float">
            <text:p>5.6</text:p>
          </table:table-cell>
          <table:table-cell table:formula="of:=SUBSTITUTE([.$G$2];[.B$1];[.$B7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7];[.C$1];[.$C7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7];[.D$1];[.$D7])" office:value-type="string" office:string-value="(‘JY’, ‘JY’, ‘恵比寿’, @distance, @total), " calcext:value-type="string">
            <text:p>(‘JY’, ‘JY’, ‘恵比寿’, @distance, @total), </text:p>
          </table:table-cell>
          <table:table-cell table:formula="of:=SUBSTITUTE([.I7];[.E$1];[.E7])" office:value-type="string" office:string-value="(‘JY’, ‘JY’, ‘恵比寿’, 1.5, @total), " calcext:value-type="string">
            <text:p>(‘JY’, ‘JY’, ‘恵比寿’, 1.5, @total), </text:p>
          </table:table-cell>
          <table:table-cell table:style-name="ce5" table:formula="of:=SUBSTITUTE([.J7];[.F$1];[.F7])" office:value-type="string" office:string-value="(‘JY’, ‘JY’, ‘恵比寿’, 1.5, 5.6), " calcext:value-type="string">
            <text:p>(‘JY’, ‘JY’, ‘恵比寿’, 1.5, 5.6), </text:p>
          </table:table-cell>
          <table:table-cell table:number-columns-repeated="1637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渋谷</text:p>
          </table:table-cell>
          <table:table-cell table:style-name="ce33" office:value-type="float" office:value="1.6" calcext:value-type="float">
            <text:p>1.6</text:p>
          </table:table-cell>
          <table:table-cell table:style-name="ce33" office:value-type="float" office:value="7.2" calcext:value-type="float">
            <text:p>7.2</text:p>
          </table:table-cell>
          <table:table-cell table:formula="of:=SUBSTITUTE([.$G$2];[.B$1];[.$B8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8];[.C$1];[.$C8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8];[.D$1];[.$D8])" office:value-type="string" office:string-value="(‘JY’, ‘JY’, ‘渋谷’, @distance, @total), " calcext:value-type="string">
            <text:p>(‘JY’, ‘JY’, ‘渋谷’, @distance, @total), </text:p>
          </table:table-cell>
          <table:table-cell table:formula="of:=SUBSTITUTE([.I8];[.E$1];[.E8])" office:value-type="string" office:string-value="(‘JY’, ‘JY’, ‘渋谷’, 1.6, @total), " calcext:value-type="string">
            <text:p>(‘JY’, ‘JY’, ‘渋谷’, 1.6, @total), </text:p>
          </table:table-cell>
          <table:table-cell table:style-name="ce5" table:formula="of:=SUBSTITUTE([.J8];[.F$1];[.F8])" office:value-type="string" office:string-value="(‘JY’, ‘JY’, ‘渋谷’, 1.6, 7.2), " calcext:value-type="string">
            <text:p>(‘JY’, ‘JY’, ‘渋谷’, 1.6, 7.2), </text:p>
          </table:table-cell>
          <table:table-cell table:number-columns-repeated="1637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原宿</text:p>
          </table:table-cell>
          <table:table-cell table:style-name="ce33" office:value-type="float" office:value="1.2" calcext:value-type="float">
            <text:p>1.2</text:p>
          </table:table-cell>
          <table:table-cell table:style-name="ce33" office:value-type="float" office:value="8.4" calcext:value-type="float">
            <text:p>8.4</text:p>
          </table:table-cell>
          <table:table-cell table:formula="of:=SUBSTITUTE([.$G$2];[.B$1];[.$B9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9];[.C$1];[.$C9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9];[.D$1];[.$D9])" office:value-type="string" office:string-value="(‘JY’, ‘JY’, ‘原宿’, @distance, @total), " calcext:value-type="string">
            <text:p>(‘JY’, ‘JY’, ‘原宿’, @distance, @total), </text:p>
          </table:table-cell>
          <table:table-cell table:formula="of:=SUBSTITUTE([.I9];[.E$1];[.E9])" office:value-type="string" office:string-value="(‘JY’, ‘JY’, ‘原宿’, 1.2, @total), " calcext:value-type="string">
            <text:p>(‘JY’, ‘JY’, ‘原宿’, 1.2, @total), </text:p>
          </table:table-cell>
          <table:table-cell table:style-name="ce5" table:formula="of:=SUBSTITUTE([.J9];[.F$1];[.F9])" office:value-type="string" office:string-value="(‘JY’, ‘JY’, ‘原宿’, 1.2, 8.4), " calcext:value-type="string">
            <text:p>(‘JY’, ‘JY’, ‘原宿’, 1.2, 8.4), </text:p>
          </table:table-cell>
          <table:table-cell table:number-columns-repeated="1637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代々木</text:p>
          </table:table-cell>
          <table:table-cell table:style-name="ce33" office:value-type="float" office:value="1.5" calcext:value-type="float">
            <text:p>1.5</text:p>
          </table:table-cell>
          <table:table-cell table:style-name="ce33" office:value-type="float" office:value="9.9" calcext:value-type="float">
            <text:p>9.9</text:p>
          </table:table-cell>
          <table:table-cell table:formula="of:=SUBSTITUTE([.$G$2];[.B$1];[.$B10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10];[.C$1];[.$C10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10];[.D$1];[.$D10])" office:value-type="string" office:string-value="(‘JY’, ‘JY’, ‘代々木’, @distance, @total), " calcext:value-type="string">
            <text:p>(‘JY’, ‘JY’, ‘代々木’, @distance, @total), </text:p>
          </table:table-cell>
          <table:table-cell table:formula="of:=SUBSTITUTE([.I10];[.E$1];[.E10])" office:value-type="string" office:string-value="(‘JY’, ‘JY’, ‘代々木’, 1.5, @total), " calcext:value-type="string">
            <text:p>(‘JY’, ‘JY’, ‘代々木’, 1.5, @total), </text:p>
          </table:table-cell>
          <table:table-cell table:style-name="ce5" table:formula="of:=SUBSTITUTE([.J10];[.F$1];[.F10])" office:value-type="string" office:string-value="(‘JY’, ‘JY’, ‘代々木’, 1.5, 9.9), " calcext:value-type="string">
            <text:p>(‘JY’, ‘JY’, ‘代々木’, 1.5, 9.9), </text:p>
          </table:table-cell>
          <table:table-cell table:number-columns-repeated="1637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新宿</text:p>
          </table:table-cell>
          <table:table-cell table:style-name="ce33" office:value-type="float" office:value="0.7" calcext:value-type="float">
            <text:p>0.7</text:p>
          </table:table-cell>
          <table:table-cell table:style-name="ce33" office:value-type="float" office:value="10.6" calcext:value-type="float">
            <text:p>10.6</text:p>
          </table:table-cell>
          <table:table-cell table:formula="of:=SUBSTITUTE([.$G$2];[.B$1];[.$B11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11];[.C$1];[.$C11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11];[.D$1];[.$D11])" office:value-type="string" office:string-value="(‘JY’, ‘JY’, ‘新宿’, @distance, @total), " calcext:value-type="string">
            <text:p>(‘JY’, ‘JY’, ‘新宿’, @distance, @total), </text:p>
          </table:table-cell>
          <table:table-cell table:formula="of:=SUBSTITUTE([.I11];[.E$1];[.E11])" office:value-type="string" office:string-value="(‘JY’, ‘JY’, ‘新宿’, 0.7, @total), " calcext:value-type="string">
            <text:p>(‘JY’, ‘JY’, ‘新宿’, 0.7, @total), </text:p>
          </table:table-cell>
          <table:table-cell table:style-name="ce5" table:formula="of:=SUBSTITUTE([.J11];[.F$1];[.F11])" office:value-type="string" office:string-value="(‘JY’, ‘JY’, ‘新宿’, 0.7, 10.6), " calcext:value-type="string">
            <text:p>(‘JY’, ‘JY’, ‘新宿’, 0.7, 10.6), </text:p>
          </table:table-cell>
          <table:table-cell table:number-columns-repeated="1637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新大久保</text:p>
          </table:table-cell>
          <table:table-cell table:style-name="ce33" office:value-type="float" office:value="1.3" calcext:value-type="float">
            <text:p>1.3</text:p>
          </table:table-cell>
          <table:table-cell table:style-name="ce33" office:value-type="float" office:value="11.9" calcext:value-type="float">
            <text:p>11.9</text:p>
          </table:table-cell>
          <table:table-cell table:formula="of:=SUBSTITUTE([.$G$2];[.B$1];[.$B12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12];[.C$1];[.$C12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12];[.D$1];[.$D12])" office:value-type="string" office:string-value="(‘JY’, ‘JY’, ‘新大久保’, @distance, @total), " calcext:value-type="string">
            <text:p>(‘JY’, ‘JY’, ‘新大久保’, @distance, @total), </text:p>
          </table:table-cell>
          <table:table-cell table:formula="of:=SUBSTITUTE([.I12];[.E$1];[.E12])" office:value-type="string" office:string-value="(‘JY’, ‘JY’, ‘新大久保’, 1.3, @total), " calcext:value-type="string">
            <text:p>(‘JY’, ‘JY’, ‘新大久保’, 1.3, @total), </text:p>
          </table:table-cell>
          <table:table-cell table:style-name="ce5" table:formula="of:=SUBSTITUTE([.J12];[.F$1];[.F12])" office:value-type="string" office:string-value="(‘JY’, ‘JY’, ‘新大久保’, 1.3, 11.9), " calcext:value-type="string">
            <text:p>(‘JY’, ‘JY’, ‘新大久保’, 1.3, 11.9), </text:p>
          </table:table-cell>
          <table:table-cell table:number-columns-repeated="1637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高田馬場</text:p>
          </table:table-cell>
          <table:table-cell table:style-name="ce33" office:value-type="float" office:value="1.4" calcext:value-type="float">
            <text:p>1.4</text:p>
          </table:table-cell>
          <table:table-cell table:style-name="ce33" office:value-type="float" office:value="13.3" calcext:value-type="float">
            <text:p>13.3</text:p>
          </table:table-cell>
          <table:table-cell table:formula="of:=SUBSTITUTE([.$G$2];[.B$1];[.$B13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13];[.C$1];[.$C13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13];[.D$1];[.$D13])" office:value-type="string" office:string-value="(‘JY’, ‘JY’, ‘高田馬場’, @distance, @total), " calcext:value-type="string">
            <text:p>(‘JY’, ‘JY’, ‘高田馬場’, @distance, @total), </text:p>
          </table:table-cell>
          <table:table-cell table:formula="of:=SUBSTITUTE([.I13];[.E$1];[.E13])" office:value-type="string" office:string-value="(‘JY’, ‘JY’, ‘高田馬場’, 1.4, @total), " calcext:value-type="string">
            <text:p>(‘JY’, ‘JY’, ‘高田馬場’, 1.4, @total), </text:p>
          </table:table-cell>
          <table:table-cell table:style-name="ce5" table:formula="of:=SUBSTITUTE([.J13];[.F$1];[.F13])" office:value-type="string" office:string-value="(‘JY’, ‘JY’, ‘高田馬場’, 1.4, 13.3), " calcext:value-type="string">
            <text:p>(‘JY’, ‘JY’, ‘高田馬場’, 1.4, 13.3), </text:p>
          </table:table-cell>
          <table:table-cell table:number-columns-repeated="1637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目白</text:p>
          </table:table-cell>
          <table:table-cell table:style-name="ce33" office:value-type="float" office:value="0.9" calcext:value-type="float">
            <text:p>0.9</text:p>
          </table:table-cell>
          <table:table-cell table:style-name="ce33" office:value-type="float" office:value="14.2" calcext:value-type="float">
            <text:p>14.2</text:p>
          </table:table-cell>
          <table:table-cell table:formula="of:=SUBSTITUTE([.$G$2];[.B$1];[.$B14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14];[.C$1];[.$C14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14];[.D$1];[.$D14])" office:value-type="string" office:string-value="(‘JY’, ‘JY’, ‘目白’, @distance, @total), " calcext:value-type="string">
            <text:p>(‘JY’, ‘JY’, ‘目白’, @distance, @total), </text:p>
          </table:table-cell>
          <table:table-cell table:formula="of:=SUBSTITUTE([.I14];[.E$1];[.E14])" office:value-type="string" office:string-value="(‘JY’, ‘JY’, ‘目白’, 0.9, @total), " calcext:value-type="string">
            <text:p>(‘JY’, ‘JY’, ‘目白’, 0.9, @total), </text:p>
          </table:table-cell>
          <table:table-cell table:style-name="ce5" table:formula="of:=SUBSTITUTE([.J14];[.F$1];[.F14])" office:value-type="string" office:string-value="(‘JY’, ‘JY’, ‘目白’, 0.9, 14.2), " calcext:value-type="string">
            <text:p>(‘JY’, ‘JY’, ‘目白’, 0.9, 14.2), </text:p>
          </table:table-cell>
          <table:table-cell table:number-columns-repeated="1637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池袋</text:p>
          </table:table-cell>
          <table:table-cell table:style-name="ce33" office:value-type="float" office:value="1.2" calcext:value-type="float">
            <text:p>1.2</text:p>
          </table:table-cell>
          <table:table-cell table:style-name="ce33" office:value-type="float" office:value="15.4" calcext:value-type="float">
            <text:p>15.4</text:p>
          </table:table-cell>
          <table:table-cell table:formula="of:=SUBSTITUTE([.$G$2];[.B$1];[.$B15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15];[.C$1];[.$C15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15];[.D$1];[.$D15])" office:value-type="string" office:string-value="(‘JY’, ‘JY’, ‘池袋’, @distance, @total), " calcext:value-type="string">
            <text:p>(‘JY’, ‘JY’, ‘池袋’, @distance, @total), </text:p>
          </table:table-cell>
          <table:table-cell table:formula="of:=SUBSTITUTE([.I15];[.E$1];[.E15])" office:value-type="string" office:string-value="(‘JY’, ‘JY’, ‘池袋’, 1.2, @total), " calcext:value-type="string">
            <text:p>(‘JY’, ‘JY’, ‘池袋’, 1.2, @total), </text:p>
          </table:table-cell>
          <table:table-cell table:style-name="ce5" table:formula="of:=SUBSTITUTE([.J15];[.F$1];[.F15])" office:value-type="string" office:string-value="(‘JY’, ‘JY’, ‘池袋’, 1.2, 15.4), " calcext:value-type="string">
            <text:p>(‘JY’, ‘JY’, ‘池袋’, 1.2, 15.4), </text:p>
          </table:table-cell>
          <table:table-cell table:number-columns-repeated="16373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大塚</text:p>
          </table:table-cell>
          <table:table-cell table:style-name="ce33" office:value-type="float" office:value="1.8" calcext:value-type="float">
            <text:p>1.8</text:p>
          </table:table-cell>
          <table:table-cell table:style-name="ce33" office:value-type="float" office:value="17.2" calcext:value-type="float">
            <text:p>17.2</text:p>
          </table:table-cell>
          <table:table-cell table:formula="of:=SUBSTITUTE([.$G$2];[.B$1];[.$B16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16];[.C$1];[.$C16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16];[.D$1];[.$D16])" office:value-type="string" office:string-value="(‘JY’, ‘JY’, ‘大塚’, @distance, @total), " calcext:value-type="string">
            <text:p>(‘JY’, ‘JY’, ‘大塚’, @distance, @total), </text:p>
          </table:table-cell>
          <table:table-cell table:formula="of:=SUBSTITUTE([.I16];[.E$1];[.E16])" office:value-type="string" office:string-value="(‘JY’, ‘JY’, ‘大塚’, 1.8, @total), " calcext:value-type="string">
            <text:p>(‘JY’, ‘JY’, ‘大塚’, 1.8, @total), </text:p>
          </table:table-cell>
          <table:table-cell table:style-name="ce5" table:formula="of:=SUBSTITUTE([.J16];[.F$1];[.F16])" office:value-type="string" office:string-value="(‘JY’, ‘JY’, ‘大塚’, 1.8, 17.2), " calcext:value-type="string">
            <text:p>(‘JY’, ‘JY’, ‘大塚’, 1.8, 17.2), </text:p>
          </table:table-cell>
          <table:table-cell table:number-columns-repeated="1637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巣鴨</text:p>
          </table:table-cell>
          <table:table-cell table:style-name="ce33" office:value-type="float" office:value="1.1" calcext:value-type="float">
            <text:p>1.1</text:p>
          </table:table-cell>
          <table:table-cell table:style-name="ce33" office:value-type="float" office:value="18.3" calcext:value-type="float">
            <text:p>18.3</text:p>
          </table:table-cell>
          <table:table-cell table:formula="of:=SUBSTITUTE([.$G$2];[.B$1];[.$B17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17];[.C$1];[.$C17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17];[.D$1];[.$D17])" office:value-type="string" office:string-value="(‘JY’, ‘JY’, ‘巣鴨’, @distance, @total), " calcext:value-type="string">
            <text:p>(‘JY’, ‘JY’, ‘巣鴨’, @distance, @total), </text:p>
          </table:table-cell>
          <table:table-cell table:formula="of:=SUBSTITUTE([.I17];[.E$1];[.E17])" office:value-type="string" office:string-value="(‘JY’, ‘JY’, ‘巣鴨’, 1.1, @total), " calcext:value-type="string">
            <text:p>(‘JY’, ‘JY’, ‘巣鴨’, 1.1, @total), </text:p>
          </table:table-cell>
          <table:table-cell table:style-name="ce5" table:formula="of:=SUBSTITUTE([.J17];[.F$1];[.F17])" office:value-type="string" office:string-value="(‘JY’, ‘JY’, ‘巣鴨’, 1.1, 18.3), " calcext:value-type="string">
            <text:p>(‘JY’, ‘JY’, ‘巣鴨’, 1.1, 18.3), </text:p>
          </table:table-cell>
          <table:table-cell table:number-columns-repeated="16373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駒込</text:p>
          </table:table-cell>
          <table:table-cell table:style-name="ce33" office:value-type="float" office:value="0.7" calcext:value-type="float">
            <text:p>0.7</text:p>
          </table:table-cell>
          <table:table-cell table:style-name="ce33" office:value-type="float" office:value="19" calcext:value-type="float">
            <text:p>19</text:p>
          </table:table-cell>
          <table:table-cell table:formula="of:=SUBSTITUTE([.$G$2];[.B$1];[.$B18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18];[.C$1];[.$C18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18];[.D$1];[.$D18])" office:value-type="string" office:string-value="(‘JY’, ‘JY’, ‘駒込’, @distance, @total), " calcext:value-type="string">
            <text:p>(‘JY’, ‘JY’, ‘駒込’, @distance, @total), </text:p>
          </table:table-cell>
          <table:table-cell table:formula="of:=SUBSTITUTE([.I18];[.E$1];[.E18])" office:value-type="string" office:string-value="(‘JY’, ‘JY’, ‘駒込’, 0.7, @total), " calcext:value-type="string">
            <text:p>(‘JY’, ‘JY’, ‘駒込’, 0.7, @total), </text:p>
          </table:table-cell>
          <table:table-cell table:style-name="ce5" table:formula="of:=SUBSTITUTE([.J18];[.F$1];[.F18])" office:value-type="string" office:string-value="(‘JY’, ‘JY’, ‘駒込’, 0.7, 19), " calcext:value-type="string">
            <text:p>(‘JY’, ‘JY’, ‘駒込’, 0.7, 19), </text:p>
          </table:table-cell>
          <table:table-cell table:number-columns-repeated="1637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田端</text:p>
          </table:table-cell>
          <table:table-cell table:style-name="ce33" office:value-type="float" office:value="1.6" calcext:value-type="float">
            <text:p>1.6</text:p>
          </table:table-cell>
          <table:table-cell table:style-name="ce33" office:value-type="float" office:value="20.6" calcext:value-type="float">
            <text:p>20.6</text:p>
          </table:table-cell>
          <table:table-cell table:formula="of:=SUBSTITUTE([.$G$2];[.B$1];[.$B19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19];[.C$1];[.$C19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19];[.D$1];[.$D19])" office:value-type="string" office:string-value="(‘JY’, ‘JY’, ‘田端’, @distance, @total), " calcext:value-type="string">
            <text:p>(‘JY’, ‘JY’, ‘田端’, @distance, @total), </text:p>
          </table:table-cell>
          <table:table-cell table:formula="of:=SUBSTITUTE([.I19];[.E$1];[.E19])" office:value-type="string" office:string-value="(‘JY’, ‘JY’, ‘田端’, 1.6, @total), " calcext:value-type="string">
            <text:p>(‘JY’, ‘JY’, ‘田端’, 1.6, @total), </text:p>
          </table:table-cell>
          <table:table-cell table:style-name="ce5" table:formula="of:=SUBSTITUTE([.J19];[.F$1];[.F19])" office:value-type="string" office:string-value="(‘JY’, ‘JY’, ‘田端’, 1.6, 20.6), " calcext:value-type="string">
            <text:p>(‘JY’, ‘JY’, ‘田端’, 1.6, 20.6), </text:p>
          </table:table-cell>
          <table:table-cell table:number-columns-repeated="1637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西日暮里</text:p>
          </table:table-cell>
          <table:table-cell table:style-name="ce33" office:value-type="float" office:value="0.8" calcext:value-type="float">
            <text:p>0.8</text:p>
          </table:table-cell>
          <table:table-cell table:style-name="ce33" office:value-type="float" office:value="21.4" calcext:value-type="float">
            <text:p>21.4</text:p>
          </table:table-cell>
          <table:table-cell table:formula="of:=SUBSTITUTE([.$G$2];[.B$1];[.$B20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20];[.C$1];[.$C20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20];[.D$1];[.$D20])" office:value-type="string" office:string-value="(‘JY’, ‘JY’, ‘西日暮里’, @distance, @total), " calcext:value-type="string">
            <text:p>(‘JY’, ‘JY’, ‘西日暮里’, @distance, @total), </text:p>
          </table:table-cell>
          <table:table-cell table:formula="of:=SUBSTITUTE([.I20];[.E$1];[.E20])" office:value-type="string" office:string-value="(‘JY’, ‘JY’, ‘西日暮里’, 0.8, @total), " calcext:value-type="string">
            <text:p>(‘JY’, ‘JY’, ‘西日暮里’, 0.8, @total), </text:p>
          </table:table-cell>
          <table:table-cell table:style-name="ce5" table:formula="of:=SUBSTITUTE([.J20];[.F$1];[.F20])" office:value-type="string" office:string-value="(‘JY’, ‘JY’, ‘西日暮里’, 0.8, 21.4), " calcext:value-type="string">
            <text:p>(‘JY’, ‘JY’, ‘西日暮里’, 0.8, 21.4), </text:p>
          </table:table-cell>
          <table:table-cell table:number-columns-repeated="1637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日暮里</text:p>
          </table:table-cell>
          <table:table-cell table:style-name="ce33" office:value-type="float" office:value="0.5" calcext:value-type="float">
            <text:p>0.5</text:p>
          </table:table-cell>
          <table:table-cell table:style-name="ce33" office:value-type="float" office:value="21.9" calcext:value-type="float">
            <text:p>21.9</text:p>
          </table:table-cell>
          <table:table-cell table:formula="of:=SUBSTITUTE([.$G$2];[.B$1];[.$B21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21];[.C$1];[.$C21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21];[.D$1];[.$D21])" office:value-type="string" office:string-value="(‘JY’, ‘JY’, ‘日暮里’, @distance, @total), " calcext:value-type="string">
            <text:p>(‘JY’, ‘JY’, ‘日暮里’, @distance, @total), </text:p>
          </table:table-cell>
          <table:table-cell table:formula="of:=SUBSTITUTE([.I21];[.E$1];[.E21])" office:value-type="string" office:string-value="(‘JY’, ‘JY’, ‘日暮里’, 0.5, @total), " calcext:value-type="string">
            <text:p>(‘JY’, ‘JY’, ‘日暮里’, 0.5, @total), </text:p>
          </table:table-cell>
          <table:table-cell table:style-name="ce5" table:formula="of:=SUBSTITUTE([.J21];[.F$1];[.F21])" office:value-type="string" office:string-value="(‘JY’, ‘JY’, ‘日暮里’, 0.5, 21.9), " calcext:value-type="string">
            <text:p>(‘JY’, ‘JY’, ‘日暮里’, 0.5, 21.9), </text:p>
          </table:table-cell>
          <table:table-cell table:number-columns-repeated="1637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鶯谷</text:p>
          </table:table-cell>
          <table:table-cell table:style-name="ce33" office:value-type="float" office:value="1.1" calcext:value-type="float">
            <text:p>1.1</text:p>
          </table:table-cell>
          <table:table-cell table:style-name="ce33" office:value-type="float" office:value="23" calcext:value-type="float">
            <text:p>23</text:p>
          </table:table-cell>
          <table:table-cell table:formula="of:=SUBSTITUTE([.$G$2];[.B$1];[.$B22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22];[.C$1];[.$C22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22];[.D$1];[.$D22])" office:value-type="string" office:string-value="(‘JY’, ‘JY’, ‘鶯谷’, @distance, @total), " calcext:value-type="string">
            <text:p>(‘JY’, ‘JY’, ‘鶯谷’, @distance, @total), </text:p>
          </table:table-cell>
          <table:table-cell table:formula="of:=SUBSTITUTE([.I22];[.E$1];[.E22])" office:value-type="string" office:string-value="(‘JY’, ‘JY’, ‘鶯谷’, 1.1, @total), " calcext:value-type="string">
            <text:p>(‘JY’, ‘JY’, ‘鶯谷’, 1.1, @total), </text:p>
          </table:table-cell>
          <table:table-cell table:style-name="ce5" table:formula="of:=SUBSTITUTE([.J22];[.F$1];[.F22])" office:value-type="string" office:string-value="(‘JY’, ‘JY’, ‘鶯谷’, 1.1, 23), " calcext:value-type="string">
            <text:p>(‘JY’, ‘JY’, ‘鶯谷’, 1.1, 23), </text:p>
          </table:table-cell>
          <table:table-cell table:number-columns-repeated="1637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上野</text:p>
          </table:table-cell>
          <table:table-cell table:style-name="ce33" office:value-type="float" office:value="1.1" calcext:value-type="float">
            <text:p>1.1</text:p>
          </table:table-cell>
          <table:table-cell table:style-name="ce33" office:value-type="float" office:value="24.1" calcext:value-type="float">
            <text:p>24.1</text:p>
          </table:table-cell>
          <table:table-cell table:formula="of:=SUBSTITUTE([.$G$2];[.B$1];[.$B23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23];[.C$1];[.$C23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23];[.D$1];[.$D23])" office:value-type="string" office:string-value="(‘JY’, ‘JY’, ‘上野’, @distance, @total), " calcext:value-type="string">
            <text:p>(‘JY’, ‘JY’, ‘上野’, @distance, @total), </text:p>
          </table:table-cell>
          <table:table-cell table:formula="of:=SUBSTITUTE([.I23];[.E$1];[.E23])" office:value-type="string" office:string-value="(‘JY’, ‘JY’, ‘上野’, 1.1, @total), " calcext:value-type="string">
            <text:p>(‘JY’, ‘JY’, ‘上野’, 1.1, @total), </text:p>
          </table:table-cell>
          <table:table-cell table:style-name="ce5" table:formula="of:=SUBSTITUTE([.J23];[.F$1];[.F23])" office:value-type="string" office:string-value="(‘JY’, ‘JY’, ‘上野’, 1.1, 24.1), " calcext:value-type="string">
            <text:p>(‘JY’, ‘JY’, ‘上野’, 1.1, 24.1), </text:p>
          </table:table-cell>
          <table:table-cell table:number-columns-repeated="16373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御徒町</text:p>
          </table:table-cell>
          <table:table-cell table:style-name="ce33" office:value-type="float" office:value="0.6" calcext:value-type="float">
            <text:p>0.6</text:p>
          </table:table-cell>
          <table:table-cell table:style-name="ce33" office:value-type="float" office:value="24.7" calcext:value-type="float">
            <text:p>24.7</text:p>
          </table:table-cell>
          <table:table-cell table:formula="of:=SUBSTITUTE([.$G$2];[.B$1];[.$B24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24];[.C$1];[.$C24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24];[.D$1];[.$D24])" office:value-type="string" office:string-value="(‘JY’, ‘JY’, ‘御徒町’, @distance, @total), " calcext:value-type="string">
            <text:p>(‘JY’, ‘JY’, ‘御徒町’, @distance, @total), </text:p>
          </table:table-cell>
          <table:table-cell table:formula="of:=SUBSTITUTE([.I24];[.E$1];[.E24])" office:value-type="string" office:string-value="(‘JY’, ‘JY’, ‘御徒町’, 0.6, @total), " calcext:value-type="string">
            <text:p>(‘JY’, ‘JY’, ‘御徒町’, 0.6, @total), </text:p>
          </table:table-cell>
          <table:table-cell table:style-name="ce5" table:formula="of:=SUBSTITUTE([.J24];[.F$1];[.F24])" office:value-type="string" office:string-value="(‘JY’, ‘JY’, ‘御徒町’, 0.6, 24.7), " calcext:value-type="string">
            <text:p>(‘JY’, ‘JY’, ‘御徒町’, 0.6, 24.7), </text:p>
          </table:table-cell>
          <table:table-cell table:number-columns-repeated="1637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秋葉原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5.7" calcext:value-type="float">
            <text:p>25.7</text:p>
          </table:table-cell>
          <table:table-cell table:formula="of:=SUBSTITUTE([.$G$2];[.B$1];[.$B25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25];[.C$1];[.$C25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25];[.D$1];[.$D25])" office:value-type="string" office:string-value="(‘JY’, ‘JY’, ‘秋葉原’, @distance, @total), " calcext:value-type="string">
            <text:p>(‘JY’, ‘JY’, ‘秋葉原’, @distance, @total), </text:p>
          </table:table-cell>
          <table:table-cell table:formula="of:=SUBSTITUTE([.I25];[.E$1];[.E25])" office:value-type="string" office:string-value="(‘JY’, ‘JY’, ‘秋葉原’, 1, @total), " calcext:value-type="string">
            <text:p>(‘JY’, ‘JY’, ‘秋葉原’, 1, @total), </text:p>
          </table:table-cell>
          <table:table-cell table:style-name="ce5" table:formula="of:=SUBSTITUTE([.J25];[.F$1];[.F25])" office:value-type="string" office:string-value="(‘JY’, ‘JY’, ‘秋葉原’, 1, 25.7), " calcext:value-type="string">
            <text:p>(‘JY’, ‘JY’, ‘秋葉原’, 1, 25.7), </text:p>
          </table:table-cell>
          <table:table-cell table:number-columns-repeated="1637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神田</text:p>
          </table:table-cell>
          <table:table-cell table:style-name="ce33" office:value-type="float" office:value="0.7" calcext:value-type="float">
            <text:p>0.7</text:p>
          </table:table-cell>
          <table:table-cell table:style-name="ce33" office:value-type="float" office:value="26.4" calcext:value-type="float">
            <text:p>26.4</text:p>
          </table:table-cell>
          <table:table-cell table:formula="of:=SUBSTITUTE([.$G$2];[.B$1];[.$B26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26];[.C$1];[.$C26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26];[.D$1];[.$D26])" office:value-type="string" office:string-value="(‘JY’, ‘JY’, ‘神田’, @distance, @total), " calcext:value-type="string">
            <text:p>(‘JY’, ‘JY’, ‘神田’, @distance, @total), </text:p>
          </table:table-cell>
          <table:table-cell table:formula="of:=SUBSTITUTE([.I26];[.E$1];[.E26])" office:value-type="string" office:string-value="(‘JY’, ‘JY’, ‘神田’, 0.7, @total), " calcext:value-type="string">
            <text:p>(‘JY’, ‘JY’, ‘神田’, 0.7, @total), </text:p>
          </table:table-cell>
          <table:table-cell table:style-name="ce5" table:formula="of:=SUBSTITUTE([.J26];[.F$1];[.F26])" office:value-type="string" office:string-value="(‘JY’, ‘JY’, ‘神田’, 0.7, 26.4), " calcext:value-type="string">
            <text:p>(‘JY’, ‘JY’, ‘神田’, 0.7, 26.4), </text:p>
          </table:table-cell>
          <table:table-cell table:number-columns-repeated="1637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東京</text:p>
          </table:table-cell>
          <table:table-cell table:style-name="ce33" office:value-type="float" office:value="1.3" calcext:value-type="float">
            <text:p>1.3</text:p>
          </table:table-cell>
          <table:table-cell table:style-name="ce33" office:value-type="float" office:value="27.7" calcext:value-type="float">
            <text:p>27.7</text:p>
          </table:table-cell>
          <table:table-cell table:formula="of:=SUBSTITUTE([.$G$2];[.B$1];[.$B27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27];[.C$1];[.$C27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27];[.D$1];[.$D27])" office:value-type="string" office:string-value="(‘JY’, ‘JY’, ‘東京’, @distance, @total), " calcext:value-type="string">
            <text:p>(‘JY’, ‘JY’, ‘東京’, @distance, @total), </text:p>
          </table:table-cell>
          <table:table-cell table:formula="of:=SUBSTITUTE([.I27];[.E$1];[.E27])" office:value-type="string" office:string-value="(‘JY’, ‘JY’, ‘東京’, 1.3, @total), " calcext:value-type="string">
            <text:p>(‘JY’, ‘JY’, ‘東京’, 1.3, @total), </text:p>
          </table:table-cell>
          <table:table-cell table:style-name="ce5" table:formula="of:=SUBSTITUTE([.J27];[.F$1];[.F27])" office:value-type="string" office:string-value="(‘JY’, ‘JY’, ‘東京’, 1.3, 27.7), " calcext:value-type="string">
            <text:p>(‘JY’, ‘JY’, ‘東京’, 1.3, 27.7), </text:p>
          </table:table-cell>
          <table:table-cell table:number-columns-repeated="16373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有楽町</text:p>
          </table:table-cell>
          <table:table-cell table:style-name="ce33" office:value-type="float" office:value="0.8" calcext:value-type="float">
            <text:p>0.8</text:p>
          </table:table-cell>
          <table:table-cell table:style-name="ce33" office:value-type="float" office:value="28.5" calcext:value-type="float">
            <text:p>28.5</text:p>
          </table:table-cell>
          <table:table-cell table:formula="of:=SUBSTITUTE([.$G$2];[.B$1];[.$B28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28];[.C$1];[.$C28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28];[.D$1];[.$D28])" office:value-type="string" office:string-value="(‘JY’, ‘JY’, ‘有楽町’, @distance, @total), " calcext:value-type="string">
            <text:p>(‘JY’, ‘JY’, ‘有楽町’, @distance, @total), </text:p>
          </table:table-cell>
          <table:table-cell table:formula="of:=SUBSTITUTE([.I28];[.E$1];[.E28])" office:value-type="string" office:string-value="(‘JY’, ‘JY’, ‘有楽町’, 0.8, @total), " calcext:value-type="string">
            <text:p>(‘JY’, ‘JY’, ‘有楽町’, 0.8, @total), </text:p>
          </table:table-cell>
          <table:table-cell table:style-name="ce5" table:formula="of:=SUBSTITUTE([.J28];[.F$1];[.F28])" office:value-type="string" office:string-value="(‘JY’, ‘JY’, ‘有楽町’, 0.8, 28.5), " calcext:value-type="string">
            <text:p>(‘JY’, ‘JY’, ‘有楽町’, 0.8, 28.5), </text:p>
          </table:table-cell>
          <table:table-cell table:number-columns-repeated="1637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新橋</text:p>
          </table:table-cell>
          <table:table-cell table:style-name="ce33" office:value-type="float" office:value="1.1" calcext:value-type="float">
            <text:p>1.1</text:p>
          </table:table-cell>
          <table:table-cell table:style-name="ce33" office:value-type="float" office:value="29.6" calcext:value-type="float">
            <text:p>29.6</text:p>
          </table:table-cell>
          <table:table-cell table:formula="of:=SUBSTITUTE([.$G$2];[.B$1];[.$B29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29];[.C$1];[.$C29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29];[.D$1];[.$D29])" office:value-type="string" office:string-value="(‘JY’, ‘JY’, ‘新橋’, @distance, @total), " calcext:value-type="string">
            <text:p>(‘JY’, ‘JY’, ‘新橋’, @distance, @total), </text:p>
          </table:table-cell>
          <table:table-cell table:formula="of:=SUBSTITUTE([.I29];[.E$1];[.E29])" office:value-type="string" office:string-value="(‘JY’, ‘JY’, ‘新橋’, 1.1, @total), " calcext:value-type="string">
            <text:p>(‘JY’, ‘JY’, ‘新橋’, 1.1, @total), </text:p>
          </table:table-cell>
          <table:table-cell table:style-name="ce5" table:formula="of:=SUBSTITUTE([.J29];[.F$1];[.F29])" office:value-type="string" office:string-value="(‘JY’, ‘JY’, ‘新橋’, 1.1, 29.6), " calcext:value-type="string">
            <text:p>(‘JY’, ‘JY’, ‘新橋’, 1.1, 29.6), </text:p>
          </table:table-cell>
          <table:table-cell table:number-columns-repeated="16373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浜松町</text:p>
          </table:table-cell>
          <table:table-cell table:style-name="ce33" office:value-type="float" office:value="1.2" calcext:value-type="float">
            <text:p>1.2</text:p>
          </table:table-cell>
          <table:table-cell table:style-name="ce33" office:value-type="float" office:value="30.8" calcext:value-type="float">
            <text:p>30.8</text:p>
          </table:table-cell>
          <table:table-cell table:formula="of:=SUBSTITUTE([.$G$2];[.B$1];[.$B30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30];[.C$1];[.$C30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30];[.D$1];[.$D30])" office:value-type="string" office:string-value="(‘JY’, ‘JY’, ‘浜松町’, @distance, @total), " calcext:value-type="string">
            <text:p>(‘JY’, ‘JY’, ‘浜松町’, @distance, @total), </text:p>
          </table:table-cell>
          <table:table-cell table:formula="of:=SUBSTITUTE([.I30];[.E$1];[.E30])" office:value-type="string" office:string-value="(‘JY’, ‘JY’, ‘浜松町’, 1.2, @total), " calcext:value-type="string">
            <text:p>(‘JY’, ‘JY’, ‘浜松町’, 1.2, @total), </text:p>
          </table:table-cell>
          <table:table-cell table:style-name="ce5" table:formula="of:=SUBSTITUTE([.J30];[.F$1];[.F30])" office:value-type="string" office:string-value="(‘JY’, ‘JY’, ‘浜松町’, 1.2, 30.8), " calcext:value-type="string">
            <text:p>(‘JY’, ‘JY’, ‘浜松町’, 1.2, 30.8), </text:p>
          </table:table-cell>
          <table:table-cell table:number-columns-repeated="1637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田町</text:p>
          </table:table-cell>
          <table:table-cell table:style-name="ce33" office:value-type="float" office:value="1.5" calcext:value-type="float">
            <text:p>1.5</text:p>
          </table:table-cell>
          <table:table-cell table:style-name="ce33" office:value-type="float" office:value="32.3" calcext:value-type="float">
            <text:p>32.3</text:p>
          </table:table-cell>
          <table:table-cell table:formula="of:=SUBSTITUTE([.$G$2];[.B$1];[.$B31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31];[.C$1];[.$C31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31];[.D$1];[.$D31])" office:value-type="string" office:string-value="(‘JY’, ‘JY’, ‘田町’, @distance, @total), " calcext:value-type="string">
            <text:p>(‘JY’, ‘JY’, ‘田町’, @distance, @total), </text:p>
          </table:table-cell>
          <table:table-cell table:formula="of:=SUBSTITUTE([.I31];[.E$1];[.E31])" office:value-type="string" office:string-value="(‘JY’, ‘JY’, ‘田町’, 1.5, @total), " calcext:value-type="string">
            <text:p>(‘JY’, ‘JY’, ‘田町’, 1.5, @total), </text:p>
          </table:table-cell>
          <table:table-cell table:style-name="ce5" table:formula="of:=SUBSTITUTE([.J31];[.F$1];[.F31])" office:value-type="string" office:string-value="(‘JY’, ‘JY’, ‘田町’, 1.5, 32.3), " calcext:value-type="string">
            <text:p>(‘JY’, ‘JY’, ‘田町’, 1.5, 32.3), </text:p>
          </table:table-cell>
          <table:table-cell table:number-columns-repeated="1637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高輪ゲートウェイ</text:p>
          </table:table-cell>
          <table:table-cell table:style-name="ce33" office:value-type="float" office:value="1.3" calcext:value-type="float">
            <text:p>1.3</text:p>
          </table:table-cell>
          <table:table-cell table:style-name="ce33" office:value-type="float" office:value="33.6" calcext:value-type="float">
            <text:p>33.6</text:p>
          </table:table-cell>
          <table:table-cell table:formula="of:=SUBSTITUTE([.$G$2];[.B$1];[.$B32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32];[.C$1];[.$C32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32];[.D$1];[.$D32])" office:value-type="string" office:string-value="(‘JY’, ‘JY’, ‘高輪ゲートウェイ’, @distance, @total), " calcext:value-type="string">
            <text:p>(‘JY’, ‘JY’, ‘高輪ゲートウェイ’, @distance, @total), </text:p>
          </table:table-cell>
          <table:table-cell table:formula="of:=SUBSTITUTE([.I32];[.E$1];[.E32])" office:value-type="string" office:string-value="(‘JY’, ‘JY’, ‘高輪ゲートウェイ’, 1.3, @total), " calcext:value-type="string">
            <text:p>(‘JY’, ‘JY’, ‘高輪ゲートウェイ’, 1.3, @total), </text:p>
          </table:table-cell>
          <table:table-cell table:style-name="ce5" table:formula="of:=SUBSTITUTE([.J32];[.F$1];[.F32])" office:value-type="string" office:string-value="(‘JY’, ‘JY’, ‘高輪ゲートウェイ’, 1.3, 33.6), " calcext:value-type="string">
            <text:p>(‘JY’, ‘JY’, ‘高輪ゲートウェイ’, 1.3, 33.6), </text:p>
          </table:table-cell>
          <table:table-cell table:number-columns-repeated="16373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JY</text:p>
          </table:table-cell>
          <table:table-cell table:style-name="ce3" office:value-type="string" calcext:value-type="string">
            <text:p>JY</text:p>
          </table:table-cell>
          <table:table-cell table:style-name="ce33" office:value-type="string" calcext:value-type="string">
            <text:p>品川</text:p>
          </table:table-cell>
          <table:table-cell table:style-name="ce33" office:value-type="float" office:value="0.9" calcext:value-type="float">
            <text:p>0.9</text:p>
          </table:table-cell>
          <table:table-cell table:style-name="ce33" office:value-type="float" office:value="34.5" calcext:value-type="float">
            <text:p>34.5</text:p>
          </table:table-cell>
          <table:table-cell table:formula="of:=SUBSTITUTE([.$G$2];[.B$1];[.$B33])" office:value-type="string" office:string-value="(‘JY’, ‘@scheme’, ‘@name’, @distance, @total), " calcext:value-type="string">
            <text:p>(‘JY’, ‘@scheme’, ‘@name’, @distance, @total), </text:p>
          </table:table-cell>
          <table:table-cell table:formula="of:=SUBSTITUTE([.G33];[.C$1];[.$C33])" office:value-type="string" office:string-value="(‘JY’, ‘JY’, ‘@name’, @distance, @total), " calcext:value-type="string">
            <text:p>(‘JY’, ‘JY’, ‘@name’, @distance, @total), </text:p>
          </table:table-cell>
          <table:table-cell table:formula="of:=SUBSTITUTE([.H33];[.D$1];[.$D33])" office:value-type="string" office:string-value="(‘JY’, ‘JY’, ‘品川’, @distance, @total), " calcext:value-type="string">
            <text:p>(‘JY’, ‘JY’, ‘品川’, @distance, @total), </text:p>
          </table:table-cell>
          <table:table-cell table:formula="of:=SUBSTITUTE([.I33];[.E$1];[.E33])" office:value-type="string" office:string-value="(‘JY’, ‘JY’, ‘品川’, 0.9, @total), " calcext:value-type="string">
            <text:p>(‘JY’, ‘JY’, ‘品川’, 0.9, @total), </text:p>
          </table:table-cell>
          <table:table-cell table:style-name="ce5" table:formula="of:=SUBSTITUTE([.J33];[.F$1];[.F33])" office:value-type="string" office:string-value="(‘JY’, ‘JY’, ‘品川’, 0.9, 34.5), " calcext:value-type="string">
            <text:p>(‘JY’, ‘JY’, ‘品川’, 0.9, 34.5), </text:p>
          </table:table-cell>
          <table:table-cell table:number-columns-repeated="16373"/>
        </table:table-row>
        <table:table-row table:style-name="ro2" table:number-rows-repeated="10485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路線・小田急本線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16382" table:default-cell-style-name="ce31"/>
        <table:table-row table:style-name="ro1">
          <table:table-cell table:style-name="ce31" office:value-type="string" calcext:value-type="string">
            <text:p>(‘@code’, ‘@scheme’, ‘@name’, @distance, @total),</text:p>
          </table:table-cell>
          <table:table-cell office:value-type="string" calcext:value-type="string">
            <text:p>@code</text:p>
          </table:table-cell>
          <table:table-cell table:style-name="ce3" office:value-type="string" calcext:value-type="string">
            <text:p>@scheme</text:p>
          </table:table-cell>
          <table:table-cell table:style-name="ce33" office:value-type="string" calcext:value-type="string">
            <text:p>@name</text:p>
          </table:table-cell>
          <table:table-cell table:style-name="ce33" office:value-type="string" calcext:value-type="string">
            <text:p>@distance</text:p>
          </table:table-cell>
          <table:table-cell table:style-name="ce33" office:value-type="string" calcext:value-type="string">
            <text:p>@total</text:p>
          </table:table-cell>
          <table:table-cell table:number-columns-repeated="16378"/>
        </table:table-row>
        <table:table-row table:style-name="ro2">
          <table:table-cell table:style-name="ce31" office:value-type="string" calcext:value-type="string">
            <text:p>連番</text:p>
          </table:table-cell>
          <table:table-cell office:value-type="string" calcext:value-type="string">
            <text:p>路線コード</text:p>
          </table:table-cell>
          <table:table-cell office:value-type="string" calcext:value-type="string">
            <text:p>運賃体系</text:p>
          </table:table-cell>
          <table:table-cell table:style-name="ce33" office:value-type="string" calcext:value-type="string">
            <text:p>駅名</text:p>
          </table:table-cell>
          <table:table-cell table:style-name="ce33" office:value-type="string" calcext:value-type="string">
            <text:p>駅間距離</text:p>
          </table:table-cell>
          <table:table-cell table:style-name="ce33" office:value-type="string" calcext:value-type="string">
            <text:p>累計距離</text:p>
          </table:table-cell>
          <table:table-cell table:formula="of:=[.A1]" office:value-type="string" office:string-value="(‘@code’, ‘@scheme’, ‘@name’, @distance, @total)," calcext:value-type="string">
            <text:p>(‘@code’, ‘@scheme’, ‘@name’, @distance, @total),</text:p>
          </table:table-cell>
          <table:table-cell table:number-columns-repeated="1637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新宿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formula="of:=SUBSTITUTE([.$G$2];[.B$1];[.$B3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3];[.C$1];[.C3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3];[.D$1];[.D3])" office:value-type="string" office:string-value="(‘OH’, ‘OH’, ‘新宿’, @distance, @total)," calcext:value-type="string">
            <text:p>(‘OH’, ‘OH’, ‘新宿’, @distance, @total),</text:p>
          </table:table-cell>
          <table:table-cell table:formula="of:=SUBSTITUTE([.I3];[.E$1];[.E3])" office:value-type="string" office:string-value="(‘OH’, ‘OH’, ‘新宿’, 0, @total)," calcext:value-type="string">
            <text:p>(‘OH’, ‘OH’, ‘新宿’, 0, @total),</text:p>
          </table:table-cell>
          <table:table-cell table:style-name="ce5" table:formula="of:=SUBSTITUTE([.J3];[.F$1];[.F3])" office:value-type="string" office:string-value="(‘OH’, ‘OH’, ‘新宿’, 0, 0)," calcext:value-type="string">
            <text:p>(‘OH’, ‘OH’, ‘新宿’, 0, 0),</text:p>
          </table:table-cell>
          <table:table-cell table:number-columns-repeated="1637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南新宿</text:p>
          </table:table-cell>
          <table:table-cell table:number-columns-repeated="2" table:style-name="ce33" office:value-type="float" office:value="0.8" calcext:value-type="float">
            <text:p>0.8</text:p>
          </table:table-cell>
          <table:table-cell table:formula="of:=SUBSTITUTE([.$G$2];[.B$1];[.$B4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4];[.C$1];[.C4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4];[.D$1];[.D4])" office:value-type="string" office:string-value="(‘OH’, ‘OH’, ‘南新宿’, @distance, @total)," calcext:value-type="string">
            <text:p>(‘OH’, ‘OH’, ‘南新宿’, @distance, @total),</text:p>
          </table:table-cell>
          <table:table-cell table:formula="of:=SUBSTITUTE([.I4];[.E$1];[.E4])" office:value-type="string" office:string-value="(‘OH’, ‘OH’, ‘南新宿’, 0.8, @total)," calcext:value-type="string">
            <text:p>(‘OH’, ‘OH’, ‘南新宿’, 0.8, @total),</text:p>
          </table:table-cell>
          <table:table-cell table:style-name="ce5" table:formula="of:=SUBSTITUTE([.J4];[.F$1];[.F4])" office:value-type="string" office:string-value="(‘OH’, ‘OH’, ‘南新宿’, 0.8, 0.8)," calcext:value-type="string">
            <text:p>(‘OH’, ‘OH’, ‘南新宿’, 0.8, 0.8),</text:p>
          </table:table-cell>
          <table:table-cell table:number-columns-repeated="1637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参宮橋</text:p>
          </table:table-cell>
          <table:table-cell table:style-name="ce33" office:value-type="float" office:value="0.7" calcext:value-type="float">
            <text:p>0.7</text:p>
          </table:table-cell>
          <table:table-cell table:style-name="ce33" office:value-type="float" office:value="1.5" calcext:value-type="float">
            <text:p>1.5</text:p>
          </table:table-cell>
          <table:table-cell table:formula="of:=SUBSTITUTE([.$G$2];[.B$1];[.$B5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5];[.C$1];[.C5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5];[.D$1];[.D5])" office:value-type="string" office:string-value="(‘OH’, ‘OH’, ‘参宮橋’, @distance, @total)," calcext:value-type="string">
            <text:p>(‘OH’, ‘OH’, ‘参宮橋’, @distance, @total),</text:p>
          </table:table-cell>
          <table:table-cell table:formula="of:=SUBSTITUTE([.I5];[.E$1];[.E5])" office:value-type="string" office:string-value="(‘OH’, ‘OH’, ‘参宮橋’, 0.7, @total)," calcext:value-type="string">
            <text:p>(‘OH’, ‘OH’, ‘参宮橋’, 0.7, @total),</text:p>
          </table:table-cell>
          <table:table-cell table:style-name="ce5" table:formula="of:=SUBSTITUTE([.J5];[.F$1];[.F5])" office:value-type="string" office:string-value="(‘OH’, ‘OH’, ‘参宮橋’, 0.7, 1.5)," calcext:value-type="string">
            <text:p>(‘OH’, ‘OH’, ‘参宮橋’, 0.7, 1.5),</text:p>
          </table:table-cell>
          <table:table-cell table:number-columns-repeated="1637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代々木八幡</text:p>
          </table:table-cell>
          <table:table-cell table:style-name="ce33" office:value-type="float" office:value="1.2" calcext:value-type="float">
            <text:p>1.2</text:p>
          </table:table-cell>
          <table:table-cell table:style-name="ce33" office:value-type="float" office:value="2.7" calcext:value-type="float">
            <text:p>2.7</text:p>
          </table:table-cell>
          <table:table-cell table:formula="of:=SUBSTITUTE([.$G$2];[.B$1];[.$B6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6];[.C$1];[.C6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6];[.D$1];[.D6])" office:value-type="string" office:string-value="(‘OH’, ‘OH’, ‘代々木八幡’, @distance, @total)," calcext:value-type="string">
            <text:p>(‘OH’, ‘OH’, ‘代々木八幡’, @distance, @total),</text:p>
          </table:table-cell>
          <table:table-cell table:formula="of:=SUBSTITUTE([.I6];[.E$1];[.E6])" office:value-type="string" office:string-value="(‘OH’, ‘OH’, ‘代々木八幡’, 1.2, @total)," calcext:value-type="string">
            <text:p>(‘OH’, ‘OH’, ‘代々木八幡’, 1.2, @total),</text:p>
          </table:table-cell>
          <table:table-cell table:style-name="ce5" table:formula="of:=SUBSTITUTE([.J6];[.F$1];[.F6])" office:value-type="string" office:string-value="(‘OH’, ‘OH’, ‘代々木八幡’, 1.2, 2.7)," calcext:value-type="string">
            <text:p>(‘OH’, ‘OH’, ‘代々木八幡’, 1.2, 2.7),</text:p>
          </table:table-cell>
          <table:table-cell table:number-columns-repeated="1637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代々木上原</text:p>
          </table:table-cell>
          <table:table-cell table:style-name="ce33" office:value-type="float" office:value="0.8" calcext:value-type="float">
            <text:p>0.8</text:p>
          </table:table-cell>
          <table:table-cell table:style-name="ce33" office:value-type="float" office:value="3.5" calcext:value-type="float">
            <text:p>3.5</text:p>
          </table:table-cell>
          <table:table-cell table:formula="of:=SUBSTITUTE([.$G$2];[.B$1];[.$B7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7];[.C$1];[.C7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7];[.D$1];[.D7])" office:value-type="string" office:string-value="(‘OH’, ‘OH’, ‘代々木上原’, @distance, @total)," calcext:value-type="string">
            <text:p>(‘OH’, ‘OH’, ‘代々木上原’, @distance, @total),</text:p>
          </table:table-cell>
          <table:table-cell table:formula="of:=SUBSTITUTE([.I7];[.E$1];[.E7])" office:value-type="string" office:string-value="(‘OH’, ‘OH’, ‘代々木上原’, 0.8, @total)," calcext:value-type="string">
            <text:p>(‘OH’, ‘OH’, ‘代々木上原’, 0.8, @total),</text:p>
          </table:table-cell>
          <table:table-cell table:style-name="ce5" table:formula="of:=SUBSTITUTE([.J7];[.F$1];[.F7])" office:value-type="string" office:string-value="(‘OH’, ‘OH’, ‘代々木上原’, 0.8, 3.5)," calcext:value-type="string">
            <text:p>(‘OH’, ‘OH’, ‘代々木上原’, 0.8, 3.5),</text:p>
          </table:table-cell>
          <table:table-cell table:number-columns-repeated="1637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東北沢</text:p>
          </table:table-cell>
          <table:table-cell table:style-name="ce33" office:value-type="float" office:value="0.7" calcext:value-type="float">
            <text:p>0.7</text:p>
          </table:table-cell>
          <table:table-cell table:style-name="ce33" office:value-type="float" office:value="4.2" calcext:value-type="float">
            <text:p>4.2</text:p>
          </table:table-cell>
          <table:table-cell table:formula="of:=SUBSTITUTE([.$G$2];[.B$1];[.$B8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8];[.C$1];[.C8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8];[.D$1];[.D8])" office:value-type="string" office:string-value="(‘OH’, ‘OH’, ‘東北沢’, @distance, @total)," calcext:value-type="string">
            <text:p>(‘OH’, ‘OH’, ‘東北沢’, @distance, @total),</text:p>
          </table:table-cell>
          <table:table-cell table:formula="of:=SUBSTITUTE([.I8];[.E$1];[.E8])" office:value-type="string" office:string-value="(‘OH’, ‘OH’, ‘東北沢’, 0.7, @total)," calcext:value-type="string">
            <text:p>(‘OH’, ‘OH’, ‘東北沢’, 0.7, @total),</text:p>
          </table:table-cell>
          <table:table-cell table:style-name="ce5" table:formula="of:=SUBSTITUTE([.J8];[.F$1];[.F8])" office:value-type="string" office:string-value="(‘OH’, ‘OH’, ‘東北沢’, 0.7, 4.2)," calcext:value-type="string">
            <text:p>(‘OH’, ‘OH’, ‘東北沢’, 0.7, 4.2),</text:p>
          </table:table-cell>
          <table:table-cell table:number-columns-repeated="1637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下北沢</text:p>
          </table:table-cell>
          <table:table-cell table:style-name="ce33" office:value-type="float" office:value="0.7" calcext:value-type="float">
            <text:p>0.7</text:p>
          </table:table-cell>
          <table:table-cell table:style-name="ce33" office:value-type="float" office:value="4.9" calcext:value-type="float">
            <text:p>4.9</text:p>
          </table:table-cell>
          <table:table-cell table:formula="of:=SUBSTITUTE([.$G$2];[.B$1];[.$B9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9];[.C$1];[.C9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9];[.D$1];[.D9])" office:value-type="string" office:string-value="(‘OH’, ‘OH’, ‘下北沢’, @distance, @total)," calcext:value-type="string">
            <text:p>(‘OH’, ‘OH’, ‘下北沢’, @distance, @total),</text:p>
          </table:table-cell>
          <table:table-cell table:formula="of:=SUBSTITUTE([.I9];[.E$1];[.E9])" office:value-type="string" office:string-value="(‘OH’, ‘OH’, ‘下北沢’, 0.7, @total)," calcext:value-type="string">
            <text:p>(‘OH’, ‘OH’, ‘下北沢’, 0.7, @total),</text:p>
          </table:table-cell>
          <table:table-cell table:style-name="ce5" table:formula="of:=SUBSTITUTE([.J9];[.F$1];[.F9])" office:value-type="string" office:string-value="(‘OH’, ‘OH’, ‘下北沢’, 0.7, 4.9)," calcext:value-type="string">
            <text:p>(‘OH’, ‘OH’, ‘下北沢’, 0.7, 4.9),</text:p>
          </table:table-cell>
          <table:table-cell table:number-columns-repeated="1637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世田谷代田</text:p>
          </table:table-cell>
          <table:table-cell table:style-name="ce33" office:value-type="float" office:value="0.7" calcext:value-type="float">
            <text:p>0.7</text:p>
          </table:table-cell>
          <table:table-cell table:style-name="ce33" office:value-type="float" office:value="5.6" calcext:value-type="float">
            <text:p>5.6</text:p>
          </table:table-cell>
          <table:table-cell table:formula="of:=SUBSTITUTE([.$G$2];[.B$1];[.$B10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10];[.C$1];[.C10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10];[.D$1];[.D10])" office:value-type="string" office:string-value="(‘OH’, ‘OH’, ‘世田谷代田’, @distance, @total)," calcext:value-type="string">
            <text:p>(‘OH’, ‘OH’, ‘世田谷代田’, @distance, @total),</text:p>
          </table:table-cell>
          <table:table-cell table:formula="of:=SUBSTITUTE([.I10];[.E$1];[.E10])" office:value-type="string" office:string-value="(‘OH’, ‘OH’, ‘世田谷代田’, 0.7, @total)," calcext:value-type="string">
            <text:p>(‘OH’, ‘OH’, ‘世田谷代田’, 0.7, @total),</text:p>
          </table:table-cell>
          <table:table-cell table:style-name="ce5" table:formula="of:=SUBSTITUTE([.J10];[.F$1];[.F10])" office:value-type="string" office:string-value="(‘OH’, ‘OH’, ‘世田谷代田’, 0.7, 5.6)," calcext:value-type="string">
            <text:p>(‘OH’, ‘OH’, ‘世田谷代田’, 0.7, 5.6),</text:p>
          </table:table-cell>
          <table:table-cell table:number-columns-repeated="1637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梅ヶ丘</text:p>
          </table:table-cell>
          <table:table-cell table:style-name="ce33" office:value-type="float" office:value="0.7" calcext:value-type="float">
            <text:p>0.7</text:p>
          </table:table-cell>
          <table:table-cell table:style-name="ce33" office:value-type="float" office:value="6.3" calcext:value-type="float">
            <text:p>6.3</text:p>
          </table:table-cell>
          <table:table-cell table:formula="of:=SUBSTITUTE([.$G$2];[.B$1];[.$B11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11];[.C$1];[.C11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11];[.D$1];[.D11])" office:value-type="string" office:string-value="(‘OH’, ‘OH’, ‘梅ヶ丘’, @distance, @total)," calcext:value-type="string">
            <text:p>(‘OH’, ‘OH’, ‘梅ヶ丘’, @distance, @total),</text:p>
          </table:table-cell>
          <table:table-cell table:formula="of:=SUBSTITUTE([.I11];[.E$1];[.E11])" office:value-type="string" office:string-value="(‘OH’, ‘OH’, ‘梅ヶ丘’, 0.7, @total)," calcext:value-type="string">
            <text:p>(‘OH’, ‘OH’, ‘梅ヶ丘’, 0.7, @total),</text:p>
          </table:table-cell>
          <table:table-cell table:style-name="ce5" table:formula="of:=SUBSTITUTE([.J11];[.F$1];[.F11])" office:value-type="string" office:string-value="(‘OH’, ‘OH’, ‘梅ヶ丘’, 0.7, 6.3)," calcext:value-type="string">
            <text:p>(‘OH’, ‘OH’, ‘梅ヶ丘’, 0.7, 6.3),</text:p>
          </table:table-cell>
          <table:table-cell table:number-columns-repeated="1637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豪徳寺</text:p>
          </table:table-cell>
          <table:table-cell table:style-name="ce33" office:value-type="float" office:value="0.7" calcext:value-type="float">
            <text:p>0.7</text:p>
          </table:table-cell>
          <table:table-cell table:style-name="ce33" office:value-type="float" office:value="7" calcext:value-type="float">
            <text:p>7</text:p>
          </table:table-cell>
          <table:table-cell table:formula="of:=SUBSTITUTE([.$G$2];[.B$1];[.$B12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12];[.C$1];[.C12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12];[.D$1];[.D12])" office:value-type="string" office:string-value="(‘OH’, ‘OH’, ‘豪徳寺’, @distance, @total)," calcext:value-type="string">
            <text:p>(‘OH’, ‘OH’, ‘豪徳寺’, @distance, @total),</text:p>
          </table:table-cell>
          <table:table-cell table:formula="of:=SUBSTITUTE([.I12];[.E$1];[.E12])" office:value-type="string" office:string-value="(‘OH’, ‘OH’, ‘豪徳寺’, 0.7, @total)," calcext:value-type="string">
            <text:p>(‘OH’, ‘OH’, ‘豪徳寺’, 0.7, @total),</text:p>
          </table:table-cell>
          <table:table-cell table:style-name="ce5" table:formula="of:=SUBSTITUTE([.J12];[.F$1];[.F12])" office:value-type="string" office:string-value="(‘OH’, ‘OH’, ‘豪徳寺’, 0.7, 7)," calcext:value-type="string">
            <text:p>(‘OH’, ‘OH’, ‘豪徳寺’, 0.7, 7),</text:p>
          </table:table-cell>
          <table:table-cell table:number-columns-repeated="1637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経堂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formula="of:=SUBSTITUTE([.$G$2];[.B$1];[.$B13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13];[.C$1];[.C13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13];[.D$1];[.D13])" office:value-type="string" office:string-value="(‘OH’, ‘OH’, ‘経堂’, @distance, @total)," calcext:value-type="string">
            <text:p>(‘OH’, ‘OH’, ‘経堂’, @distance, @total),</text:p>
          </table:table-cell>
          <table:table-cell table:formula="of:=SUBSTITUTE([.I13];[.E$1];[.E13])" office:value-type="string" office:string-value="(‘OH’, ‘OH’, ‘経堂’, 1, @total)," calcext:value-type="string">
            <text:p>(‘OH’, ‘OH’, ‘経堂’, 1, @total),</text:p>
          </table:table-cell>
          <table:table-cell table:style-name="ce5" table:formula="of:=SUBSTITUTE([.J13];[.F$1];[.F13])" office:value-type="string" office:string-value="(‘OH’, ‘OH’, ‘経堂’, 1, 8)," calcext:value-type="string">
            <text:p>(‘OH’, ‘OH’, ‘経堂’, 1, 8),</text:p>
          </table:table-cell>
          <table:table-cell table:number-columns-repeated="1637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千歳船橋</text:p>
          </table:table-cell>
          <table:table-cell table:style-name="ce33" office:value-type="float" office:value="1.2" calcext:value-type="float">
            <text:p>1.2</text:p>
          </table:table-cell>
          <table:table-cell table:style-name="ce33" office:value-type="float" office:value="9.2" calcext:value-type="float">
            <text:p>9.2</text:p>
          </table:table-cell>
          <table:table-cell table:formula="of:=SUBSTITUTE([.$G$2];[.B$1];[.$B14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14];[.C$1];[.C14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14];[.D$1];[.D14])" office:value-type="string" office:string-value="(‘OH’, ‘OH’, ‘千歳船橋’, @distance, @total)," calcext:value-type="string">
            <text:p>(‘OH’, ‘OH’, ‘千歳船橋’, @distance, @total),</text:p>
          </table:table-cell>
          <table:table-cell table:formula="of:=SUBSTITUTE([.I14];[.E$1];[.E14])" office:value-type="string" office:string-value="(‘OH’, ‘OH’, ‘千歳船橋’, 1.2, @total)," calcext:value-type="string">
            <text:p>(‘OH’, ‘OH’, ‘千歳船橋’, 1.2, @total),</text:p>
          </table:table-cell>
          <table:table-cell table:style-name="ce5" table:formula="of:=SUBSTITUTE([.J14];[.F$1];[.F14])" office:value-type="string" office:string-value="(‘OH’, ‘OH’, ‘千歳船橋’, 1.2, 9.2)," calcext:value-type="string">
            <text:p>(‘OH’, ‘OH’, ‘千歳船橋’, 1.2, 9.2),</text:p>
          </table:table-cell>
          <table:table-cell table:number-columns-repeated="1637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祖師ヶ谷大蔵</text:p>
          </table:table-cell>
          <table:table-cell table:style-name="ce33" office:value-type="float" office:value="1.4" calcext:value-type="float">
            <text:p>1.4</text:p>
          </table:table-cell>
          <table:table-cell table:style-name="ce33" office:value-type="float" office:value="10.6" calcext:value-type="float">
            <text:p>10.6</text:p>
          </table:table-cell>
          <table:table-cell table:formula="of:=SUBSTITUTE([.$G$2];[.B$1];[.$B15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15];[.C$1];[.C15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15];[.D$1];[.D15])" office:value-type="string" office:string-value="(‘OH’, ‘OH’, ‘祖師ヶ谷大蔵’, @distance, @total)," calcext:value-type="string">
            <text:p>(‘OH’, ‘OH’, ‘祖師ヶ谷大蔵’, @distance, @total),</text:p>
          </table:table-cell>
          <table:table-cell table:formula="of:=SUBSTITUTE([.I15];[.E$1];[.E15])" office:value-type="string" office:string-value="(‘OH’, ‘OH’, ‘祖師ヶ谷大蔵’, 1.4, @total)," calcext:value-type="string">
            <text:p>(‘OH’, ‘OH’, ‘祖師ヶ谷大蔵’, 1.4, @total),</text:p>
          </table:table-cell>
          <table:table-cell table:style-name="ce5" table:formula="of:=SUBSTITUTE([.J15];[.F$1];[.F15])" office:value-type="string" office:string-value="(‘OH’, ‘OH’, ‘祖師ヶ谷大蔵’, 1.4, 10.6)," calcext:value-type="string">
            <text:p>(‘OH’, ‘OH’, ‘祖師ヶ谷大蔵’, 1.4, 10.6),</text:p>
          </table:table-cell>
          <table:table-cell table:number-columns-repeated="16373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成城学園前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1.6" calcext:value-type="float">
            <text:p>11.6</text:p>
          </table:table-cell>
          <table:table-cell table:formula="of:=SUBSTITUTE([.$G$2];[.B$1];[.$B16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16];[.C$1];[.C16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16];[.D$1];[.D16])" office:value-type="string" office:string-value="(‘OH’, ‘OH’, ‘成城学園前’, @distance, @total)," calcext:value-type="string">
            <text:p>(‘OH’, ‘OH’, ‘成城学園前’, @distance, @total),</text:p>
          </table:table-cell>
          <table:table-cell table:formula="of:=SUBSTITUTE([.I16];[.E$1];[.E16])" office:value-type="string" office:string-value="(‘OH’, ‘OH’, ‘成城学園前’, 1, @total)," calcext:value-type="string">
            <text:p>(‘OH’, ‘OH’, ‘成城学園前’, 1, @total),</text:p>
          </table:table-cell>
          <table:table-cell table:style-name="ce5" table:formula="of:=SUBSTITUTE([.J16];[.F$1];[.F16])" office:value-type="string" office:string-value="(‘OH’, ‘OH’, ‘成城学園前’, 1, 11.6)," calcext:value-type="string">
            <text:p>(‘OH’, ‘OH’, ‘成城学園前’, 1, 11.6),</text:p>
          </table:table-cell>
          <table:table-cell table:number-columns-repeated="1637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喜多見</text:p>
          </table:table-cell>
          <table:table-cell table:style-name="ce33" office:value-type="float" office:value="1.1" calcext:value-type="float">
            <text:p>1.1</text:p>
          </table:table-cell>
          <table:table-cell table:style-name="ce33" office:value-type="float" office:value="12.7" calcext:value-type="float">
            <text:p>12.7</text:p>
          </table:table-cell>
          <table:table-cell table:formula="of:=SUBSTITUTE([.$G$2];[.B$1];[.$B17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17];[.C$1];[.C17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17];[.D$1];[.D17])" office:value-type="string" office:string-value="(‘OH’, ‘OH’, ‘喜多見’, @distance, @total)," calcext:value-type="string">
            <text:p>(‘OH’, ‘OH’, ‘喜多見’, @distance, @total),</text:p>
          </table:table-cell>
          <table:table-cell table:formula="of:=SUBSTITUTE([.I17];[.E$1];[.E17])" office:value-type="string" office:string-value="(‘OH’, ‘OH’, ‘喜多見’, 1.1, @total)," calcext:value-type="string">
            <text:p>(‘OH’, ‘OH’, ‘喜多見’, 1.1, @total),</text:p>
          </table:table-cell>
          <table:table-cell table:style-name="ce5" table:formula="of:=SUBSTITUTE([.J17];[.F$1];[.F17])" office:value-type="string" office:string-value="(‘OH’, ‘OH’, ‘喜多見’, 1.1, 12.7)," calcext:value-type="string">
            <text:p>(‘OH’, ‘OH’, ‘喜多見’, 1.1, 12.7),</text:p>
          </table:table-cell>
          <table:table-cell table:number-columns-repeated="16373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狛江</text:p>
          </table:table-cell>
          <table:table-cell table:style-name="ce33" office:value-type="float" office:value="1.1" calcext:value-type="float">
            <text:p>1.1</text:p>
          </table:table-cell>
          <table:table-cell table:style-name="ce33" office:value-type="float" office:value="13.8" calcext:value-type="float">
            <text:p>13.8</text:p>
          </table:table-cell>
          <table:table-cell table:formula="of:=SUBSTITUTE([.$G$2];[.B$1];[.$B18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18];[.C$1];[.C18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18];[.D$1];[.D18])" office:value-type="string" office:string-value="(‘OH’, ‘OH’, ‘狛江’, @distance, @total)," calcext:value-type="string">
            <text:p>(‘OH’, ‘OH’, ‘狛江’, @distance, @total),</text:p>
          </table:table-cell>
          <table:table-cell table:formula="of:=SUBSTITUTE([.I18];[.E$1];[.E18])" office:value-type="string" office:string-value="(‘OH’, ‘OH’, ‘狛江’, 1.1, @total)," calcext:value-type="string">
            <text:p>(‘OH’, ‘OH’, ‘狛江’, 1.1, @total),</text:p>
          </table:table-cell>
          <table:table-cell table:style-name="ce5" table:formula="of:=SUBSTITUTE([.J18];[.F$1];[.F18])" office:value-type="string" office:string-value="(‘OH’, ‘OH’, ‘狛江’, 1.1, 13.8)," calcext:value-type="string">
            <text:p>(‘OH’, ‘OH’, ‘狛江’, 1.1, 13.8),</text:p>
          </table:table-cell>
          <table:table-cell table:number-columns-repeated="1637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和泉多摩川</text:p>
          </table:table-cell>
          <table:table-cell table:style-name="ce33" office:value-type="float" office:value="0.6" calcext:value-type="float">
            <text:p>0.6</text:p>
          </table:table-cell>
          <table:table-cell table:style-name="ce33" office:value-type="float" office:value="14.4" calcext:value-type="float">
            <text:p>14.4</text:p>
          </table:table-cell>
          <table:table-cell table:formula="of:=SUBSTITUTE([.$G$2];[.B$1];[.$B19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19];[.C$1];[.C19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19];[.D$1];[.D19])" office:value-type="string" office:string-value="(‘OH’, ‘OH’, ‘和泉多摩川’, @distance, @total)," calcext:value-type="string">
            <text:p>(‘OH’, ‘OH’, ‘和泉多摩川’, @distance, @total),</text:p>
          </table:table-cell>
          <table:table-cell table:formula="of:=SUBSTITUTE([.I19];[.E$1];[.E19])" office:value-type="string" office:string-value="(‘OH’, ‘OH’, ‘和泉多摩川’, 0.6, @total)," calcext:value-type="string">
            <text:p>(‘OH’, ‘OH’, ‘和泉多摩川’, 0.6, @total),</text:p>
          </table:table-cell>
          <table:table-cell table:style-name="ce5" table:formula="of:=SUBSTITUTE([.J19];[.F$1];[.F19])" office:value-type="string" office:string-value="(‘OH’, ‘OH’, ‘和泉多摩川’, 0.6, 14.4)," calcext:value-type="string">
            <text:p>(‘OH’, ‘OH’, ‘和泉多摩川’, 0.6, 14.4),</text:p>
          </table:table-cell>
          <table:table-cell table:number-columns-repeated="1637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登戸</text:p>
          </table:table-cell>
          <table:table-cell table:style-name="ce33" office:value-type="float" office:value="0.8" calcext:value-type="float">
            <text:p>0.8</text:p>
          </table:table-cell>
          <table:table-cell table:style-name="ce33" office:value-type="float" office:value="15.2" calcext:value-type="float">
            <text:p>15.2</text:p>
          </table:table-cell>
          <table:table-cell table:formula="of:=SUBSTITUTE([.$G$2];[.B$1];[.$B20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20];[.C$1];[.C20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20];[.D$1];[.D20])" office:value-type="string" office:string-value="(‘OH’, ‘OH’, ‘登戸’, @distance, @total)," calcext:value-type="string">
            <text:p>(‘OH’, ‘OH’, ‘登戸’, @distance, @total),</text:p>
          </table:table-cell>
          <table:table-cell table:formula="of:=SUBSTITUTE([.I20];[.E$1];[.E20])" office:value-type="string" office:string-value="(‘OH’, ‘OH’, ‘登戸’, 0.8, @total)," calcext:value-type="string">
            <text:p>(‘OH’, ‘OH’, ‘登戸’, 0.8, @total),</text:p>
          </table:table-cell>
          <table:table-cell table:style-name="ce5" table:formula="of:=SUBSTITUTE([.J20];[.F$1];[.F20])" office:value-type="string" office:string-value="(‘OH’, ‘OH’, ‘登戸’, 0.8, 15.2)," calcext:value-type="string">
            <text:p>(‘OH’, ‘OH’, ‘登戸’, 0.8, 15.2),</text:p>
          </table:table-cell>
          <table:table-cell table:number-columns-repeated="1637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向ヶ丘遊園</text:p>
          </table:table-cell>
          <table:table-cell table:style-name="ce33" office:value-type="float" office:value="0.6" calcext:value-type="float">
            <text:p>0.6</text:p>
          </table:table-cell>
          <table:table-cell table:style-name="ce33" office:value-type="float" office:value="15.8" calcext:value-type="float">
            <text:p>15.8</text:p>
          </table:table-cell>
          <table:table-cell table:formula="of:=SUBSTITUTE([.$G$2];[.B$1];[.$B21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21];[.C$1];[.C21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21];[.D$1];[.D21])" office:value-type="string" office:string-value="(‘OH’, ‘OH’, ‘向ヶ丘遊園’, @distance, @total)," calcext:value-type="string">
            <text:p>(‘OH’, ‘OH’, ‘向ヶ丘遊園’, @distance, @total),</text:p>
          </table:table-cell>
          <table:table-cell table:formula="of:=SUBSTITUTE([.I21];[.E$1];[.E21])" office:value-type="string" office:string-value="(‘OH’, ‘OH’, ‘向ヶ丘遊園’, 0.6, @total)," calcext:value-type="string">
            <text:p>(‘OH’, ‘OH’, ‘向ヶ丘遊園’, 0.6, @total),</text:p>
          </table:table-cell>
          <table:table-cell table:style-name="ce5" table:formula="of:=SUBSTITUTE([.J21];[.F$1];[.F21])" office:value-type="string" office:string-value="(‘OH’, ‘OH’, ‘向ヶ丘遊園’, 0.6, 15.8)," calcext:value-type="string">
            <text:p>(‘OH’, ‘OH’, ‘向ヶ丘遊園’, 0.6, 15.8),</text:p>
          </table:table-cell>
          <table:table-cell table:number-columns-repeated="1637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生田</text:p>
          </table:table-cell>
          <table:table-cell table:style-name="ce33" office:value-type="float" office:value="2.1" calcext:value-type="float">
            <text:p>2.1</text:p>
          </table:table-cell>
          <table:table-cell table:style-name="ce33" office:value-type="float" office:value="17.9" calcext:value-type="float">
            <text:p>17.9</text:p>
          </table:table-cell>
          <table:table-cell table:formula="of:=SUBSTITUTE([.$G$2];[.B$1];[.$B22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22];[.C$1];[.C22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22];[.D$1];[.D22])" office:value-type="string" office:string-value="(‘OH’, ‘OH’, ‘生田’, @distance, @total)," calcext:value-type="string">
            <text:p>(‘OH’, ‘OH’, ‘生田’, @distance, @total),</text:p>
          </table:table-cell>
          <table:table-cell table:formula="of:=SUBSTITUTE([.I22];[.E$1];[.E22])" office:value-type="string" office:string-value="(‘OH’, ‘OH’, ‘生田’, 2.1, @total)," calcext:value-type="string">
            <text:p>(‘OH’, ‘OH’, ‘生田’, 2.1, @total),</text:p>
          </table:table-cell>
          <table:table-cell table:style-name="ce5" table:formula="of:=SUBSTITUTE([.J22];[.F$1];[.F22])" office:value-type="string" office:string-value="(‘OH’, ‘OH’, ‘生田’, 2.1, 17.9)," calcext:value-type="string">
            <text:p>(‘OH’, ‘OH’, ‘生田’, 2.1, 17.9),</text:p>
          </table:table-cell>
          <table:table-cell table:number-columns-repeated="1637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読売ランド前</text:p>
          </table:table-cell>
          <table:table-cell table:style-name="ce33" office:value-type="float" office:value="1.3" calcext:value-type="float">
            <text:p>1.3</text:p>
          </table:table-cell>
          <table:table-cell table:style-name="ce33" office:value-type="float" office:value="19.2" calcext:value-type="float">
            <text:p>19.2</text:p>
          </table:table-cell>
          <table:table-cell table:formula="of:=SUBSTITUTE([.$G$2];[.B$1];[.$B23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23];[.C$1];[.C23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23];[.D$1];[.D23])" office:value-type="string" office:string-value="(‘OH’, ‘OH’, ‘読売ランド前’, @distance, @total)," calcext:value-type="string">
            <text:p>(‘OH’, ‘OH’, ‘読売ランド前’, @distance, @total),</text:p>
          </table:table-cell>
          <table:table-cell table:formula="of:=SUBSTITUTE([.I23];[.E$1];[.E23])" office:value-type="string" office:string-value="(‘OH’, ‘OH’, ‘読売ランド前’, 1.3, @total)," calcext:value-type="string">
            <text:p>(‘OH’, ‘OH’, ‘読売ランド前’, 1.3, @total),</text:p>
          </table:table-cell>
          <table:table-cell table:style-name="ce5" table:formula="of:=SUBSTITUTE([.J23];[.F$1];[.F23])" office:value-type="string" office:string-value="(‘OH’, ‘OH’, ‘読売ランド前’, 1.3, 19.2)," calcext:value-type="string">
            <text:p>(‘OH’, ‘OH’, ‘読売ランド前’, 1.3, 19.2),</text:p>
          </table:table-cell>
          <table:table-cell table:number-columns-repeated="16373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百合ヶ丘</text:p>
          </table:table-cell>
          <table:table-cell table:style-name="ce33" office:value-type="float" office:value="1.3" calcext:value-type="float">
            <text:p>1.3</text:p>
          </table:table-cell>
          <table:table-cell table:style-name="ce33" office:value-type="float" office:value="20.5" calcext:value-type="float">
            <text:p>20.5</text:p>
          </table:table-cell>
          <table:table-cell table:formula="of:=SUBSTITUTE([.$G$2];[.B$1];[.$B24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24];[.C$1];[.C24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24];[.D$1];[.D24])" office:value-type="string" office:string-value="(‘OH’, ‘OH’, ‘百合ヶ丘’, @distance, @total)," calcext:value-type="string">
            <text:p>(‘OH’, ‘OH’, ‘百合ヶ丘’, @distance, @total),</text:p>
          </table:table-cell>
          <table:table-cell table:formula="of:=SUBSTITUTE([.I24];[.E$1];[.E24])" office:value-type="string" office:string-value="(‘OH’, ‘OH’, ‘百合ヶ丘’, 1.3, @total)," calcext:value-type="string">
            <text:p>(‘OH’, ‘OH’, ‘百合ヶ丘’, 1.3, @total),</text:p>
          </table:table-cell>
          <table:table-cell table:style-name="ce5" table:formula="of:=SUBSTITUTE([.J24];[.F$1];[.F24])" office:value-type="string" office:string-value="(‘OH’, ‘OH’, ‘百合ヶ丘’, 1.3, 20.5)," calcext:value-type="string">
            <text:p>(‘OH’, ‘OH’, ‘百合ヶ丘’, 1.3, 20.5),</text:p>
          </table:table-cell>
          <table:table-cell table:number-columns-repeated="1637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新百合ヶ丘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1.5" calcext:value-type="float">
            <text:p>21.5</text:p>
          </table:table-cell>
          <table:table-cell table:formula="of:=SUBSTITUTE([.$G$2];[.B$1];[.$B25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25];[.C$1];[.C25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25];[.D$1];[.D25])" office:value-type="string" office:string-value="(‘OH’, ‘OH’, ‘新百合ヶ丘’, @distance, @total)," calcext:value-type="string">
            <text:p>(‘OH’, ‘OH’, ‘新百合ヶ丘’, @distance, @total),</text:p>
          </table:table-cell>
          <table:table-cell table:formula="of:=SUBSTITUTE([.I25];[.E$1];[.E25])" office:value-type="string" office:string-value="(‘OH’, ‘OH’, ‘新百合ヶ丘’, 1, @total)," calcext:value-type="string">
            <text:p>(‘OH’, ‘OH’, ‘新百合ヶ丘’, 1, @total),</text:p>
          </table:table-cell>
          <table:table-cell table:style-name="ce5" table:formula="of:=SUBSTITUTE([.J25];[.F$1];[.F25])" office:value-type="string" office:string-value="(‘OH’, ‘OH’, ‘新百合ヶ丘’, 1, 21.5)," calcext:value-type="string">
            <text:p>(‘OH’, ‘OH’, ‘新百合ヶ丘’, 1, 21.5),</text:p>
          </table:table-cell>
          <table:table-cell table:number-columns-repeated="2"/>
          <table:table-cell office:value-type="string" calcext:value-type="string">
            <text:p>小田急多摩線に分岐</text:p>
          </table:table-cell>
          <table:table-cell table:number-columns-repeated="16370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柿生</text:p>
          </table:table-cell>
          <table:table-cell table:style-name="ce33" office:value-type="float" office:value="1.9" calcext:value-type="float">
            <text:p>1.9</text:p>
          </table:table-cell>
          <table:table-cell table:style-name="ce33" office:value-type="float" office:value="23.4" calcext:value-type="float">
            <text:p>23.4</text:p>
          </table:table-cell>
          <table:table-cell table:formula="of:=SUBSTITUTE([.$G$2];[.B$1];[.$B26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26];[.C$1];[.C26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26];[.D$1];[.D26])" office:value-type="string" office:string-value="(‘OH’, ‘OH’, ‘柿生’, @distance, @total)," calcext:value-type="string">
            <text:p>(‘OH’, ‘OH’, ‘柿生’, @distance, @total),</text:p>
          </table:table-cell>
          <table:table-cell table:formula="of:=SUBSTITUTE([.I26];[.E$1];[.E26])" office:value-type="string" office:string-value="(‘OH’, ‘OH’, ‘柿生’, 1.9, @total)," calcext:value-type="string">
            <text:p>(‘OH’, ‘OH’, ‘柿生’, 1.9, @total),</text:p>
          </table:table-cell>
          <table:table-cell table:style-name="ce5" table:formula="of:=SUBSTITUTE([.J26];[.F$1];[.F26])" office:value-type="string" office:string-value="(‘OH’, ‘OH’, ‘柿生’, 1.9, 23.4)," calcext:value-type="string">
            <text:p>(‘OH’, ‘OH’, ‘柿生’, 1.9, 23.4),</text:p>
          </table:table-cell>
          <table:table-cell table:number-columns-repeated="1637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鶴川</text:p>
          </table:table-cell>
          <table:table-cell table:style-name="ce33" office:value-type="float" office:value="1.7" calcext:value-type="float">
            <text:p>1.7</text:p>
          </table:table-cell>
          <table:table-cell table:style-name="ce33" office:value-type="float" office:value="25.1" calcext:value-type="float">
            <text:p>25.1</text:p>
          </table:table-cell>
          <table:table-cell table:formula="of:=SUBSTITUTE([.$G$2];[.B$1];[.$B27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27];[.C$1];[.C27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27];[.D$1];[.D27])" office:value-type="string" office:string-value="(‘OH’, ‘OH’, ‘鶴川’, @distance, @total)," calcext:value-type="string">
            <text:p>(‘OH’, ‘OH’, ‘鶴川’, @distance, @total),</text:p>
          </table:table-cell>
          <table:table-cell table:formula="of:=SUBSTITUTE([.I27];[.E$1];[.E27])" office:value-type="string" office:string-value="(‘OH’, ‘OH’, ‘鶴川’, 1.7, @total)," calcext:value-type="string">
            <text:p>(‘OH’, ‘OH’, ‘鶴川’, 1.7, @total),</text:p>
          </table:table-cell>
          <table:table-cell table:style-name="ce5" table:formula="of:=SUBSTITUTE([.J27];[.F$1];[.F27])" office:value-type="string" office:string-value="(‘OH’, ‘OH’, ‘鶴川’, 1.7, 25.1)," calcext:value-type="string">
            <text:p>(‘OH’, ‘OH’, ‘鶴川’, 1.7, 25.1),</text:p>
          </table:table-cell>
          <table:table-cell table:number-columns-repeated="16373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玉川学園前</text:p>
          </table:table-cell>
          <table:table-cell table:style-name="ce33" office:value-type="float" office:value="2.8" calcext:value-type="float">
            <text:p>2.8</text:p>
          </table:table-cell>
          <table:table-cell table:style-name="ce33" office:value-type="float" office:value="27.9" calcext:value-type="float">
            <text:p>27.9</text:p>
          </table:table-cell>
          <table:table-cell table:formula="of:=SUBSTITUTE([.$G$2];[.B$1];[.$B28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28];[.C$1];[.C28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28];[.D$1];[.D28])" office:value-type="string" office:string-value="(‘OH’, ‘OH’, ‘玉川学園前’, @distance, @total)," calcext:value-type="string">
            <text:p>(‘OH’, ‘OH’, ‘玉川学園前’, @distance, @total),</text:p>
          </table:table-cell>
          <table:table-cell table:formula="of:=SUBSTITUTE([.I28];[.E$1];[.E28])" office:value-type="string" office:string-value="(‘OH’, ‘OH’, ‘玉川学園前’, 2.8, @total)," calcext:value-type="string">
            <text:p>(‘OH’, ‘OH’, ‘玉川学園前’, 2.8, @total),</text:p>
          </table:table-cell>
          <table:table-cell table:style-name="ce5" table:formula="of:=SUBSTITUTE([.J28];[.F$1];[.F28])" office:value-type="string" office:string-value="(‘OH’, ‘OH’, ‘玉川学園前’, 2.8, 27.9)," calcext:value-type="string">
            <text:p>(‘OH’, ‘OH’, ‘玉川学園前’, 2.8, 27.9),</text:p>
          </table:table-cell>
          <table:table-cell table:number-columns-repeated="1637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町田</text:p>
          </table:table-cell>
          <table:table-cell table:style-name="ce33" office:value-type="float" office:value="2.9" calcext:value-type="float">
            <text:p>2.9</text:p>
          </table:table-cell>
          <table:table-cell table:style-name="ce33" office:value-type="float" office:value="30.8" calcext:value-type="float">
            <text:p>30.8</text:p>
          </table:table-cell>
          <table:table-cell table:formula="of:=SUBSTITUTE([.$G$2];[.B$1];[.$B29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29];[.C$1];[.C29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29];[.D$1];[.D29])" office:value-type="string" office:string-value="(‘OH’, ‘OH’, ‘町田’, @distance, @total)," calcext:value-type="string">
            <text:p>(‘OH’, ‘OH’, ‘町田’, @distance, @total),</text:p>
          </table:table-cell>
          <table:table-cell table:formula="of:=SUBSTITUTE([.I29];[.E$1];[.E29])" office:value-type="string" office:string-value="(‘OH’, ‘OH’, ‘町田’, 2.9, @total)," calcext:value-type="string">
            <text:p>(‘OH’, ‘OH’, ‘町田’, 2.9, @total),</text:p>
          </table:table-cell>
          <table:table-cell table:style-name="ce5" table:formula="of:=SUBSTITUTE([.J29];[.F$1];[.F29])" office:value-type="string" office:string-value="(‘OH’, ‘OH’, ‘町田’, 2.9, 30.8)," calcext:value-type="string">
            <text:p>(‘OH’, ‘OH’, ‘町田’, 2.9, 30.8),</text:p>
          </table:table-cell>
          <table:table-cell table:number-columns-repeated="16373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相模大野</text:p>
          </table:table-cell>
          <table:table-cell table:style-name="ce33" office:value-type="float" office:value="1.5" calcext:value-type="float">
            <text:p>1.5</text:p>
          </table:table-cell>
          <table:table-cell table:style-name="ce33" office:value-type="float" office:value="32.3" calcext:value-type="float">
            <text:p>32.3</text:p>
          </table:table-cell>
          <table:table-cell table:formula="of:=SUBSTITUTE([.$G$2];[.B$1];[.$B30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30];[.C$1];[.C30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30];[.D$1];[.D30])" office:value-type="string" office:string-value="(‘OH’, ‘OH’, ‘相模大野’, @distance, @total)," calcext:value-type="string">
            <text:p>(‘OH’, ‘OH’, ‘相模大野’, @distance, @total),</text:p>
          </table:table-cell>
          <table:table-cell table:formula="of:=SUBSTITUTE([.I30];[.E$1];[.E30])" office:value-type="string" office:string-value="(‘OH’, ‘OH’, ‘相模大野’, 1.5, @total)," calcext:value-type="string">
            <text:p>(‘OH’, ‘OH’, ‘相模大野’, 1.5, @total),</text:p>
          </table:table-cell>
          <table:table-cell table:style-name="ce5" table:formula="of:=SUBSTITUTE([.J30];[.F$1];[.F30])" office:value-type="string" office:string-value="(‘OH’, ‘OH’, ‘相模大野’, 1.5, 32.3)," calcext:value-type="string">
            <text:p>(‘OH’, ‘OH’, ‘相模大野’, 1.5, 32.3),</text:p>
          </table:table-cell>
          <table:table-cell table:number-columns-repeated="1637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小田急相模原</text:p>
          </table:table-cell>
          <table:table-cell table:style-name="ce33" office:value-type="float" office:value="2.4" calcext:value-type="float">
            <text:p>2.4</text:p>
          </table:table-cell>
          <table:table-cell table:style-name="ce33" office:value-type="float" office:value="34.7" calcext:value-type="float">
            <text:p>34.7</text:p>
          </table:table-cell>
          <table:table-cell table:formula="of:=SUBSTITUTE([.$G$2];[.B$1];[.$B31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31];[.C$1];[.C31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31];[.D$1];[.D31])" office:value-type="string" office:string-value="(‘OH’, ‘OH’, ‘小田急相模原’, @distance, @total)," calcext:value-type="string">
            <text:p>(‘OH’, ‘OH’, ‘小田急相模原’, @distance, @total),</text:p>
          </table:table-cell>
          <table:table-cell table:formula="of:=SUBSTITUTE([.I31];[.E$1];[.E31])" office:value-type="string" office:string-value="(‘OH’, ‘OH’, ‘小田急相模原’, 2.4, @total)," calcext:value-type="string">
            <text:p>(‘OH’, ‘OH’, ‘小田急相模原’, 2.4, @total),</text:p>
          </table:table-cell>
          <table:table-cell table:style-name="ce5" table:formula="of:=SUBSTITUTE([.J31];[.F$1];[.F31])" office:value-type="string" office:string-value="(‘OH’, ‘OH’, ‘小田急相模原’, 2.4, 34.7)," calcext:value-type="string">
            <text:p>(‘OH’, ‘OH’, ‘小田急相模原’, 2.4, 34.7),</text:p>
          </table:table-cell>
          <table:table-cell table:number-columns-repeated="1637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相武台前</text:p>
          </table:table-cell>
          <table:table-cell table:style-name="ce33" office:value-type="float" office:value="2.2" calcext:value-type="float">
            <text:p>2.2</text:p>
          </table:table-cell>
          <table:table-cell table:style-name="ce33" office:value-type="float" office:value="36.9" calcext:value-type="float">
            <text:p>36.9</text:p>
          </table:table-cell>
          <table:table-cell table:formula="of:=SUBSTITUTE([.$G$2];[.B$1];[.$B32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32];[.C$1];[.C32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32];[.D$1];[.D32])" office:value-type="string" office:string-value="(‘OH’, ‘OH’, ‘相武台前’, @distance, @total)," calcext:value-type="string">
            <text:p>(‘OH’, ‘OH’, ‘相武台前’, @distance, @total),</text:p>
          </table:table-cell>
          <table:table-cell table:formula="of:=SUBSTITUTE([.I32];[.E$1];[.E32])" office:value-type="string" office:string-value="(‘OH’, ‘OH’, ‘相武台前’, 2.2, @total)," calcext:value-type="string">
            <text:p>(‘OH’, ‘OH’, ‘相武台前’, 2.2, @total),</text:p>
          </table:table-cell>
          <table:table-cell table:style-name="ce5" table:formula="of:=SUBSTITUTE([.J32];[.F$1];[.F32])" office:value-type="string" office:string-value="(‘OH’, ‘OH’, ‘相武台前’, 2.2, 36.9)," calcext:value-type="string">
            <text:p>(‘OH’, ‘OH’, ‘相武台前’, 2.2, 36.9),</text:p>
          </table:table-cell>
          <table:table-cell table:number-columns-repeated="16373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table:style-name="ce33" office:value-type="string" calcext:value-type="string">
            <text:p>座間</text:p>
          </table:table-cell>
          <table:table-cell table:style-name="ce33" office:value-type="float" office:value="2.3" calcext:value-type="float">
            <text:p>2.3</text:p>
          </table:table-cell>
          <table:table-cell table:style-name="ce33" office:value-type="float" office:value="39.2" calcext:value-type="float">
            <text:p>39.2</text:p>
          </table:table-cell>
          <table:table-cell table:formula="of:=SUBSTITUTE([.$G$2];[.B$1];[.$B33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33];[.C$1];[.C33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33];[.D$1];[.D33])" office:value-type="string" office:string-value="(‘OH’, ‘OH’, ‘座間’, @distance, @total)," calcext:value-type="string">
            <text:p>(‘OH’, ‘OH’, ‘座間’, @distance, @total),</text:p>
          </table:table-cell>
          <table:table-cell table:formula="of:=SUBSTITUTE([.I33];[.E$1];[.E33])" office:value-type="string" office:string-value="(‘OH’, ‘OH’, ‘座間’, 2.3, @total)," calcext:value-type="string">
            <text:p>(‘OH’, ‘OH’, ‘座間’, 2.3, @total),</text:p>
          </table:table-cell>
          <table:table-cell table:style-name="ce5" table:formula="of:=SUBSTITUTE([.J33];[.F$1];[.F33])" office:value-type="string" office:string-value="(‘OH’, ‘OH’, ‘座間’, 2.3, 39.2)," calcext:value-type="string">
            <text:p>(‘OH’, ‘OH’, ‘座間’, 2.3, 39.2),</text:p>
          </table:table-cell>
          <table:table-cell table:number-columns-repeated="16373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海老名</text:p>
          </table:table-cell>
          <table:table-cell office:value-type="float" office:value="3.3" calcext:value-type="float">
            <text:p>3.3</text:p>
          </table:table-cell>
          <table:table-cell office:value-type="float" office:value="42.5" calcext:value-type="float">
            <text:p>42.5</text:p>
          </table:table-cell>
          <table:table-cell table:formula="of:=SUBSTITUTE([.$G$2];[.B$1];[.$B34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34];[.C$1];[.C34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34];[.D$1];[.D34])" office:value-type="string" office:string-value="(‘OH’, ‘OH’, ‘海老名’, @distance, @total)," calcext:value-type="string">
            <text:p>(‘OH’, ‘OH’, ‘海老名’, @distance, @total),</text:p>
          </table:table-cell>
          <table:table-cell table:formula="of:=SUBSTITUTE([.I34];[.E$1];[.E34])" office:value-type="string" office:string-value="(‘OH’, ‘OH’, ‘海老名’, 3.3, @total)," calcext:value-type="string">
            <text:p>(‘OH’, ‘OH’, ‘海老名’, 3.3, @total),</text:p>
          </table:table-cell>
          <table:table-cell table:style-name="ce5" table:formula="of:=SUBSTITUTE([.J34];[.F$1];[.F34])" office:value-type="string" office:string-value="(‘OH’, ‘OH’, ‘海老名’, 3.3, 42.5)," calcext:value-type="string">
            <text:p>(‘OH’, ‘OH’, ‘海老名’, 3.3, 42.5),</text:p>
          </table:table-cell>
          <table:table-cell table:number-columns-repeated="16373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厚木</text:p>
          </table:table-cell>
          <table:table-cell office:value-type="float" office:value="1.6" calcext:value-type="float">
            <text:p>1.6</text:p>
          </table:table-cell>
          <table:table-cell office:value-type="float" office:value="44.1" calcext:value-type="float">
            <text:p>44.1</text:p>
          </table:table-cell>
          <table:table-cell table:formula="of:=SUBSTITUTE([.$G$2];[.B$1];[.$B35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35];[.C$1];[.C35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35];[.D$1];[.D35])" office:value-type="string" office:string-value="(‘OH’, ‘OH’, ‘厚木’, @distance, @total)," calcext:value-type="string">
            <text:p>(‘OH’, ‘OH’, ‘厚木’, @distance, @total),</text:p>
          </table:table-cell>
          <table:table-cell table:formula="of:=SUBSTITUTE([.I35];[.E$1];[.E35])" office:value-type="string" office:string-value="(‘OH’, ‘OH’, ‘厚木’, 1.6, @total)," calcext:value-type="string">
            <text:p>(‘OH’, ‘OH’, ‘厚木’, 1.6, @total),</text:p>
          </table:table-cell>
          <table:table-cell table:style-name="ce5" table:formula="of:=SUBSTITUTE([.J35];[.F$1];[.F35])" office:value-type="string" office:string-value="(‘OH’, ‘OH’, ‘厚木’, 1.6, 44.1)," calcext:value-type="string">
            <text:p>(‘OH’, ‘OH’, ‘厚木’, 1.6, 44.1),</text:p>
          </table:table-cell>
          <table:table-cell table:number-columns-repeated="16373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本厚木</text:p>
          </table:table-cell>
          <table:table-cell office:value-type="float" office:value="1.3" calcext:value-type="float">
            <text:p>1.3</text:p>
          </table:table-cell>
          <table:table-cell office:value-type="float" office:value="45.4" calcext:value-type="float">
            <text:p>45.4</text:p>
          </table:table-cell>
          <table:table-cell table:formula="of:=SUBSTITUTE([.$G$2];[.B$1];[.$B36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36];[.C$1];[.C36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36];[.D$1];[.D36])" office:value-type="string" office:string-value="(‘OH’, ‘OH’, ‘本厚木’, @distance, @total)," calcext:value-type="string">
            <text:p>(‘OH’, ‘OH’, ‘本厚木’, @distance, @total),</text:p>
          </table:table-cell>
          <table:table-cell table:formula="of:=SUBSTITUTE([.I36];[.E$1];[.E36])" office:value-type="string" office:string-value="(‘OH’, ‘OH’, ‘本厚木’, 1.3, @total)," calcext:value-type="string">
            <text:p>(‘OH’, ‘OH’, ‘本厚木’, 1.3, @total),</text:p>
          </table:table-cell>
          <table:table-cell table:style-name="ce5" table:formula="of:=SUBSTITUTE([.J36];[.F$1];[.F36])" office:value-type="string" office:string-value="(‘OH’, ‘OH’, ‘本厚木’, 1.3, 45.4)," calcext:value-type="string">
            <text:p>(‘OH’, ‘OH’, ‘本厚木’, 1.3, 45.4),</text:p>
          </table:table-cell>
          <table:table-cell table:number-columns-repeated="16373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愛甲石田</text:p>
          </table:table-cell>
          <table:table-cell office:value-type="float" office:value="3.1" calcext:value-type="float">
            <text:p>3.1</text:p>
          </table:table-cell>
          <table:table-cell office:value-type="float" office:value="48.5" calcext:value-type="float">
            <text:p>48.5</text:p>
          </table:table-cell>
          <table:table-cell table:formula="of:=SUBSTITUTE([.$G$2];[.B$1];[.$B37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37];[.C$1];[.C37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37];[.D$1];[.D37])" office:value-type="string" office:string-value="(‘OH’, ‘OH’, ‘愛甲石田’, @distance, @total)," calcext:value-type="string">
            <text:p>(‘OH’, ‘OH’, ‘愛甲石田’, @distance, @total),</text:p>
          </table:table-cell>
          <table:table-cell table:formula="of:=SUBSTITUTE([.I37];[.E$1];[.E37])" office:value-type="string" office:string-value="(‘OH’, ‘OH’, ‘愛甲石田’, 3.1, @total)," calcext:value-type="string">
            <text:p>(‘OH’, ‘OH’, ‘愛甲石田’, 3.1, @total),</text:p>
          </table:table-cell>
          <table:table-cell table:style-name="ce5" table:formula="of:=SUBSTITUTE([.J37];[.F$1];[.F37])" office:value-type="string" office:string-value="(‘OH’, ‘OH’, ‘愛甲石田’, 3.1, 48.5)," calcext:value-type="string">
            <text:p>(‘OH’, ‘OH’, ‘愛甲石田’, 3.1, 48.5),</text:p>
          </table:table-cell>
          <table:table-cell table:number-columns-repeated="1637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伊勢原</text:p>
          </table:table-cell>
          <table:table-cell office:value-type="float" office:value="3.7" calcext:value-type="float">
            <text:p>3.7</text:p>
          </table:table-cell>
          <table:table-cell office:value-type="float" office:value="52.2" calcext:value-type="float">
            <text:p>52.2</text:p>
          </table:table-cell>
          <table:table-cell table:formula="of:=SUBSTITUTE([.$G$2];[.B$1];[.$B38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38];[.C$1];[.C38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38];[.D$1];[.D38])" office:value-type="string" office:string-value="(‘OH’, ‘OH’, ‘伊勢原’, @distance, @total)," calcext:value-type="string">
            <text:p>(‘OH’, ‘OH’, ‘伊勢原’, @distance, @total),</text:p>
          </table:table-cell>
          <table:table-cell table:formula="of:=SUBSTITUTE([.I38];[.E$1];[.E38])" office:value-type="string" office:string-value="(‘OH’, ‘OH’, ‘伊勢原’, 3.7, @total)," calcext:value-type="string">
            <text:p>(‘OH’, ‘OH’, ‘伊勢原’, 3.7, @total),</text:p>
          </table:table-cell>
          <table:table-cell table:style-name="ce5" table:formula="of:=SUBSTITUTE([.J38];[.F$1];[.F38])" office:value-type="string" office:string-value="(‘OH’, ‘OH’, ‘伊勢原’, 3.7, 52.2)," calcext:value-type="string">
            <text:p>(‘OH’, ‘OH’, ‘伊勢原’, 3.7, 52.2),</text:p>
          </table:table-cell>
          <table:table-cell table:number-columns-repeated="16373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鶴巻温泉</text:p>
          </table:table-cell>
          <table:table-cell office:value-type="float" office:value="3.7" calcext:value-type="float">
            <text:p>3.7</text:p>
          </table:table-cell>
          <table:table-cell office:value-type="float" office:value="55.9" calcext:value-type="float">
            <text:p>55.9</text:p>
          </table:table-cell>
          <table:table-cell table:formula="of:=SUBSTITUTE([.$G$2];[.B$1];[.$B39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39];[.C$1];[.C39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39];[.D$1];[.D39])" office:value-type="string" office:string-value="(‘OH’, ‘OH’, ‘鶴巻温泉’, @distance, @total)," calcext:value-type="string">
            <text:p>(‘OH’, ‘OH’, ‘鶴巻温泉’, @distance, @total),</text:p>
          </table:table-cell>
          <table:table-cell table:formula="of:=SUBSTITUTE([.I39];[.E$1];[.E39])" office:value-type="string" office:string-value="(‘OH’, ‘OH’, ‘鶴巻温泉’, 3.7, @total)," calcext:value-type="string">
            <text:p>(‘OH’, ‘OH’, ‘鶴巻温泉’, 3.7, @total),</text:p>
          </table:table-cell>
          <table:table-cell table:style-name="ce5" table:formula="of:=SUBSTITUTE([.J39];[.F$1];[.F39])" office:value-type="string" office:string-value="(‘OH’, ‘OH’, ‘鶴巻温泉’, 3.7, 55.9)," calcext:value-type="string">
            <text:p>(‘OH’, ‘OH’, ‘鶴巻温泉’, 3.7, 55.9),</text:p>
          </table:table-cell>
          <table:table-cell table:number-columns-repeated="16373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東海大学前</text:p>
          </table:table-cell>
          <table:table-cell office:value-type="float" office:value="1.1" calcext:value-type="float">
            <text:p>1.1</text:p>
          </table:table-cell>
          <table:table-cell office:value-type="float" office:value="57" calcext:value-type="float">
            <text:p>57</text:p>
          </table:table-cell>
          <table:table-cell table:formula="of:=SUBSTITUTE([.$G$2];[.B$1];[.$B40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40];[.C$1];[.C40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40];[.D$1];[.D40])" office:value-type="string" office:string-value="(‘OH’, ‘OH’, ‘東海大学前’, @distance, @total)," calcext:value-type="string">
            <text:p>(‘OH’, ‘OH’, ‘東海大学前’, @distance, @total),</text:p>
          </table:table-cell>
          <table:table-cell table:formula="of:=SUBSTITUTE([.I40];[.E$1];[.E40])" office:value-type="string" office:string-value="(‘OH’, ‘OH’, ‘東海大学前’, 1.1, @total)," calcext:value-type="string">
            <text:p>(‘OH’, ‘OH’, ‘東海大学前’, 1.1, @total),</text:p>
          </table:table-cell>
          <table:table-cell table:style-name="ce5" table:formula="of:=SUBSTITUTE([.J40];[.F$1];[.F40])" office:value-type="string" office:string-value="(‘OH’, ‘OH’, ‘東海大学前’, 1.1, 57)," calcext:value-type="string">
            <text:p>(‘OH’, ‘OH’, ‘東海大学前’, 1.1, 57),</text:p>
          </table:table-cell>
          <table:table-cell table:number-columns-repeated="16373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秦野</text:p>
          </table:table-cell>
          <table:table-cell office:value-type="float" office:value="4.7" calcext:value-type="float">
            <text:p>4.7</text:p>
          </table:table-cell>
          <table:table-cell office:value-type="float" office:value="61.7" calcext:value-type="float">
            <text:p>61.7</text:p>
          </table:table-cell>
          <table:table-cell table:formula="of:=SUBSTITUTE([.$G$2];[.B$1];[.$B41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41];[.C$1];[.C41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41];[.D$1];[.D41])" office:value-type="string" office:string-value="(‘OH’, ‘OH’, ‘秦野’, @distance, @total)," calcext:value-type="string">
            <text:p>(‘OH’, ‘OH’, ‘秦野’, @distance, @total),</text:p>
          </table:table-cell>
          <table:table-cell table:formula="of:=SUBSTITUTE([.I41];[.E$1];[.E41])" office:value-type="string" office:string-value="(‘OH’, ‘OH’, ‘秦野’, 4.7, @total)," calcext:value-type="string">
            <text:p>(‘OH’, ‘OH’, ‘秦野’, 4.7, @total),</text:p>
          </table:table-cell>
          <table:table-cell table:style-name="ce5" table:formula="of:=SUBSTITUTE([.J41];[.F$1];[.F41])" office:value-type="string" office:string-value="(‘OH’, ‘OH’, ‘秦野’, 4.7, 61.7)," calcext:value-type="string">
            <text:p>(‘OH’, ‘OH’, ‘秦野’, 4.7, 61.7),</text:p>
          </table:table-cell>
          <table:table-cell table:number-columns-repeated="1637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渋沢</text:p>
          </table:table-cell>
          <table:table-cell office:value-type="float" office:value="3.9" calcext:value-type="float">
            <text:p>3.9</text:p>
          </table:table-cell>
          <table:table-cell office:value-type="float" office:value="65.6" calcext:value-type="float">
            <text:p>65.6</text:p>
          </table:table-cell>
          <table:table-cell table:formula="of:=SUBSTITUTE([.$G$2];[.B$1];[.$B42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42];[.C$1];[.C42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42];[.D$1];[.D42])" office:value-type="string" office:string-value="(‘OH’, ‘OH’, ‘渋沢’, @distance, @total)," calcext:value-type="string">
            <text:p>(‘OH’, ‘OH’, ‘渋沢’, @distance, @total),</text:p>
          </table:table-cell>
          <table:table-cell table:formula="of:=SUBSTITUTE([.I42];[.E$1];[.E42])" office:value-type="string" office:string-value="(‘OH’, ‘OH’, ‘渋沢’, 3.9, @total)," calcext:value-type="string">
            <text:p>(‘OH’, ‘OH’, ‘渋沢’, 3.9, @total),</text:p>
          </table:table-cell>
          <table:table-cell table:style-name="ce5" table:formula="of:=SUBSTITUTE([.J42];[.F$1];[.F42])" office:value-type="string" office:string-value="(‘OH’, ‘OH’, ‘渋沢’, 3.9, 65.6)," calcext:value-type="string">
            <text:p>(‘OH’, ‘OH’, ‘渋沢’, 3.9, 65.6),</text:p>
          </table:table-cell>
          <table:table-cell table:number-columns-repeated="16373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新松田</text:p>
          </table:table-cell>
          <table:table-cell office:value-type="float" office:value="6.2" calcext:value-type="float">
            <text:p>6.2</text:p>
          </table:table-cell>
          <table:table-cell office:value-type="float" office:value="71.8" calcext:value-type="float">
            <text:p>71.8</text:p>
          </table:table-cell>
          <table:table-cell table:formula="of:=SUBSTITUTE([.$G$2];[.B$1];[.$B43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43];[.C$1];[.C43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43];[.D$1];[.D43])" office:value-type="string" office:string-value="(‘OH’, ‘OH’, ‘新松田’, @distance, @total)," calcext:value-type="string">
            <text:p>(‘OH’, ‘OH’, ‘新松田’, @distance, @total),</text:p>
          </table:table-cell>
          <table:table-cell table:formula="of:=SUBSTITUTE([.I43];[.E$1];[.E43])" office:value-type="string" office:string-value="(‘OH’, ‘OH’, ‘新松田’, 6.2, @total)," calcext:value-type="string">
            <text:p>(‘OH’, ‘OH’, ‘新松田’, 6.2, @total),</text:p>
          </table:table-cell>
          <table:table-cell table:style-name="ce5" table:formula="of:=SUBSTITUTE([.J43];[.F$1];[.F43])" office:value-type="string" office:string-value="(‘OH’, ‘OH’, ‘新松田’, 6.2, 71.8)," calcext:value-type="string">
            <text:p>(‘OH’, ‘OH’, ‘新松田’, 6.2, 71.8),</text:p>
          </table:table-cell>
          <table:table-cell table:number-columns-repeated="16373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開成</text:p>
          </table:table-cell>
          <table:table-cell office:value-type="float" office:value="2.5" calcext:value-type="float">
            <text:p>2.5</text:p>
          </table:table-cell>
          <table:table-cell office:value-type="float" office:value="74.3" calcext:value-type="float">
            <text:p>74.3</text:p>
          </table:table-cell>
          <table:table-cell table:formula="of:=SUBSTITUTE([.$G$2];[.B$1];[.$B44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44];[.C$1];[.C44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44];[.D$1];[.D44])" office:value-type="string" office:string-value="(‘OH’, ‘OH’, ‘開成’, @distance, @total)," calcext:value-type="string">
            <text:p>(‘OH’, ‘OH’, ‘開成’, @distance, @total),</text:p>
          </table:table-cell>
          <table:table-cell table:formula="of:=SUBSTITUTE([.I44];[.E$1];[.E44])" office:value-type="string" office:string-value="(‘OH’, ‘OH’, ‘開成’, 2.5, @total)," calcext:value-type="string">
            <text:p>(‘OH’, ‘OH’, ‘開成’, 2.5, @total),</text:p>
          </table:table-cell>
          <table:table-cell table:style-name="ce5" table:formula="of:=SUBSTITUTE([.J44];[.F$1];[.F44])" office:value-type="string" office:string-value="(‘OH’, ‘OH’, ‘開成’, 2.5, 74.3)," calcext:value-type="string">
            <text:p>(‘OH’, ‘OH’, ‘開成’, 2.5, 74.3),</text:p>
          </table:table-cell>
          <table:table-cell table:number-columns-repeated="16373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栢山</text:p>
          </table:table-cell>
          <table:table-cell office:value-type="float" office:value="1.9" calcext:value-type="float">
            <text:p>1.9</text:p>
          </table:table-cell>
          <table:table-cell office:value-type="float" office:value="76.2" calcext:value-type="float">
            <text:p>76.2</text:p>
          </table:table-cell>
          <table:table-cell table:formula="of:=SUBSTITUTE([.$G$2];[.B$1];[.$B45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45];[.C$1];[.C45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45];[.D$1];[.D45])" office:value-type="string" office:string-value="(‘OH’, ‘OH’, ‘栢山’, @distance, @total)," calcext:value-type="string">
            <text:p>(‘OH’, ‘OH’, ‘栢山’, @distance, @total),</text:p>
          </table:table-cell>
          <table:table-cell table:formula="of:=SUBSTITUTE([.I45];[.E$1];[.E45])" office:value-type="string" office:string-value="(‘OH’, ‘OH’, ‘栢山’, 1.9, @total)," calcext:value-type="string">
            <text:p>(‘OH’, ‘OH’, ‘栢山’, 1.9, @total),</text:p>
          </table:table-cell>
          <table:table-cell table:style-name="ce5" table:formula="of:=SUBSTITUTE([.J45];[.F$1];[.F45])" office:value-type="string" office:string-value="(‘OH’, ‘OH’, ‘栢山’, 1.9, 76.2)," calcext:value-type="string">
            <text:p>(‘OH’, ‘OH’, ‘栢山’, 1.9, 76.2),</text:p>
          </table:table-cell>
          <table:table-cell table:number-columns-repeated="16373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富水</text:p>
          </table:table-cell>
          <table:table-cell office:value-type="float" office:value="1.6" calcext:value-type="float">
            <text:p>1.6</text:p>
          </table:table-cell>
          <table:table-cell office:value-type="float" office:value="77.8" calcext:value-type="float">
            <text:p>77.8</text:p>
          </table:table-cell>
          <table:table-cell table:formula="of:=SUBSTITUTE([.$G$2];[.B$1];[.$B46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46];[.C$1];[.C46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46];[.D$1];[.D46])" office:value-type="string" office:string-value="(‘OH’, ‘OH’, ‘富水’, @distance, @total)," calcext:value-type="string">
            <text:p>(‘OH’, ‘OH’, ‘富水’, @distance, @total),</text:p>
          </table:table-cell>
          <table:table-cell table:formula="of:=SUBSTITUTE([.I46];[.E$1];[.E46])" office:value-type="string" office:string-value="(‘OH’, ‘OH’, ‘富水’, 1.6, @total)," calcext:value-type="string">
            <text:p>(‘OH’, ‘OH’, ‘富水’, 1.6, @total),</text:p>
          </table:table-cell>
          <table:table-cell table:style-name="ce5" table:formula="of:=SUBSTITUTE([.J46];[.F$1];[.F46])" office:value-type="string" office:string-value="(‘OH’, ‘OH’, ‘富水’, 1.6, 77.8)," calcext:value-type="string">
            <text:p>(‘OH’, ‘OH’, ‘富水’, 1.6, 77.8),</text:p>
          </table:table-cell>
          <table:table-cell table:number-columns-repeated="16373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螢田</text:p>
          </table:table-cell>
          <table:table-cell office:value-type="float" office:value="1.4" calcext:value-type="float">
            <text:p>1.4</text:p>
          </table:table-cell>
          <table:table-cell office:value-type="float" office:value="79.2" calcext:value-type="float">
            <text:p>79.2</text:p>
          </table:table-cell>
          <table:table-cell table:formula="of:=SUBSTITUTE([.$G$2];[.B$1];[.$B47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47];[.C$1];[.C47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47];[.D$1];[.D47])" office:value-type="string" office:string-value="(‘OH’, ‘OH’, ‘螢田’, @distance, @total)," calcext:value-type="string">
            <text:p>(‘OH’, ‘OH’, ‘螢田’, @distance, @total),</text:p>
          </table:table-cell>
          <table:table-cell table:formula="of:=SUBSTITUTE([.I47];[.E$1];[.E47])" office:value-type="string" office:string-value="(‘OH’, ‘OH’, ‘螢田’, 1.4, @total)," calcext:value-type="string">
            <text:p>(‘OH’, ‘OH’, ‘螢田’, 1.4, @total),</text:p>
          </table:table-cell>
          <table:table-cell table:style-name="ce5" table:formula="of:=SUBSTITUTE([.J47];[.F$1];[.F47])" office:value-type="string" office:string-value="(‘OH’, ‘OH’, ‘螢田’, 1.4, 79.2)," calcext:value-type="string">
            <text:p>(‘OH’, ‘OH’, ‘螢田’, 1.4, 79.2),</text:p>
          </table:table-cell>
          <table:table-cell table:number-columns-repeated="16373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足柄</text:p>
          </table:table-cell>
          <table:table-cell office:value-type="float" office:value="1.6" calcext:value-type="float">
            <text:p>1.6</text:p>
          </table:table-cell>
          <table:table-cell office:value-type="float" office:value="80.8" calcext:value-type="float">
            <text:p>80.8</text:p>
          </table:table-cell>
          <table:table-cell table:formula="of:=SUBSTITUTE([.$G$2];[.B$1];[.$B48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48];[.C$1];[.C48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48];[.D$1];[.D48])" office:value-type="string" office:string-value="(‘OH’, ‘OH’, ‘足柄’, @distance, @total)," calcext:value-type="string">
            <text:p>(‘OH’, ‘OH’, ‘足柄’, @distance, @total),</text:p>
          </table:table-cell>
          <table:table-cell table:formula="of:=SUBSTITUTE([.I48];[.E$1];[.E48])" office:value-type="string" office:string-value="(‘OH’, ‘OH’, ‘足柄’, 1.6, @total)," calcext:value-type="string">
            <text:p>(‘OH’, ‘OH’, ‘足柄’, 1.6, @total),</text:p>
          </table:table-cell>
          <table:table-cell table:style-name="ce5" table:formula="of:=SUBSTITUTE([.J48];[.F$1];[.F48])" office:value-type="string" office:string-value="(‘OH’, ‘OH’, ‘足柄’, 1.6, 80.8)," calcext:value-type="string">
            <text:p>(‘OH’, ‘OH’, ‘足柄’, 1.6, 80.8),</text:p>
          </table:table-cell>
          <table:table-cell table:number-columns-repeated="1637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小田原</text:p>
          </table:table-cell>
          <table:table-cell office:value-type="float" office:value="1.7" calcext:value-type="float">
            <text:p>1.7</text:p>
          </table:table-cell>
          <table:table-cell office:value-type="float" office:value="82.5" calcext:value-type="float">
            <text:p>82.5</text:p>
          </table:table-cell>
          <table:table-cell table:formula="of:=SUBSTITUTE([.$G$2];[.B$1];[.$B49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49];[.C$1];[.C49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49];[.D$1];[.D49])" office:value-type="string" office:string-value="(‘OH’, ‘OH’, ‘小田原’, @distance, @total)," calcext:value-type="string">
            <text:p>(‘OH’, ‘OH’, ‘小田原’, @distance, @total),</text:p>
          </table:table-cell>
          <table:table-cell table:formula="of:=SUBSTITUTE([.I49];[.E$1];[.E49])" office:value-type="string" office:string-value="(‘OH’, ‘OH’, ‘小田原’, 1.7, @total)," calcext:value-type="string">
            <text:p>(‘OH’, ‘OH’, ‘小田原’, 1.7, @total),</text:p>
          </table:table-cell>
          <table:table-cell table:style-name="ce5" table:formula="of:=SUBSTITUTE([.J49];[.F$1];[.F49])" office:value-type="string" office:string-value="(‘OH’, ‘OH’, ‘小田原’, 1.7, 82.5)," calcext:value-type="string">
            <text:p>(‘OH’, ‘OH’, ‘小田原’, 1.7, 82.5),</text:p>
          </table:table-cell>
          <table:table-cell table:number-columns-repeated="2"/>
          <table:table-cell office:value-type="string" calcext:value-type="string">
            <text:p>ここから箱根登山鉄道</text:p>
          </table:table-cell>
          <table:table-cell table:number-columns-repeated="16370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箱根板橋</text:p>
          </table:table-cell>
          <table:table-cell office:value-type="float" office:value="1.7" calcext:value-type="float">
            <text:p>1.7</text:p>
          </table:table-cell>
          <table:table-cell office:value-type="float" office:value="84.2" calcext:value-type="float">
            <text:p>84.2</text:p>
          </table:table-cell>
          <table:table-cell table:formula="of:=SUBSTITUTE([.$G$2];[.B$1];[.$B50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50];[.C$1];[.C50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50];[.D$1];[.D50])" office:value-type="string" office:string-value="(‘OH’, ‘OH’, ‘箱根板橋’, @distance, @total)," calcext:value-type="string">
            <text:p>(‘OH’, ‘OH’, ‘箱根板橋’, @distance, @total),</text:p>
          </table:table-cell>
          <table:table-cell table:formula="of:=SUBSTITUTE([.I50];[.E$1];[.E50])" office:value-type="string" office:string-value="(‘OH’, ‘OH’, ‘箱根板橋’, 1.7, @total)," calcext:value-type="string">
            <text:p>(‘OH’, ‘OH’, ‘箱根板橋’, 1.7, @total),</text:p>
          </table:table-cell>
          <table:table-cell table:style-name="ce5" table:formula="of:=SUBSTITUTE([.J50];[.F$1];[.F50])" office:value-type="string" office:string-value="(‘OH’, ‘OH’, ‘箱根板橋’, 1.7, 84.2)," calcext:value-type="string">
            <text:p>(‘OH’, ‘OH’, ‘箱根板橋’, 1.7, 84.2),</text:p>
          </table:table-cell>
          <table:table-cell table:number-columns-repeated="16373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風祭</text:p>
          </table:table-cell>
          <table:table-cell office:value-type="float" office:value="1.5" calcext:value-type="float">
            <text:p>1.5</text:p>
          </table:table-cell>
          <table:table-cell office:value-type="float" office:value="85.7" calcext:value-type="float">
            <text:p>85.7</text:p>
          </table:table-cell>
          <table:table-cell table:formula="of:=SUBSTITUTE([.$G$2];[.B$1];[.$B51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51];[.C$1];[.C51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51];[.D$1];[.D51])" office:value-type="string" office:string-value="(‘OH’, ‘OH’, ‘風祭’, @distance, @total)," calcext:value-type="string">
            <text:p>(‘OH’, ‘OH’, ‘風祭’, @distance, @total),</text:p>
          </table:table-cell>
          <table:table-cell table:formula="of:=SUBSTITUTE([.I51];[.E$1];[.E51])" office:value-type="string" office:string-value="(‘OH’, ‘OH’, ‘風祭’, 1.5, @total)," calcext:value-type="string">
            <text:p>(‘OH’, ‘OH’, ‘風祭’, 1.5, @total),</text:p>
          </table:table-cell>
          <table:table-cell table:style-name="ce5" table:formula="of:=SUBSTITUTE([.J51];[.F$1];[.F51])" office:value-type="string" office:string-value="(‘OH’, ‘OH’, ‘風祭’, 1.5, 85.7)," calcext:value-type="string">
            <text:p>(‘OH’, ‘OH’, ‘風祭’, 1.5, 85.7),</text:p>
          </table:table-cell>
          <table:table-cell table:number-columns-repeated="1637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入生田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table:formula="of:=SUBSTITUTE([.$G$2];[.B$1];[.$B52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52];[.C$1];[.C52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52];[.D$1];[.D52])" office:value-type="string" office:string-value="(‘OH’, ‘OH’, ‘入生田’, @distance, @total)," calcext:value-type="string">
            <text:p>(‘OH’, ‘OH’, ‘入生田’, @distance, @total),</text:p>
          </table:table-cell>
          <table:table-cell table:formula="of:=SUBSTITUTE([.I52];[.E$1];[.E52])" office:value-type="string" office:string-value="(‘OH’, ‘OH’, ‘入生田’, 1, @total)," calcext:value-type="string">
            <text:p>(‘OH’, ‘OH’, ‘入生田’, 1, @total),</text:p>
          </table:table-cell>
          <table:table-cell table:style-name="ce5" table:formula="of:=SUBSTITUTE([.J52];[.F$1];[.F52])" office:value-type="string" office:string-value="(‘OH’, ‘OH’, ‘入生田’, 1, 86.7)," calcext:value-type="string">
            <text:p>(‘OH’, ‘OH’, ‘入生田’, 1, 86.7),</text:p>
          </table:table-cell>
          <table:table-cell table:number-columns-repeated="16373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箱根湯本</text:p>
          </table:table-cell>
          <table:table-cell office:value-type="float" office:value="1.9" calcext:value-type="float">
            <text:p>1.9</text:p>
          </table:table-cell>
          <table:table-cell office:value-type="float" office:value="88.6" calcext:value-type="float">
            <text:p>88.6</text:p>
          </table:table-cell>
          <table:table-cell table:formula="of:=SUBSTITUTE([.$G$2];[.B$1];[.$B53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53];[.C$1];[.C53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53];[.D$1];[.D53])" office:value-type="string" office:string-value="(‘OH’, ‘OH’, ‘箱根湯本’, @distance, @total)," calcext:value-type="string">
            <text:p>(‘OH’, ‘OH’, ‘箱根湯本’, @distance, @total),</text:p>
          </table:table-cell>
          <table:table-cell table:formula="of:=SUBSTITUTE([.I53];[.E$1];[.E53])" office:value-type="string" office:string-value="(‘OH’, ‘OH’, ‘箱根湯本’, 1.9, @total)," calcext:value-type="string">
            <text:p>(‘OH’, ‘OH’, ‘箱根湯本’, 1.9, @total),</text:p>
          </table:table-cell>
          <table:table-cell table:style-name="ce5" table:formula="of:=SUBSTITUTE([.J53];[.F$1];[.F53])" office:value-type="string" office:string-value="(‘OH’, ‘OH’, ‘箱根湯本’, 1.9, 88.6)," calcext:value-type="string">
            <text:p>(‘OH’, ‘OH’, ‘箱根湯本’, 1.9, 88.6),</text:p>
          </table:table-cell>
          <table:table-cell table:number-columns-repeated="16373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塔ノ沢</text:p>
          </table:table-cell>
          <table:table-cell office:value-type="float" office:value="1" calcext:value-type="float">
            <text:p>1</text:p>
          </table:table-cell>
          <table:table-cell office:value-type="float" office:value="89.6" calcext:value-type="float">
            <text:p>89.6</text:p>
          </table:table-cell>
          <table:table-cell table:formula="of:=SUBSTITUTE([.$G$2];[.B$1];[.$B54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54];[.C$1];[.C54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54];[.D$1];[.D54])" office:value-type="string" office:string-value="(‘OH’, ‘OH’, ‘塔ノ沢’, @distance, @total)," calcext:value-type="string">
            <text:p>(‘OH’, ‘OH’, ‘塔ノ沢’, @distance, @total),</text:p>
          </table:table-cell>
          <table:table-cell table:formula="of:=SUBSTITUTE([.I54];[.E$1];[.E54])" office:value-type="string" office:string-value="(‘OH’, ‘OH’, ‘塔ノ沢’, 1, @total)," calcext:value-type="string">
            <text:p>(‘OH’, ‘OH’, ‘塔ノ沢’, 1, @total),</text:p>
          </table:table-cell>
          <table:table-cell table:style-name="ce5" table:formula="of:=SUBSTITUTE([.J54];[.F$1];[.F54])" office:value-type="string" office:string-value="(‘OH’, ‘OH’, ‘塔ノ沢’, 1, 89.6)," calcext:value-type="string">
            <text:p>(‘OH’, ‘OH’, ‘塔ノ沢’, 1, 89.6),</text:p>
          </table:table-cell>
          <table:table-cell table:number-columns-repeated="16373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大平台</text:p>
          </table:table-cell>
          <table:table-cell office:value-type="float" office:value="2.8" calcext:value-type="float">
            <text:p>2.8</text:p>
          </table:table-cell>
          <table:table-cell office:value-type="float" office:value="92.4" calcext:value-type="float">
            <text:p>92.4</text:p>
          </table:table-cell>
          <table:table-cell table:formula="of:=SUBSTITUTE([.$G$2];[.B$1];[.$B55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55];[.C$1];[.C55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55];[.D$1];[.D55])" office:value-type="string" office:string-value="(‘OH’, ‘OH’, ‘大平台’, @distance, @total)," calcext:value-type="string">
            <text:p>(‘OH’, ‘OH’, ‘大平台’, @distance, @total),</text:p>
          </table:table-cell>
          <table:table-cell table:formula="of:=SUBSTITUTE([.I55];[.E$1];[.E55])" office:value-type="string" office:string-value="(‘OH’, ‘OH’, ‘大平台’, 2.8, @total)," calcext:value-type="string">
            <text:p>(‘OH’, ‘OH’, ‘大平台’, 2.8, @total),</text:p>
          </table:table-cell>
          <table:table-cell table:style-name="ce5" table:formula="of:=SUBSTITUTE([.J55];[.F$1];[.F55])" office:value-type="string" office:string-value="(‘OH’, ‘OH’, ‘大平台’, 2.8, 92.4)," calcext:value-type="string">
            <text:p>(‘OH’, ‘OH’, ‘大平台’, 2.8, 92.4),</text:p>
          </table:table-cell>
          <table:table-cell table:number-columns-repeated="16373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宮ノ下</text:p>
          </table:table-cell>
          <table:table-cell office:value-type="float" office:value="2.2" calcext:value-type="float">
            <text:p>2.2</text:p>
          </table:table-cell>
          <table:table-cell office:value-type="float" office:value="94.6" calcext:value-type="float">
            <text:p>94.6</text:p>
          </table:table-cell>
          <table:table-cell table:formula="of:=SUBSTITUTE([.$G$2];[.B$1];[.$B56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56];[.C$1];[.C56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56];[.D$1];[.D56])" office:value-type="string" office:string-value="(‘OH’, ‘OH’, ‘宮ノ下’, @distance, @total)," calcext:value-type="string">
            <text:p>(‘OH’, ‘OH’, ‘宮ノ下’, @distance, @total),</text:p>
          </table:table-cell>
          <table:table-cell table:formula="of:=SUBSTITUTE([.I56];[.E$1];[.E56])" office:value-type="string" office:string-value="(‘OH’, ‘OH’, ‘宮ノ下’, 2.2, @total)," calcext:value-type="string">
            <text:p>(‘OH’, ‘OH’, ‘宮ノ下’, 2.2, @total),</text:p>
          </table:table-cell>
          <table:table-cell table:style-name="ce5" table:formula="of:=SUBSTITUTE([.J56];[.F$1];[.F56])" office:value-type="string" office:string-value="(‘OH’, ‘OH’, ‘宮ノ下’, 2.2, 94.6)," calcext:value-type="string">
            <text:p>(‘OH’, ‘OH’, ‘宮ノ下’, 2.2, 94.6),</text:p>
          </table:table-cell>
          <table:table-cell table:number-columns-repeated="16373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小涌谷</text:p>
          </table:table-cell>
          <table:table-cell office:value-type="float" office:value="1.3" calcext:value-type="float">
            <text:p>1.3</text:p>
          </table:table-cell>
          <table:table-cell office:value-type="float" office:value="95.9" calcext:value-type="float">
            <text:p>95.9</text:p>
          </table:table-cell>
          <table:table-cell table:formula="of:=SUBSTITUTE([.$G$2];[.B$1];[.$B57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57];[.C$1];[.C57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57];[.D$1];[.D57])" office:value-type="string" office:string-value="(‘OH’, ‘OH’, ‘小涌谷’, @distance, @total)," calcext:value-type="string">
            <text:p>(‘OH’, ‘OH’, ‘小涌谷’, @distance, @total),</text:p>
          </table:table-cell>
          <table:table-cell table:formula="of:=SUBSTITUTE([.I57];[.E$1];[.E57])" office:value-type="string" office:string-value="(‘OH’, ‘OH’, ‘小涌谷’, 1.3, @total)," calcext:value-type="string">
            <text:p>(‘OH’, ‘OH’, ‘小涌谷’, 1.3, @total),</text:p>
          </table:table-cell>
          <table:table-cell table:style-name="ce5" table:formula="of:=SUBSTITUTE([.J57];[.F$1];[.F57])" office:value-type="string" office:string-value="(‘OH’, ‘OH’, ‘小涌谷’, 1.3, 95.9)," calcext:value-type="string">
            <text:p>(‘OH’, ‘OH’, ‘小涌谷’, 1.3, 95.9),</text:p>
          </table:table-cell>
          <table:table-cell table:number-columns-repeated="16373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彫刻の森</text:p>
          </table:table-cell>
          <table:table-cell office:value-type="float" office:value="0.9" calcext:value-type="float">
            <text:p>0.9</text:p>
          </table:table-cell>
          <table:table-cell office:value-type="float" office:value="96.8" calcext:value-type="float">
            <text:p>96.8</text:p>
          </table:table-cell>
          <table:table-cell table:formula="of:=SUBSTITUTE([.$G$2];[.B$1];[.$B58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58];[.C$1];[.C58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58];[.D$1];[.D58])" office:value-type="string" office:string-value="(‘OH’, ‘OH’, ‘彫刻の森’, @distance, @total)," calcext:value-type="string">
            <text:p>(‘OH’, ‘OH’, ‘彫刻の森’, @distance, @total),</text:p>
          </table:table-cell>
          <table:table-cell table:formula="of:=SUBSTITUTE([.I58];[.E$1];[.E58])" office:value-type="string" office:string-value="(‘OH’, ‘OH’, ‘彫刻の森’, 0.9, @total)," calcext:value-type="string">
            <text:p>(‘OH’, ‘OH’, ‘彫刻の森’, 0.9, @total),</text:p>
          </table:table-cell>
          <table:table-cell table:style-name="ce5" table:formula="of:=SUBSTITUTE([.J58];[.F$1];[.F58])" office:value-type="string" office:string-value="(‘OH’, ‘OH’, ‘彫刻の森’, 0.9, 96.8)," calcext:value-type="string">
            <text:p>(‘OH’, ‘OH’, ‘彫刻の森’, 0.9, 96.8),</text:p>
          </table:table-cell>
          <table:table-cell table:number-columns-repeated="16373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OH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強羅</text:p>
          </table:table-cell>
          <table:table-cell office:value-type="float" office:value="0.7" calcext:value-type="float">
            <text:p>0.7</text:p>
          </table:table-cell>
          <table:table-cell office:value-type="float" office:value="97.5" calcext:value-type="float">
            <text:p>97.5</text:p>
          </table:table-cell>
          <table:table-cell table:formula="of:=SUBSTITUTE([.$G$2];[.B$1];[.$B59])" office:value-type="string" office:string-value="(‘OH’, ‘@scheme’, ‘@name’, @distance, @total)," calcext:value-type="string">
            <text:p>(‘OH’, ‘@scheme’, ‘@name’, @distance, @total),</text:p>
          </table:table-cell>
          <table:table-cell table:formula="of:=SUBSTITUTE([.G59];[.C$1];[.C59])" office:value-type="string" office:string-value="(‘OH’, ‘OH’, ‘@name’, @distance, @total)," calcext:value-type="string">
            <text:p>(‘OH’, ‘OH’, ‘@name’, @distance, @total),</text:p>
          </table:table-cell>
          <table:table-cell table:formula="of:=SUBSTITUTE([.H59];[.D$1];[.D59])" office:value-type="string" office:string-value="(‘OH’, ‘OH’, ‘強羅’, @distance, @total)," calcext:value-type="string">
            <text:p>(‘OH’, ‘OH’, ‘強羅’, @distance, @total),</text:p>
          </table:table-cell>
          <table:table-cell table:formula="of:=SUBSTITUTE([.I59];[.E$1];[.E59])" office:value-type="string" office:string-value="(‘OH’, ‘OH’, ‘強羅’, 0.7, @total)," calcext:value-type="string">
            <text:p>(‘OH’, ‘OH’, ‘強羅’, 0.7, @total),</text:p>
          </table:table-cell>
          <table:table-cell table:style-name="ce5" table:formula="of:=SUBSTITUTE([.J59];[.F$1];[.F59])" office:value-type="string" office:string-value="(‘OH’, ‘OH’, ‘強羅’, 0.7, 97.5)," calcext:value-type="string">
            <text:p>(‘OH’, ‘OH’, ‘強羅’, 0.7, 97.5),</text:p>
          </table:table-cell>
          <table:table-cell table:number-columns-repeated="16373"/>
        </table:table-row>
        <table:table-row table:style-name="ro2" table:number-rows-repeated="1048513">
          <table:table-cell table:number-columns-repeated="16384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路線・小田急多摩線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16379" table:default-cell-style-name="ce31"/>
        <table:table-row table:style-name="ro1">
          <table:table-cell table:style-name="ce31" office:value-type="string" calcext:value-type="string">
            <text:p>(‘@code’, ‘@scheme’, ‘@name’, @distance, @total), </text:p>
          </table:table-cell>
          <table:table-cell office:value-type="string" calcext:value-type="string">
            <text:p>@code</text:p>
          </table:table-cell>
          <table:table-cell table:style-name="ce3" office:value-type="string" calcext:value-type="string">
            <text:p>@scheme</text:p>
          </table:table-cell>
          <table:table-cell table:style-name="ce33" office:value-type="string" calcext:value-type="string">
            <text:p>@name</text:p>
          </table:table-cell>
          <table:table-cell table:style-name="ce33" office:value-type="string" calcext:value-type="string">
            <text:p>@distance</text:p>
          </table:table-cell>
          <table:table-cell table:style-name="ce33" office:value-type="string" calcext:value-type="string">
            <text:p>@total</text:p>
          </table:table-cell>
          <table:table-cell table:number-columns-repeated="16375"/>
        </table:table-row>
        <table:table-row table:style-name="ro2">
          <table:table-cell table:style-name="ce31" office:value-type="string" calcext:value-type="string">
            <text:p>連番</text:p>
          </table:table-cell>
          <table:table-cell office:value-type="string" calcext:value-type="string">
            <text:p>路線コード</text:p>
          </table:table-cell>
          <table:table-cell office:value-type="string" calcext:value-type="string">
            <text:p>運賃体系</text:p>
          </table:table-cell>
          <table:table-cell table:style-name="ce33" office:value-type="string" calcext:value-type="string">
            <text:p>駅名</text:p>
          </table:table-cell>
          <table:table-cell office:value-type="string" calcext:value-type="string">
            <text:p>駅間距離</text:p>
          </table:table-cell>
          <table:table-cell office:value-type="string" calcext:value-type="string">
            <text:p>累計距離</text:p>
          </table:table-cell>
          <table:table-cell table:formula="of:=[.A1]" office:value-type="string" office:string-value="(‘@code’, ‘@scheme’, ‘@name’, @distance, @total), " calcext:value-type="string">
            <text:p>(‘@code’, ‘@scheme’, ‘@name’, @distance, @total), </text:p>
          </table:table-cell>
          <table:table-cell table:number-columns-repeated="1637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M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新百合ヶ丘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BSTITUTE([.$G$2];[.B$1];[.$B3])" office:value-type="string" office:string-value="(‘OM’, ‘@scheme’, ‘@name’, @distance, @total), " calcext:value-type="string">
            <text:p>(‘OM’, ‘@scheme’, ‘@name’, @distance, @total), </text:p>
          </table:table-cell>
          <table:table-cell table:formula="of:=SUBSTITUTE([.G3];[.C$1];[.C3])" office:value-type="string" office:string-value="(‘OM’, ‘OH’, ‘@name’, @distance, @total), " calcext:value-type="string">
            <text:p>(‘OM’, ‘OH’, ‘@name’, @distance, @total), </text:p>
          </table:table-cell>
          <table:table-cell table:formula="of:=SUBSTITUTE([.H3];[.D$1];[.D3])" office:value-type="string" office:string-value="(‘OM’, ‘OH’, ‘新百合ヶ丘’, @distance, @total), " calcext:value-type="string">
            <text:p>(‘OM’, ‘OH’, ‘新百合ヶ丘’, @distance, @total), </text:p>
          </table:table-cell>
          <table:table-cell table:formula="of:=SUBSTITUTE([.I3];[.E$1];[.E3])" office:value-type="string" office:string-value="(‘OM’, ‘OH’, ‘新百合ヶ丘’, 0, @total), " calcext:value-type="string">
            <text:p>(‘OM’, ‘OH’, ‘新百合ヶ丘’, 0, @total), </text:p>
          </table:table-cell>
          <table:table-cell table:style-name="ce5" table:formula="of:=SUBSTITUTE([.J3];[.F$1];[.F3])" office:value-type="string" office:string-value="(‘OM’, ‘OH’, ‘新百合ヶ丘’, 0, 0), " calcext:value-type="string">
            <text:p>(‘OM’, ‘OH’, ‘新百合ヶ丘’, 0, 0), </text:p>
          </table:table-cell>
          <table:table-cell table:number-columns-repeated="1637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OM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五月台</text:p>
          </table:table-cell>
          <table:table-cell table:number-columns-repeated="2" office:value-type="float" office:value="1.6" calcext:value-type="float">
            <text:p>1.6</text:p>
          </table:table-cell>
          <table:table-cell table:formula="of:=SUBSTITUTE([.$G$2];[.B$1];[.$B4])" office:value-type="string" office:string-value="(‘OM’, ‘@scheme’, ‘@name’, @distance, @total), " calcext:value-type="string">
            <text:p>(‘OM’, ‘@scheme’, ‘@name’, @distance, @total), </text:p>
          </table:table-cell>
          <table:table-cell table:formula="of:=SUBSTITUTE([.G4];[.C$1];[.C4])" office:value-type="string" office:string-value="(‘OM’, ‘OH’, ‘@name’, @distance, @total), " calcext:value-type="string">
            <text:p>(‘OM’, ‘OH’, ‘@name’, @distance, @total), </text:p>
          </table:table-cell>
          <table:table-cell table:formula="of:=SUBSTITUTE([.H4];[.D$1];[.D4])" office:value-type="string" office:string-value="(‘OM’, ‘OH’, ‘五月台’, @distance, @total), " calcext:value-type="string">
            <text:p>(‘OM’, ‘OH’, ‘五月台’, @distance, @total), </text:p>
          </table:table-cell>
          <table:table-cell table:formula="of:=SUBSTITUTE([.I4];[.E$1];[.E4])" office:value-type="string" office:string-value="(‘OM’, ‘OH’, ‘五月台’, 1.6, @total), " calcext:value-type="string">
            <text:p>(‘OM’, ‘OH’, ‘五月台’, 1.6, @total), </text:p>
          </table:table-cell>
          <table:table-cell table:style-name="ce5" table:formula="of:=SUBSTITUTE([.J4];[.F$1];[.F4])" office:value-type="string" office:string-value="(‘OM’, ‘OH’, ‘五月台’, 1.6, 1.6), " calcext:value-type="string">
            <text:p>(‘OM’, ‘OH’, ‘五月台’, 1.6, 1.6), </text:p>
          </table:table-cell>
          <table:table-cell table:number-columns-repeated="1637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OM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栗平</text:p>
          </table:table-cell>
          <table:table-cell office:value-type="float" office:value="1.9" calcext:value-type="float">
            <text:p>1.9</text:p>
          </table:table-cell>
          <table:table-cell office:value-type="float" office:value="3.5" calcext:value-type="float">
            <text:p>3.5</text:p>
          </table:table-cell>
          <table:table-cell table:formula="of:=SUBSTITUTE([.$G$2];[.B$1];[.$B5])" office:value-type="string" office:string-value="(‘OM’, ‘@scheme’, ‘@name’, @distance, @total), " calcext:value-type="string">
            <text:p>(‘OM’, ‘@scheme’, ‘@name’, @distance, @total), </text:p>
          </table:table-cell>
          <table:table-cell table:formula="of:=SUBSTITUTE([.G5];[.C$1];[.C5])" office:value-type="string" office:string-value="(‘OM’, ‘OH’, ‘@name’, @distance, @total), " calcext:value-type="string">
            <text:p>(‘OM’, ‘OH’, ‘@name’, @distance, @total), </text:p>
          </table:table-cell>
          <table:table-cell table:formula="of:=SUBSTITUTE([.H5];[.D$1];[.D5])" office:value-type="string" office:string-value="(‘OM’, ‘OH’, ‘栗平’, @distance, @total), " calcext:value-type="string">
            <text:p>(‘OM’, ‘OH’, ‘栗平’, @distance, @total), </text:p>
          </table:table-cell>
          <table:table-cell table:formula="of:=SUBSTITUTE([.I5];[.E$1];[.E5])" office:value-type="string" office:string-value="(‘OM’, ‘OH’, ‘栗平’, 1.9, @total), " calcext:value-type="string">
            <text:p>(‘OM’, ‘OH’, ‘栗平’, 1.9, @total), </text:p>
          </table:table-cell>
          <table:table-cell table:style-name="ce5" table:formula="of:=SUBSTITUTE([.J5];[.F$1];[.F5])" office:value-type="string" office:string-value="(‘OM’, ‘OH’, ‘栗平’, 1.9, 3.5), " calcext:value-type="string">
            <text:p>(‘OM’, ‘OH’, ‘栗平’, 1.9, 3.5), </text:p>
          </table:table-cell>
          <table:table-cell table:number-columns-repeated="1637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OM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黒川</text:p>
          </table:table-cell>
          <table:table-cell office:value-type="float" office:value="1.3" calcext:value-type="float">
            <text:p>1.3</text:p>
          </table:table-cell>
          <table:table-cell office:value-type="float" office:value="4.8" calcext:value-type="float">
            <text:p>4.8</text:p>
          </table:table-cell>
          <table:table-cell table:formula="of:=SUBSTITUTE([.$G$2];[.B$1];[.$B6])" office:value-type="string" office:string-value="(‘OM’, ‘@scheme’, ‘@name’, @distance, @total), " calcext:value-type="string">
            <text:p>(‘OM’, ‘@scheme’, ‘@name’, @distance, @total), </text:p>
          </table:table-cell>
          <table:table-cell table:formula="of:=SUBSTITUTE([.G6];[.C$1];[.C6])" office:value-type="string" office:string-value="(‘OM’, ‘OH’, ‘@name’, @distance, @total), " calcext:value-type="string">
            <text:p>(‘OM’, ‘OH’, ‘@name’, @distance, @total), </text:p>
          </table:table-cell>
          <table:table-cell table:formula="of:=SUBSTITUTE([.H6];[.D$1];[.D6])" office:value-type="string" office:string-value="(‘OM’, ‘OH’, ‘黒川’, @distance, @total), " calcext:value-type="string">
            <text:p>(‘OM’, ‘OH’, ‘黒川’, @distance, @total), </text:p>
          </table:table-cell>
          <table:table-cell table:formula="of:=SUBSTITUTE([.I6];[.E$1];[.E6])" office:value-type="string" office:string-value="(‘OM’, ‘OH’, ‘黒川’, 1.3, @total), " calcext:value-type="string">
            <text:p>(‘OM’, ‘OH’, ‘黒川’, 1.3, @total), </text:p>
          </table:table-cell>
          <table:table-cell table:style-name="ce5" table:formula="of:=SUBSTITUTE([.J6];[.F$1];[.F6])" office:value-type="string" office:string-value="(‘OM’, ‘OH’, ‘黒川’, 1.3, 4.8), " calcext:value-type="string">
            <text:p>(‘OM’, ‘OH’, ‘黒川’, 1.3, 4.8), </text:p>
          </table:table-cell>
          <table:table-cell table:number-columns-repeated="1637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OM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はるひ野</text:p>
          </table:table-cell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.8</text:p>
          </table:table-cell>
          <table:table-cell table:formula="of:=SUBSTITUTE([.$G$2];[.B$1];[.$B7])" office:value-type="string" office:string-value="(‘OM’, ‘@scheme’, ‘@name’, @distance, @total), " calcext:value-type="string">
            <text:p>(‘OM’, ‘@scheme’, ‘@name’, @distance, @total), </text:p>
          </table:table-cell>
          <table:table-cell table:formula="of:=SUBSTITUTE([.G7];[.C$1];[.C7])" office:value-type="string" office:string-value="(‘OM’, ‘OH’, ‘@name’, @distance, @total), " calcext:value-type="string">
            <text:p>(‘OM’, ‘OH’, ‘@name’, @distance, @total), </text:p>
          </table:table-cell>
          <table:table-cell table:formula="of:=SUBSTITUTE([.H7];[.D$1];[.D7])" office:value-type="string" office:string-value="(‘OM’, ‘OH’, ‘はるひ野’, @distance, @total), " calcext:value-type="string">
            <text:p>(‘OM’, ‘OH’, ‘はるひ野’, @distance, @total), </text:p>
          </table:table-cell>
          <table:table-cell table:formula="of:=SUBSTITUTE([.I7];[.E$1];[.E7])" office:value-type="string" office:string-value="(‘OM’, ‘OH’, ‘はるひ野’, 1, @total), " calcext:value-type="string">
            <text:p>(‘OM’, ‘OH’, ‘はるひ野’, 1, @total), </text:p>
          </table:table-cell>
          <table:table-cell table:style-name="ce5" table:formula="of:=SUBSTITUTE([.J7];[.F$1];[.F7])" office:value-type="string" office:string-value="(‘OM’, ‘OH’, ‘はるひ野’, 1, 5.8), " calcext:value-type="string">
            <text:p>(‘OM’, ‘OH’, ‘はるひ野’, 1, 5.8), </text:p>
          </table:table-cell>
          <table:table-cell table:number-columns-repeated="1637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OM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小田急永山</text:p>
          </table:table-cell>
          <table:table-cell office:value-type="float" office:value="1.6" calcext:value-type="float">
            <text:p>1.6</text:p>
          </table:table-cell>
          <table:table-cell office:value-type="float" office:value="7.4" calcext:value-type="float">
            <text:p>7.4</text:p>
          </table:table-cell>
          <table:table-cell table:formula="of:=SUBSTITUTE([.$G$2];[.B$1];[.$B8])" office:value-type="string" office:string-value="(‘OM’, ‘@scheme’, ‘@name’, @distance, @total), " calcext:value-type="string">
            <text:p>(‘OM’, ‘@scheme’, ‘@name’, @distance, @total), </text:p>
          </table:table-cell>
          <table:table-cell table:formula="of:=SUBSTITUTE([.G8];[.C$1];[.C8])" office:value-type="string" office:string-value="(‘OM’, ‘OH’, ‘@name’, @distance, @total), " calcext:value-type="string">
            <text:p>(‘OM’, ‘OH’, ‘@name’, @distance, @total), </text:p>
          </table:table-cell>
          <table:table-cell table:formula="of:=SUBSTITUTE([.H8];[.D$1];[.D8])" office:value-type="string" office:string-value="(‘OM’, ‘OH’, ‘小田急永山’, @distance, @total), " calcext:value-type="string">
            <text:p>(‘OM’, ‘OH’, ‘小田急永山’, @distance, @total), </text:p>
          </table:table-cell>
          <table:table-cell table:formula="of:=SUBSTITUTE([.I8];[.E$1];[.E8])" office:value-type="string" office:string-value="(‘OM’, ‘OH’, ‘小田急永山’, 1.6, @total), " calcext:value-type="string">
            <text:p>(‘OM’, ‘OH’, ‘小田急永山’, 1.6, @total), </text:p>
          </table:table-cell>
          <table:table-cell table:style-name="ce5" table:formula="of:=SUBSTITUTE([.J8];[.F$1];[.F8])" office:value-type="string" office:string-value="(‘OM’, ‘OH’, ‘小田急永山’, 1.6, 7.4), " calcext:value-type="string">
            <text:p>(‘OM’, ‘OH’, ‘小田急永山’, 1.6, 7.4), </text:p>
          </table:table-cell>
          <table:table-cell table:number-columns-repeated="1637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OM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小田急多摩センター</text:p>
          </table:table-cell>
          <table:table-cell office:value-type="float" office:value="1.5" calcext:value-type="float">
            <text:p>1.5</text:p>
          </table:table-cell>
          <table:table-cell office:value-type="float" office:value="8.9" calcext:value-type="float">
            <text:p>8.9</text:p>
          </table:table-cell>
          <table:table-cell table:formula="of:=SUBSTITUTE([.$G$2];[.B$1];[.$B9])" office:value-type="string" office:string-value="(‘OM’, ‘@scheme’, ‘@name’, @distance, @total), " calcext:value-type="string">
            <text:p>(‘OM’, ‘@scheme’, ‘@name’, @distance, @total), </text:p>
          </table:table-cell>
          <table:table-cell table:formula="of:=SUBSTITUTE([.G9];[.C$1];[.C9])" office:value-type="string" office:string-value="(‘OM’, ‘OH’, ‘@name’, @distance, @total), " calcext:value-type="string">
            <text:p>(‘OM’, ‘OH’, ‘@name’, @distance, @total), </text:p>
          </table:table-cell>
          <table:table-cell table:formula="of:=SUBSTITUTE([.H9];[.D$1];[.D9])" office:value-type="string" office:string-value="(‘OM’, ‘OH’, ‘小田急多摩センター’, @distance, @total), " calcext:value-type="string">
            <text:p>(‘OM’, ‘OH’, ‘小田急多摩センター’, @distance, @total), </text:p>
          </table:table-cell>
          <table:table-cell table:formula="of:=SUBSTITUTE([.I9];[.E$1];[.E9])" office:value-type="string" office:string-value="(‘OM’, ‘OH’, ‘小田急多摩センター’, 1.5, @total), " calcext:value-type="string">
            <text:p>(‘OM’, ‘OH’, ‘小田急多摩センター’, 1.5, @total), </text:p>
          </table:table-cell>
          <table:table-cell table:style-name="ce5" table:formula="of:=SUBSTITUTE([.J9];[.F$1];[.F9])" office:value-type="string" office:string-value="(‘OM’, ‘OH’, ‘小田急多摩センター’, 1.5, 8.9), " calcext:value-type="string">
            <text:p>(‘OM’, ‘OH’, ‘小田急多摩センター’, 1.5, 8.9), </text:p>
          </table:table-cell>
          <table:table-cell table:number-columns-repeated="1637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OM</text:p>
          </table:table-cell>
          <table:table-cell table:style-name="ce3" office:value-type="string" calcext:value-type="string">
            <text:p>OH</text:p>
          </table:table-cell>
          <table:table-cell office:value-type="string" calcext:value-type="string">
            <text:p>唐木田</text:p>
          </table:table-cell>
          <table:table-cell office:value-type="float" office:value="2" calcext:value-type="float">
            <text:p>2</text:p>
          </table:table-cell>
          <table:table-cell office:value-type="float" office:value="10.9" calcext:value-type="float">
            <text:p>10.9</text:p>
          </table:table-cell>
          <table:table-cell table:formula="of:=SUBSTITUTE([.$G$2];[.B$1];[.$B10])" office:value-type="string" office:string-value="(‘OM’, ‘@scheme’, ‘@name’, @distance, @total), " calcext:value-type="string">
            <text:p>(‘OM’, ‘@scheme’, ‘@name’, @distance, @total), </text:p>
          </table:table-cell>
          <table:table-cell table:formula="of:=SUBSTITUTE([.G10];[.C$1];[.C10])" office:value-type="string" office:string-value="(‘OM’, ‘OH’, ‘@name’, @distance, @total), " calcext:value-type="string">
            <text:p>(‘OM’, ‘OH’, ‘@name’, @distance, @total), </text:p>
          </table:table-cell>
          <table:table-cell table:formula="of:=SUBSTITUTE([.H10];[.D$1];[.D10])" office:value-type="string" office:string-value="(‘OM’, ‘OH’, ‘唐木田’, @distance, @total), " calcext:value-type="string">
            <text:p>(‘OM’, ‘OH’, ‘唐木田’, @distance, @total), </text:p>
          </table:table-cell>
          <table:table-cell table:formula="of:=SUBSTITUTE([.I10];[.E$1];[.E10])" office:value-type="string" office:string-value="(‘OM’, ‘OH’, ‘唐木田’, 2, @total), " calcext:value-type="string">
            <text:p>(‘OM’, ‘OH’, ‘唐木田’, 2, @total), </text:p>
          </table:table-cell>
          <table:table-cell table:style-name="ce5" table:formula="of:=SUBSTITUTE([.J10];[.F$1];[.F10])" office:value-type="string" office:string-value="(‘OM’, ‘OH’, ‘唐木田’, 2, 10.9), " calcext:value-type="string">
            <text:p>(‘OM’, ‘OH’, ‘唐木田’, 2, 10.9), </text:p>
          </table:table-cell>
          <table:table-cell table:number-columns-repeated="16370"/>
        </table:table-row>
        <table:table-row table:style-name="ro2" table:number-rows-repeated="1048565">
          <table:table-cell table:number-columns-repeated="16381"/>
        </table:table-row>
        <table:table-row table:style-name="ro2">
          <table:table-cell table:number-columns-repeated="16381"/>
        </table:table-row>
      </table:table>
      <table:table table:name="路線・宇都宮線" table:style-name="ta1">
        <office:forms form:automatic-focus="false" form:apply-design-mode="false"/>
        <table:table-column table:style-name="co1" table:default-cell-style-name="ce31"/>
        <table:table-column table:style-name="co1" table:number-columns-repeated="2" table:default-cell-style-name="ce3"/>
        <table:table-column table:style-name="co1" table:number-columns-repeated="16380" table:default-cell-style-name="ce31"/>
        <table:table-row table:style-name="ro1">
          <table:table-cell office:value-type="string" calcext:value-type="string">
            <text:p>(‘@code’, ‘@scheme’, ‘@name’, @distance, @total), </text:p>
          </table:table-cell>
          <table:table-cell office:value-type="string" calcext:value-type="string">
            <text:p>@code</text:p>
          </table:table-cell>
          <table:table-cell office:value-type="string" calcext:value-type="string">
            <text:p>@scheme</text:p>
          </table:table-cell>
          <table:table-cell table:style-name="ce33" office:value-type="string" calcext:value-type="string">
            <text:p>@name</text:p>
          </table:table-cell>
          <table:table-cell table:style-name="ce33" office:value-type="string" calcext:value-type="string">
            <text:p>@distance</text:p>
          </table:table-cell>
          <table:table-cell table:style-name="ce33" office:value-type="string" calcext:value-type="string">
            <text:p>@tot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連番</text:p>
          </table:table-cell>
          <table:table-cell office:value-type="string" calcext:value-type="string">
            <text:p>路線コード</text:p>
          </table:table-cell>
          <table:table-cell office:value-type="string" calcext:value-type="string">
            <text:p>運賃体系</text:p>
          </table:table-cell>
          <table:table-cell table:style-name="ce33" office:value-type="string" calcext:value-type="string">
            <text:p>駅名</text:p>
          </table:table-cell>
          <table:table-cell table:style-name="ce33" office:value-type="string" calcext:value-type="string">
            <text:p>駅間距離</text:p>
          </table:table-cell>
          <table:table-cell table:style-name="ce33" office:value-type="string" calcext:value-type="string">
            <text:p>累計距離</text:p>
          </table:table-cell>
          <table:table-cell table:formula="of:=[.A1]" office:value-type="string" office:string-value="(‘@code’, ‘@scheme’, ‘@name’, @distance, @total), " calcext:value-type="string">
            <text:p>(‘@code’, ‘@scheme’, ‘@name’, @distance, @total), </text:p>
          </table:table-cell>
          <table:table-cell table:number-columns-repeated="1637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E</text:p>
          </table:table-cell>
          <table:table-cell office:value-type="string" calcext:value-type="string">
            <text:p>上野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BSTITUTE([.$G$2];[.B$1];[.$B3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3];[.C$1];[.C3])" office:value-type="string" office:string-value="(‘JU’, ‘JRE’, ‘@name’, @distance, @total), " calcext:value-type="string">
            <text:p>(‘JU’, ‘JRE’, ‘@name’, @distance, @total), </text:p>
          </table:table-cell>
          <table:table-cell table:formula="of:=SUBSTITUTE([.H3];[.D$1];[.D3])" office:value-type="string" office:string-value="(‘JU’, ‘JRE’, ‘上野’, @distance, @total), " calcext:value-type="string">
            <text:p>(‘JU’, ‘JRE’, ‘上野’, @distance, @total), </text:p>
          </table:table-cell>
          <table:table-cell table:formula="of:=SUBSTITUTE([.I3];[.E$1];[.E3])" office:value-type="string" office:string-value="(‘JU’, ‘JRE’, ‘上野’, 0, @total), " calcext:value-type="string">
            <text:p>(‘JU’, ‘JRE’, ‘上野’, 0, @total), </text:p>
          </table:table-cell>
          <table:table-cell table:style-name="ce5" table:formula="of:=SUBSTITUTE([.J3];[.F$1];[.F3])" office:value-type="string" office:string-value="(‘JU’, ‘JRE’, ‘上野’, 0, 0), " calcext:value-type="string">
            <text:p>(‘JU’, ‘JRE’, ‘上野’, 0, 0), </text:p>
          </table:table-cell>
          <table:table-cell table:number-columns-repeated="1637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E</text:p>
          </table:table-cell>
          <table:table-cell office:value-type="string" calcext:value-type="string">
            <text:p>尾久</text:p>
          </table:table-cell>
          <table:table-cell table:number-columns-repeated="2" office:value-type="float" office:value="4.8" calcext:value-type="float">
            <text:p>4.8</text:p>
          </table:table-cell>
          <table:table-cell table:formula="of:=SUBSTITUTE([.$G$2];[.B$1];[.$B4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4];[.C$1];[.C4])" office:value-type="string" office:string-value="(‘JU’, ‘JRE’, ‘@name’, @distance, @total), " calcext:value-type="string">
            <text:p>(‘JU’, ‘JRE’, ‘@name’, @distance, @total), </text:p>
          </table:table-cell>
          <table:table-cell table:formula="of:=SUBSTITUTE([.H4];[.D$1];[.D4])" office:value-type="string" office:string-value="(‘JU’, ‘JRE’, ‘尾久’, @distance, @total), " calcext:value-type="string">
            <text:p>(‘JU’, ‘JRE’, ‘尾久’, @distance, @total), </text:p>
          </table:table-cell>
          <table:table-cell table:formula="of:=SUBSTITUTE([.I4];[.E$1];[.E4])" office:value-type="string" office:string-value="(‘JU’, ‘JRE’, ‘尾久’, 4.8, @total), " calcext:value-type="string">
            <text:p>(‘JU’, ‘JRE’, ‘尾久’, 4.8, @total), </text:p>
          </table:table-cell>
          <table:table-cell table:style-name="ce5" table:formula="of:=SUBSTITUTE([.J4];[.F$1];[.F4])" office:value-type="string" office:string-value="(‘JU’, ‘JRE’, ‘尾久’, 4.8, 4.8), " calcext:value-type="string">
            <text:p>(‘JU’, ‘JRE’, ‘尾久’, 4.8, 4.8), </text:p>
          </table:table-cell>
          <table:table-cell table:number-columns-repeated="1637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E</text:p>
          </table:table-cell>
          <table:table-cell office:value-type="string" calcext:value-type="string">
            <text:p>赤羽</text:p>
          </table:table-cell>
          <table:table-cell office:value-type="float" office:value="5" calcext:value-type="float">
            <text:p>5</text:p>
          </table:table-cell>
          <table:table-cell office:value-type="float" office:value="9.8" calcext:value-type="float">
            <text:p>9.8</text:p>
          </table:table-cell>
          <table:table-cell table:formula="of:=SUBSTITUTE([.$G$2];[.B$1];[.$B5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5];[.C$1];[.C5])" office:value-type="string" office:string-value="(‘JU’, ‘JRE’, ‘@name’, @distance, @total), " calcext:value-type="string">
            <text:p>(‘JU’, ‘JRE’, ‘@name’, @distance, @total), </text:p>
          </table:table-cell>
          <table:table-cell table:formula="of:=SUBSTITUTE([.H5];[.D$1];[.D5])" office:value-type="string" office:string-value="(‘JU’, ‘JRE’, ‘赤羽’, @distance, @total), " calcext:value-type="string">
            <text:p>(‘JU’, ‘JRE’, ‘赤羽’, @distance, @total), </text:p>
          </table:table-cell>
          <table:table-cell table:formula="of:=SUBSTITUTE([.I5];[.E$1];[.E5])" office:value-type="string" office:string-value="(‘JU’, ‘JRE’, ‘赤羽’, 5, @total), " calcext:value-type="string">
            <text:p>(‘JU’, ‘JRE’, ‘赤羽’, 5, @total), </text:p>
          </table:table-cell>
          <table:table-cell table:style-name="ce5" table:formula="of:=SUBSTITUTE([.J5];[.F$1];[.F5])" office:value-type="string" office:string-value="(‘JU’, ‘JRE’, ‘赤羽’, 5, 9.8), " calcext:value-type="string">
            <text:p>(‘JU’, ‘JRE’, ‘赤羽’, 5, 9.8), </text:p>
          </table:table-cell>
          <table:table-cell table:number-columns-repeated="1637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E</text:p>
          </table:table-cell>
          <table:table-cell office:value-type="string" calcext:value-type="string">
            <text:p>浦和</text:p>
          </table:table-cell>
          <table:table-cell office:value-type="float" office:value="11" calcext:value-type="float">
            <text:p>11</text:p>
          </table:table-cell>
          <table:table-cell office:value-type="float" office:value="20.8" calcext:value-type="float">
            <text:p>20.8</text:p>
          </table:table-cell>
          <table:table-cell table:formula="of:=SUBSTITUTE([.$G$2];[.B$1];[.$B6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6];[.C$1];[.C6])" office:value-type="string" office:string-value="(‘JU’, ‘JRE’, ‘@name’, @distance, @total), " calcext:value-type="string">
            <text:p>(‘JU’, ‘JRE’, ‘@name’, @distance, @total), </text:p>
          </table:table-cell>
          <table:table-cell table:formula="of:=SUBSTITUTE([.H6];[.D$1];[.D6])" office:value-type="string" office:string-value="(‘JU’, ‘JRE’, ‘浦和’, @distance, @total), " calcext:value-type="string">
            <text:p>(‘JU’, ‘JRE’, ‘浦和’, @distance, @total), </text:p>
          </table:table-cell>
          <table:table-cell table:formula="of:=SUBSTITUTE([.I6];[.E$1];[.E6])" office:value-type="string" office:string-value="(‘JU’, ‘JRE’, ‘浦和’, 11, @total), " calcext:value-type="string">
            <text:p>(‘JU’, ‘JRE’, ‘浦和’, 11, @total), </text:p>
          </table:table-cell>
          <table:table-cell table:style-name="ce5" table:formula="of:=SUBSTITUTE([.J6];[.F$1];[.F6])" office:value-type="string" office:string-value="(‘JU’, ‘JRE’, ‘浦和’, 11, 20.8), " calcext:value-type="string">
            <text:p>(‘JU’, ‘JRE’, ‘浦和’, 11, 20.8), </text:p>
          </table:table-cell>
          <table:table-cell table:number-columns-repeated="1637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E</text:p>
          </table:table-cell>
          <table:table-cell office:value-type="string" calcext:value-type="string">
            <text:p>さいたま新都心</text:p>
          </table:table-cell>
          <table:table-cell office:value-type="float" office:value="4.5" calcext:value-type="float">
            <text:p>4.5</text:p>
          </table:table-cell>
          <table:table-cell office:value-type="float" office:value="25.3" calcext:value-type="float">
            <text:p>25.3</text:p>
          </table:table-cell>
          <table:table-cell table:formula="of:=SUBSTITUTE([.$G$2];[.B$1];[.$B7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7];[.C$1];[.C7])" office:value-type="string" office:string-value="(‘JU’, ‘JRE’, ‘@name’, @distance, @total), " calcext:value-type="string">
            <text:p>(‘JU’, ‘JRE’, ‘@name’, @distance, @total), </text:p>
          </table:table-cell>
          <table:table-cell table:formula="of:=SUBSTITUTE([.H7];[.D$1];[.D7])" office:value-type="string" office:string-value="(‘JU’, ‘JRE’, ‘さいたま新都心’, @distance, @total), " calcext:value-type="string">
            <text:p>(‘JU’, ‘JRE’, ‘さいたま新都心’, @distance, @total), </text:p>
          </table:table-cell>
          <table:table-cell table:formula="of:=SUBSTITUTE([.I7];[.E$1];[.E7])" office:value-type="string" office:string-value="(‘JU’, ‘JRE’, ‘さいたま新都心’, 4.5, @total), " calcext:value-type="string">
            <text:p>(‘JU’, ‘JRE’, ‘さいたま新都心’, 4.5, @total), </text:p>
          </table:table-cell>
          <table:table-cell table:style-name="ce5" table:formula="of:=SUBSTITUTE([.J7];[.F$1];[.F7])" office:value-type="string" office:string-value="(‘JU’, ‘JRE’, ‘さいたま新都心’, 4.5, 25.3), " calcext:value-type="string">
            <text:p>(‘JU’, ‘JRE’, ‘さいたま新都心’, 4.5, 25.3), </text:p>
          </table:table-cell>
          <table:table-cell table:number-columns-repeated="1637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E</text:p>
          </table:table-cell>
          <table:table-cell office:value-type="string" calcext:value-type="string">
            <text:p>大宮</text:p>
          </table:table-cell>
          <table:table-cell office:value-type="float" office:value="1.6" calcext:value-type="float">
            <text:p>1.6</text:p>
          </table:table-cell>
          <table:table-cell office:value-type="float" office:value="26.9" calcext:value-type="float">
            <text:p>26.9</text:p>
          </table:table-cell>
          <table:table-cell table:formula="of:=SUBSTITUTE([.$G$2];[.B$1];[.$B8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8];[.C$1];[.C8])" office:value-type="string" office:string-value="(‘JU’, ‘JRE’, ‘@name’, @distance, @total), " calcext:value-type="string">
            <text:p>(‘JU’, ‘JRE’, ‘@name’, @distance, @total), </text:p>
          </table:table-cell>
          <table:table-cell table:formula="of:=SUBSTITUTE([.H8];[.D$1];[.D8])" office:value-type="string" office:string-value="(‘JU’, ‘JRE’, ‘大宮’, @distance, @total), " calcext:value-type="string">
            <text:p>(‘JU’, ‘JRE’, ‘大宮’, @distance, @total), </text:p>
          </table:table-cell>
          <table:table-cell table:formula="of:=SUBSTITUTE([.I8];[.E$1];[.E8])" office:value-type="string" office:string-value="(‘JU’, ‘JRE’, ‘大宮’, 1.6, @total), " calcext:value-type="string">
            <text:p>(‘JU’, ‘JRE’, ‘大宮’, 1.6, @total), </text:p>
          </table:table-cell>
          <table:table-cell table:style-name="ce5" table:formula="of:=SUBSTITUTE([.J8];[.F$1];[.F8])" office:value-type="string" office:string-value="(‘JU’, ‘JRE’, ‘大宮’, 1.6, 26.9), " calcext:value-type="string">
            <text:p>(‘JU’, ‘JRE’, ‘大宮’, 1.6, 26.9), </text:p>
          </table:table-cell>
          <table:table-cell table:number-columns-repeated="2"/>
          <table:table-cell office:value-type="string" calcext:value-type="string">
            <text:p>ここまでの料金体系は東京電車特定区間の体系</text:p>
          </table:table-cell>
          <table:table-cell table:number-columns-repeated="1636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大宮</text:p>
          </table:table-cell>
          <table:table-cell office:value-type="float" office:value="1.6" calcext:value-type="float">
            <text:p>1.6</text:p>
          </table:table-cell>
          <table:table-cell office:value-type="float" office:value="26.9" calcext:value-type="float">
            <text:p>26.9</text:p>
          </table:table-cell>
          <table:table-cell table:formula="of:=SUBSTITUTE([.$G$2];[.B$1];[.$B9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9];[.C$1];[.C9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9];[.D$1];[.D9])" office:value-type="string" office:string-value="(‘JU’, ‘JRL’, ‘大宮’, @distance, @total), " calcext:value-type="string">
            <text:p>(‘JU’, ‘JRL’, ‘大宮’, @distance, @total), </text:p>
          </table:table-cell>
          <table:table-cell table:formula="of:=SUBSTITUTE([.I9];[.E$1];[.E9])" office:value-type="string" office:string-value="(‘JU’, ‘JRL’, ‘大宮’, 1.6, @total), " calcext:value-type="string">
            <text:p>(‘JU’, ‘JRL’, ‘大宮’, 1.6, @total), </text:p>
          </table:table-cell>
          <table:table-cell table:style-name="ce5" table:formula="of:=SUBSTITUTE([.J9];[.F$1];[.F9])" office:value-type="string" office:string-value="(‘JU’, ‘JRL’, ‘大宮’, 1.6, 26.9), " calcext:value-type="string">
            <text:p>(‘JU’, ‘JRL’, ‘大宮’, 1.6, 26.9), </text:p>
          </table:table-cell>
          <table:table-cell table:number-columns-repeated="2"/>
          <table:table-cell office:value-type="string" calcext:value-type="string">
            <text:p>ここからの料金体系は地方交通線の体系</text:p>
          </table:table-cell>
          <table:table-cell table:number-columns-repeated="1636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土呂</text:p>
          </table:table-cell>
          <table:table-cell office:value-type="float" office:value="3" calcext:value-type="float">
            <text:p>3</text:p>
          </table:table-cell>
          <table:table-cell office:value-type="float" office:value="29.9" calcext:value-type="float">
            <text:p>29.9</text:p>
          </table:table-cell>
          <table:table-cell table:formula="of:=SUBSTITUTE([.$G$2];[.B$1];[.$B10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10];[.C$1];[.C10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10];[.D$1];[.D10])" office:value-type="string" office:string-value="(‘JU’, ‘JRL’, ‘土呂’, @distance, @total), " calcext:value-type="string">
            <text:p>(‘JU’, ‘JRL’, ‘土呂’, @distance, @total), </text:p>
          </table:table-cell>
          <table:table-cell table:formula="of:=SUBSTITUTE([.I10];[.E$1];[.E10])" office:value-type="string" office:string-value="(‘JU’, ‘JRL’, ‘土呂’, 3, @total), " calcext:value-type="string">
            <text:p>(‘JU’, ‘JRL’, ‘土呂’, 3, @total), </text:p>
          </table:table-cell>
          <table:table-cell table:style-name="ce5" table:formula="of:=SUBSTITUTE([.J10];[.F$1];[.F10])" office:value-type="string" office:string-value="(‘JU’, ‘JRL’, ‘土呂’, 3, 29.9), " calcext:value-type="string">
            <text:p>(‘JU’, ‘JRL’, ‘土呂’, 3, 29.9), </text:p>
          </table:table-cell>
          <table:table-cell table:number-columns-repeated="1637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東大宮</text:p>
          </table:table-cell>
          <table:table-cell office:value-type="float" office:value="2.1" calcext:value-type="float">
            <text:p>2.1</text:p>
          </table:table-cell>
          <table:table-cell office:value-type="float" office:value="32" calcext:value-type="float">
            <text:p>32</text:p>
          </table:table-cell>
          <table:table-cell table:formula="of:=SUBSTITUTE([.$G$2];[.B$1];[.$B11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11];[.C$1];[.C11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11];[.D$1];[.D11])" office:value-type="string" office:string-value="(‘JU’, ‘JRL’, ‘東大宮’, @distance, @total), " calcext:value-type="string">
            <text:p>(‘JU’, ‘JRL’, ‘東大宮’, @distance, @total), </text:p>
          </table:table-cell>
          <table:table-cell table:formula="of:=SUBSTITUTE([.I11];[.E$1];[.E11])" office:value-type="string" office:string-value="(‘JU’, ‘JRL’, ‘東大宮’, 2.1, @total), " calcext:value-type="string">
            <text:p>(‘JU’, ‘JRL’, ‘東大宮’, 2.1, @total), </text:p>
          </table:table-cell>
          <table:table-cell table:style-name="ce5" table:formula="of:=SUBSTITUTE([.J11];[.F$1];[.F11])" office:value-type="string" office:string-value="(‘JU’, ‘JRL’, ‘東大宮’, 2.1, 32), " calcext:value-type="string">
            <text:p>(‘JU’, ‘JRL’, ‘東大宮’, 2.1, 32), </text:p>
          </table:table-cell>
          <table:table-cell table:number-columns-repeated="1637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蓮田</text:p>
          </table:table-cell>
          <table:table-cell office:value-type="float" office:value="3.8" calcext:value-type="float">
            <text:p>3.8</text:p>
          </table:table-cell>
          <table:table-cell office:value-type="float" office:value="35.8" calcext:value-type="float">
            <text:p>35.8</text:p>
          </table:table-cell>
          <table:table-cell table:formula="of:=SUBSTITUTE([.$G$2];[.B$1];[.$B12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12];[.C$1];[.C12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12];[.D$1];[.D12])" office:value-type="string" office:string-value="(‘JU’, ‘JRL’, ‘蓮田’, @distance, @total), " calcext:value-type="string">
            <text:p>(‘JU’, ‘JRL’, ‘蓮田’, @distance, @total), </text:p>
          </table:table-cell>
          <table:table-cell table:formula="of:=SUBSTITUTE([.I12];[.E$1];[.E12])" office:value-type="string" office:string-value="(‘JU’, ‘JRL’, ‘蓮田’, 3.8, @total), " calcext:value-type="string">
            <text:p>(‘JU’, ‘JRL’, ‘蓮田’, 3.8, @total), </text:p>
          </table:table-cell>
          <table:table-cell table:style-name="ce5" table:formula="of:=SUBSTITUTE([.J12];[.F$1];[.F12])" office:value-type="string" office:string-value="(‘JU’, ‘JRL’, ‘蓮田’, 3.8, 35.8), " calcext:value-type="string">
            <text:p>(‘JU’, ‘JRL’, ‘蓮田’, 3.8, 35.8), </text:p>
          </table:table-cell>
          <table:table-cell table:number-columns-repeated="1637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白岡</text:p>
          </table:table-cell>
          <table:table-cell office:value-type="float" office:value="4.3" calcext:value-type="float">
            <text:p>4.3</text:p>
          </table:table-cell>
          <table:table-cell office:value-type="float" office:value="40.1" calcext:value-type="float">
            <text:p>40.1</text:p>
          </table:table-cell>
          <table:table-cell table:formula="of:=SUBSTITUTE([.$G$2];[.B$1];[.$B13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13];[.C$1];[.C13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13];[.D$1];[.D13])" office:value-type="string" office:string-value="(‘JU’, ‘JRL’, ‘白岡’, @distance, @total), " calcext:value-type="string">
            <text:p>(‘JU’, ‘JRL’, ‘白岡’, @distance, @total), </text:p>
          </table:table-cell>
          <table:table-cell table:formula="of:=SUBSTITUTE([.I13];[.E$1];[.E13])" office:value-type="string" office:string-value="(‘JU’, ‘JRL’, ‘白岡’, 4.3, @total), " calcext:value-type="string">
            <text:p>(‘JU’, ‘JRL’, ‘白岡’, 4.3, @total), </text:p>
          </table:table-cell>
          <table:table-cell table:style-name="ce5" table:formula="of:=SUBSTITUTE([.J13];[.F$1];[.F13])" office:value-type="string" office:string-value="(‘JU’, ‘JRL’, ‘白岡’, 4.3, 40.1), " calcext:value-type="string">
            <text:p>(‘JU’, ‘JRL’, ‘白岡’, 4.3, 40.1), </text:p>
          </table:table-cell>
          <table:table-cell table:number-columns-repeated="1637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新白岡</text:p>
          </table:table-cell>
          <table:table-cell office:value-type="float" office:value="2.4" calcext:value-type="float">
            <text:p>2.4</text:p>
          </table:table-cell>
          <table:table-cell office:value-type="float" office:value="42.5" calcext:value-type="float">
            <text:p>42.5</text:p>
          </table:table-cell>
          <table:table-cell table:formula="of:=SUBSTITUTE([.$G$2];[.B$1];[.$B14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14];[.C$1];[.C14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14];[.D$1];[.D14])" office:value-type="string" office:string-value="(‘JU’, ‘JRL’, ‘新白岡’, @distance, @total), " calcext:value-type="string">
            <text:p>(‘JU’, ‘JRL’, ‘新白岡’, @distance, @total), </text:p>
          </table:table-cell>
          <table:table-cell table:formula="of:=SUBSTITUTE([.I14];[.E$1];[.E14])" office:value-type="string" office:string-value="(‘JU’, ‘JRL’, ‘新白岡’, 2.4, @total), " calcext:value-type="string">
            <text:p>(‘JU’, ‘JRL’, ‘新白岡’, 2.4, @total), </text:p>
          </table:table-cell>
          <table:table-cell table:style-name="ce5" table:formula="of:=SUBSTITUTE([.J14];[.F$1];[.F14])" office:value-type="string" office:string-value="(‘JU’, ‘JRL’, ‘新白岡’, 2.4, 42.5), " calcext:value-type="string">
            <text:p>(‘JU’, ‘JRL’, ‘新白岡’, 2.4, 42.5), </text:p>
          </table:table-cell>
          <table:table-cell table:number-columns-repeated="1637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久喜</text:p>
          </table:table-cell>
          <table:table-cell office:value-type="float" office:value="3" calcext:value-type="float">
            <text:p>3</text:p>
          </table:table-cell>
          <table:table-cell office:value-type="float" office:value="45.5" calcext:value-type="float">
            <text:p>45.5</text:p>
          </table:table-cell>
          <table:table-cell table:formula="of:=SUBSTITUTE([.$G$2];[.B$1];[.$B15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15];[.C$1];[.C15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15];[.D$1];[.D15])" office:value-type="string" office:string-value="(‘JU’, ‘JRL’, ‘久喜’, @distance, @total), " calcext:value-type="string">
            <text:p>(‘JU’, ‘JRL’, ‘久喜’, @distance, @total), </text:p>
          </table:table-cell>
          <table:table-cell table:formula="of:=SUBSTITUTE([.I15];[.E$1];[.E15])" office:value-type="string" office:string-value="(‘JU’, ‘JRL’, ‘久喜’, 3, @total), " calcext:value-type="string">
            <text:p>(‘JU’, ‘JRL’, ‘久喜’, 3, @total), </text:p>
          </table:table-cell>
          <table:table-cell table:style-name="ce5" table:formula="of:=SUBSTITUTE([.J15];[.F$1];[.F15])" office:value-type="string" office:string-value="(‘JU’, ‘JRL’, ‘久喜’, 3, 45.5), " calcext:value-type="string">
            <text:p>(‘JU’, ‘JRL’, ‘久喜’, 3, 45.5), </text:p>
          </table:table-cell>
          <table:table-cell table:number-columns-repeated="1637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東鷲宮</text:p>
          </table:table-cell>
          <table:table-cell office:value-type="float" office:value="2.7" calcext:value-type="float">
            <text:p>2.7</text:p>
          </table:table-cell>
          <table:table-cell office:value-type="float" office:value="48.2" calcext:value-type="float">
            <text:p>48.2</text:p>
          </table:table-cell>
          <table:table-cell table:formula="of:=SUBSTITUTE([.$G$2];[.B$1];[.$B16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16];[.C$1];[.C16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16];[.D$1];[.D16])" office:value-type="string" office:string-value="(‘JU’, ‘JRL’, ‘東鷲宮’, @distance, @total), " calcext:value-type="string">
            <text:p>(‘JU’, ‘JRL’, ‘東鷲宮’, @distance, @total), </text:p>
          </table:table-cell>
          <table:table-cell table:formula="of:=SUBSTITUTE([.I16];[.E$1];[.E16])" office:value-type="string" office:string-value="(‘JU’, ‘JRL’, ‘東鷲宮’, 2.7, @total), " calcext:value-type="string">
            <text:p>(‘JU’, ‘JRL’, ‘東鷲宮’, 2.7, @total), </text:p>
          </table:table-cell>
          <table:table-cell table:style-name="ce5" table:formula="of:=SUBSTITUTE([.J16];[.F$1];[.F16])" office:value-type="string" office:string-value="(‘JU’, ‘JRL’, ‘東鷲宮’, 2.7, 48.2), " calcext:value-type="string">
            <text:p>(‘JU’, ‘JRL’, ‘東鷲宮’, 2.7, 48.2), </text:p>
          </table:table-cell>
          <table:table-cell table:number-columns-repeated="1637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栗橋</text:p>
          </table:table-cell>
          <table:table-cell office:value-type="float" office:value="5.6" calcext:value-type="float">
            <text:p>5.6</text:p>
          </table:table-cell>
          <table:table-cell office:value-type="float" office:value="53.8" calcext:value-type="float">
            <text:p>53.8</text:p>
          </table:table-cell>
          <table:table-cell table:formula="of:=SUBSTITUTE([.$G$2];[.B$1];[.$B17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17];[.C$1];[.C17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17];[.D$1];[.D17])" office:value-type="string" office:string-value="(‘JU’, ‘JRL’, ‘栗橋’, @distance, @total), " calcext:value-type="string">
            <text:p>(‘JU’, ‘JRL’, ‘栗橋’, @distance, @total), </text:p>
          </table:table-cell>
          <table:table-cell table:formula="of:=SUBSTITUTE([.I17];[.E$1];[.E17])" office:value-type="string" office:string-value="(‘JU’, ‘JRL’, ‘栗橋’, 5.6, @total), " calcext:value-type="string">
            <text:p>(‘JU’, ‘JRL’, ‘栗橋’, 5.6, @total), </text:p>
          </table:table-cell>
          <table:table-cell table:style-name="ce5" table:formula="of:=SUBSTITUTE([.J17];[.F$1];[.F17])" office:value-type="string" office:string-value="(‘JU’, ‘JRL’, ‘栗橋’, 5.6, 53.8), " calcext:value-type="string">
            <text:p>(‘JU’, ‘JRL’, ‘栗橋’, 5.6, 53.8), </text:p>
          </table:table-cell>
          <table:table-cell table:number-columns-repeated="16372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古河</text:p>
          </table:table-cell>
          <table:table-cell office:value-type="float" office:value="7.5" calcext:value-type="float">
            <text:p>7.5</text:p>
          </table:table-cell>
          <table:table-cell office:value-type="float" office:value="61.3" calcext:value-type="float">
            <text:p>61.3</text:p>
          </table:table-cell>
          <table:table-cell table:formula="of:=SUBSTITUTE([.$G$2];[.B$1];[.$B18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18];[.C$1];[.C18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18];[.D$1];[.D18])" office:value-type="string" office:string-value="(‘JU’, ‘JRL’, ‘古河’, @distance, @total), " calcext:value-type="string">
            <text:p>(‘JU’, ‘JRL’, ‘古河’, @distance, @total), </text:p>
          </table:table-cell>
          <table:table-cell table:formula="of:=SUBSTITUTE([.I18];[.E$1];[.E18])" office:value-type="string" office:string-value="(‘JU’, ‘JRL’, ‘古河’, 7.5, @total), " calcext:value-type="string">
            <text:p>(‘JU’, ‘JRL’, ‘古河’, 7.5, @total), </text:p>
          </table:table-cell>
          <table:table-cell table:style-name="ce5" table:formula="of:=SUBSTITUTE([.J18];[.F$1];[.F18])" office:value-type="string" office:string-value="(‘JU’, ‘JRL’, ‘古河’, 7.5, 61.3), " calcext:value-type="string">
            <text:p>(‘JU’, ‘JRL’, ‘古河’, 7.5, 61.3), </text:p>
          </table:table-cell>
          <table:table-cell table:number-columns-repeated="16372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野木</text:p>
          </table:table-cell>
          <table:table-cell office:value-type="float" office:value="4.7" calcext:value-type="float">
            <text:p>4.7</text:p>
          </table:table-cell>
          <table:table-cell office:value-type="float" office:value="66" calcext:value-type="float">
            <text:p>66</text:p>
          </table:table-cell>
          <table:table-cell table:formula="of:=SUBSTITUTE([.$G$2];[.B$1];[.$B19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19];[.C$1];[.C19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19];[.D$1];[.D19])" office:value-type="string" office:string-value="(‘JU’, ‘JRL’, ‘野木’, @distance, @total), " calcext:value-type="string">
            <text:p>(‘JU’, ‘JRL’, ‘野木’, @distance, @total), </text:p>
          </table:table-cell>
          <table:table-cell table:formula="of:=SUBSTITUTE([.I19];[.E$1];[.E19])" office:value-type="string" office:string-value="(‘JU’, ‘JRL’, ‘野木’, 4.7, @total), " calcext:value-type="string">
            <text:p>(‘JU’, ‘JRL’, ‘野木’, 4.7, @total), </text:p>
          </table:table-cell>
          <table:table-cell table:style-name="ce5" table:formula="of:=SUBSTITUTE([.J19];[.F$1];[.F19])" office:value-type="string" office:string-value="(‘JU’, ‘JRL’, ‘野木’, 4.7, 66), " calcext:value-type="string">
            <text:p>(‘JU’, ‘JRL’, ‘野木’, 4.7, 66), </text:p>
          </table:table-cell>
          <table:table-cell table:number-columns-repeated="1637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間々田</text:p>
          </table:table-cell>
          <table:table-cell office:value-type="float" office:value="3.9" calcext:value-type="float">
            <text:p>3.9</text:p>
          </table:table-cell>
          <table:table-cell office:value-type="float" office:value="69.9" calcext:value-type="float">
            <text:p>69.9</text:p>
          </table:table-cell>
          <table:table-cell table:formula="of:=SUBSTITUTE([.$G$2];[.B$1];[.$B20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20];[.C$1];[.C20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20];[.D$1];[.D20])" office:value-type="string" office:string-value="(‘JU’, ‘JRL’, ‘間々田’, @distance, @total), " calcext:value-type="string">
            <text:p>(‘JU’, ‘JRL’, ‘間々田’, @distance, @total), </text:p>
          </table:table-cell>
          <table:table-cell table:formula="of:=SUBSTITUTE([.I20];[.E$1];[.E20])" office:value-type="string" office:string-value="(‘JU’, ‘JRL’, ‘間々田’, 3.9, @total), " calcext:value-type="string">
            <text:p>(‘JU’, ‘JRL’, ‘間々田’, 3.9, @total), </text:p>
          </table:table-cell>
          <table:table-cell table:style-name="ce5" table:formula="of:=SUBSTITUTE([.J20];[.F$1];[.F20])" office:value-type="string" office:string-value="(‘JU’, ‘JRL’, ‘間々田’, 3.9, 69.9), " calcext:value-type="string">
            <text:p>(‘JU’, ‘JRL’, ‘間々田’, 3.9, 69.9), </text:p>
          </table:table-cell>
          <table:table-cell table:number-columns-repeated="16372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小山</text:p>
          </table:table-cell>
          <table:table-cell office:value-type="float" office:value="7.3" calcext:value-type="float">
            <text:p>7.3</text:p>
          </table:table-cell>
          <table:table-cell office:value-type="float" office:value="77.2" calcext:value-type="float">
            <text:p>77.2</text:p>
          </table:table-cell>
          <table:table-cell table:formula="of:=SUBSTITUTE([.$G$2];[.B$1];[.$B21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21];[.C$1];[.C21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21];[.D$1];[.D21])" office:value-type="string" office:string-value="(‘JU’, ‘JRL’, ‘小山’, @distance, @total), " calcext:value-type="string">
            <text:p>(‘JU’, ‘JRL’, ‘小山’, @distance, @total), </text:p>
          </table:table-cell>
          <table:table-cell table:formula="of:=SUBSTITUTE([.I21];[.E$1];[.E21])" office:value-type="string" office:string-value="(‘JU’, ‘JRL’, ‘小山’, 7.3, @total), " calcext:value-type="string">
            <text:p>(‘JU’, ‘JRL’, ‘小山’, 7.3, @total), </text:p>
          </table:table-cell>
          <table:table-cell table:style-name="ce5" table:formula="of:=SUBSTITUTE([.J21];[.F$1];[.F21])" office:value-type="string" office:string-value="(‘JU’, ‘JRL’, ‘小山’, 7.3, 77.2), " calcext:value-type="string">
            <text:p>(‘JU’, ‘JRL’, ‘小山’, 7.3, 77.2), </text:p>
          </table:table-cell>
          <table:table-cell table:number-columns-repeated="1637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小金井</text:p>
          </table:table-cell>
          <table:table-cell office:value-type="float" office:value="7.5" calcext:value-type="float">
            <text:p>7.5</text:p>
          </table:table-cell>
          <table:table-cell office:value-type="float" office:value="84.7" calcext:value-type="float">
            <text:p>84.7</text:p>
          </table:table-cell>
          <table:table-cell table:formula="of:=SUBSTITUTE([.$G$2];[.B$1];[.$B22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22];[.C$1];[.C22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22];[.D$1];[.D22])" office:value-type="string" office:string-value="(‘JU’, ‘JRL’, ‘小金井’, @distance, @total), " calcext:value-type="string">
            <text:p>(‘JU’, ‘JRL’, ‘小金井’, @distance, @total), </text:p>
          </table:table-cell>
          <table:table-cell table:formula="of:=SUBSTITUTE([.I22];[.E$1];[.E22])" office:value-type="string" office:string-value="(‘JU’, ‘JRL’, ‘小金井’, 7.5, @total), " calcext:value-type="string">
            <text:p>(‘JU’, ‘JRL’, ‘小金井’, 7.5, @total), </text:p>
          </table:table-cell>
          <table:table-cell table:style-name="ce5" table:formula="of:=SUBSTITUTE([.J22];[.F$1];[.F22])" office:value-type="string" office:string-value="(‘JU’, ‘JRL’, ‘小金井’, 7.5, 84.7), " calcext:value-type="string">
            <text:p>(‘JU’, ‘JRL’, ‘小金井’, 7.5, 84.7), </text:p>
          </table:table-cell>
          <table:table-cell table:number-columns-repeated="16372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自治医大</text:p>
          </table:table-cell>
          <table:table-cell office:value-type="float" office:value="2.6" calcext:value-type="float">
            <text:p>2.6</text:p>
          </table:table-cell>
          <table:table-cell office:value-type="float" office:value="87.3" calcext:value-type="float">
            <text:p>87.3</text:p>
          </table:table-cell>
          <table:table-cell table:formula="of:=SUBSTITUTE([.$G$2];[.B$1];[.$B23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23];[.C$1];[.C23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23];[.D$1];[.D23])" office:value-type="string" office:string-value="(‘JU’, ‘JRL’, ‘自治医大’, @distance, @total), " calcext:value-type="string">
            <text:p>(‘JU’, ‘JRL’, ‘自治医大’, @distance, @total), </text:p>
          </table:table-cell>
          <table:table-cell table:formula="of:=SUBSTITUTE([.I23];[.E$1];[.E23])" office:value-type="string" office:string-value="(‘JU’, ‘JRL’, ‘自治医大’, 2.6, @total), " calcext:value-type="string">
            <text:p>(‘JU’, ‘JRL’, ‘自治医大’, 2.6, @total), </text:p>
          </table:table-cell>
          <table:table-cell table:style-name="ce5" table:formula="of:=SUBSTITUTE([.J23];[.F$1];[.F23])" office:value-type="string" office:string-value="(‘JU’, ‘JRL’, ‘自治医大’, 2.6, 87.3), " calcext:value-type="string">
            <text:p>(‘JU’, ‘JRL’, ‘自治医大’, 2.6, 87.3), </text:p>
          </table:table-cell>
          <table:table-cell table:number-columns-repeated="16372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石橋</text:p>
          </table:table-cell>
          <table:table-cell office:value-type="float" office:value="4.7" calcext:value-type="float">
            <text:p>4.7</text:p>
          </table:table-cell>
          <table:table-cell office:value-type="float" office:value="92" calcext:value-type="float">
            <text:p>92</text:p>
          </table:table-cell>
          <table:table-cell table:formula="of:=SUBSTITUTE([.$G$2];[.B$1];[.$B24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24];[.C$1];[.C24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24];[.D$1];[.D24])" office:value-type="string" office:string-value="(‘JU’, ‘JRL’, ‘石橋’, @distance, @total), " calcext:value-type="string">
            <text:p>(‘JU’, ‘JRL’, ‘石橋’, @distance, @total), </text:p>
          </table:table-cell>
          <table:table-cell table:formula="of:=SUBSTITUTE([.I24];[.E$1];[.E24])" office:value-type="string" office:string-value="(‘JU’, ‘JRL’, ‘石橋’, 4.7, @total), " calcext:value-type="string">
            <text:p>(‘JU’, ‘JRL’, ‘石橋’, 4.7, @total), </text:p>
          </table:table-cell>
          <table:table-cell table:style-name="ce5" table:formula="of:=SUBSTITUTE([.J24];[.F$1];[.F24])" office:value-type="string" office:string-value="(‘JU’, ‘JRL’, ‘石橋’, 4.7, 92), " calcext:value-type="string">
            <text:p>(‘JU’, ‘JRL’, ‘石橋’, 4.7, 92), </text:p>
          </table:table-cell>
          <table:table-cell table:number-columns-repeated="16372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雀宮</text:p>
          </table:table-cell>
          <table:table-cell office:value-type="float" office:value="6.4" calcext:value-type="float">
            <text:p>6.4</text:p>
          </table:table-cell>
          <table:table-cell office:value-type="float" office:value="98.4" calcext:value-type="float">
            <text:p>98.4</text:p>
          </table:table-cell>
          <table:table-cell table:formula="of:=SUBSTITUTE([.$G$2];[.B$1];[.$B25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25];[.C$1];[.C25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25];[.D$1];[.D25])" office:value-type="string" office:string-value="(‘JU’, ‘JRL’, ‘雀宮’, @distance, @total), " calcext:value-type="string">
            <text:p>(‘JU’, ‘JRL’, ‘雀宮’, @distance, @total), </text:p>
          </table:table-cell>
          <table:table-cell table:formula="of:=SUBSTITUTE([.I25];[.E$1];[.E25])" office:value-type="string" office:string-value="(‘JU’, ‘JRL’, ‘雀宮’, 6.4, @total), " calcext:value-type="string">
            <text:p>(‘JU’, ‘JRL’, ‘雀宮’, 6.4, @total), </text:p>
          </table:table-cell>
          <table:table-cell table:style-name="ce5" table:formula="of:=SUBSTITUTE([.J25];[.F$1];[.F25])" office:value-type="string" office:string-value="(‘JU’, ‘JRL’, ‘雀宮’, 6.4, 98.4), " calcext:value-type="string">
            <text:p>(‘JU’, ‘JRL’, ‘雀宮’, 6.4, 98.4), </text:p>
          </table:table-cell>
          <table:table-cell table:number-columns-repeated="16372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宇都宮</text:p>
          </table:table-cell>
          <table:table-cell office:value-type="float" office:value="7.7" calcext:value-type="float">
            <text:p>7.7</text:p>
          </table:table-cell>
          <table:table-cell office:value-type="float" office:value="106.1" calcext:value-type="float">
            <text:p>106.1</text:p>
          </table:table-cell>
          <table:table-cell table:formula="of:=SUBSTITUTE([.$G$2];[.B$1];[.$B26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26];[.C$1];[.C26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26];[.D$1];[.D26])" office:value-type="string" office:string-value="(‘JU’, ‘JRL’, ‘宇都宮’, @distance, @total), " calcext:value-type="string">
            <text:p>(‘JU’, ‘JRL’, ‘宇都宮’, @distance, @total), </text:p>
          </table:table-cell>
          <table:table-cell table:formula="of:=SUBSTITUTE([.I26];[.E$1];[.E26])" office:value-type="string" office:string-value="(‘JU’, ‘JRL’, ‘宇都宮’, 7.7, @total), " calcext:value-type="string">
            <text:p>(‘JU’, ‘JRL’, ‘宇都宮’, 7.7, @total), </text:p>
          </table:table-cell>
          <table:table-cell table:style-name="ce5" table:formula="of:=SUBSTITUTE([.J26];[.F$1];[.F26])" office:value-type="string" office:string-value="(‘JU’, ‘JRL’, ‘宇都宮’, 7.7, 106.1), " calcext:value-type="string">
            <text:p>(‘JU’, ‘JRL’, ‘宇都宮’, 7.7, 106.1), </text:p>
          </table:table-cell>
          <table:table-cell table:number-columns-repeated="1637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岡本</text:p>
          </table:table-cell>
          <table:table-cell office:value-type="float" office:value="6.2" calcext:value-type="float">
            <text:p>6.2</text:p>
          </table:table-cell>
          <table:table-cell office:value-type="float" office:value="112.3" calcext:value-type="float">
            <text:p>112.3</text:p>
          </table:table-cell>
          <table:table-cell table:formula="of:=SUBSTITUTE([.$G$2];[.B$1];[.$B27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27];[.C$1];[.C27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27];[.D$1];[.D27])" office:value-type="string" office:string-value="(‘JU’, ‘JRL’, ‘岡本’, @distance, @total), " calcext:value-type="string">
            <text:p>(‘JU’, ‘JRL’, ‘岡本’, @distance, @total), </text:p>
          </table:table-cell>
          <table:table-cell table:formula="of:=SUBSTITUTE([.I27];[.E$1];[.E27])" office:value-type="string" office:string-value="(‘JU’, ‘JRL’, ‘岡本’, 6.2, @total), " calcext:value-type="string">
            <text:p>(‘JU’, ‘JRL’, ‘岡本’, 6.2, @total), </text:p>
          </table:table-cell>
          <table:table-cell table:style-name="ce5" table:formula="of:=SUBSTITUTE([.J27];[.F$1];[.F27])" office:value-type="string" office:string-value="(‘JU’, ‘JRL’, ‘岡本’, 6.2, 112.3), " calcext:value-type="string">
            <text:p>(‘JU’, ‘JRL’, ‘岡本’, 6.2, 112.3), </text:p>
          </table:table-cell>
          <table:table-cell table:number-columns-repeated="16372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宝積寺</text:p>
          </table:table-cell>
          <table:table-cell office:value-type="float" office:value="5.5" calcext:value-type="float">
            <text:p>5.5</text:p>
          </table:table-cell>
          <table:table-cell office:value-type="float" office:value="117.8" calcext:value-type="float">
            <text:p>117.8</text:p>
          </table:table-cell>
          <table:table-cell table:formula="of:=SUBSTITUTE([.$G$2];[.B$1];[.$B28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28];[.C$1];[.C28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28];[.D$1];[.D28])" office:value-type="string" office:string-value="(‘JU’, ‘JRL’, ‘宝積寺’, @distance, @total), " calcext:value-type="string">
            <text:p>(‘JU’, ‘JRL’, ‘宝積寺’, @distance, @total), </text:p>
          </table:table-cell>
          <table:table-cell table:formula="of:=SUBSTITUTE([.I28];[.E$1];[.E28])" office:value-type="string" office:string-value="(‘JU’, ‘JRL’, ‘宝積寺’, 5.5, @total), " calcext:value-type="string">
            <text:p>(‘JU’, ‘JRL’, ‘宝積寺’, 5.5, @total), </text:p>
          </table:table-cell>
          <table:table-cell table:style-name="ce5" table:formula="of:=SUBSTITUTE([.J28];[.F$1];[.F28])" office:value-type="string" office:string-value="(‘JU’, ‘JRL’, ‘宝積寺’, 5.5, 117.8), " calcext:value-type="string">
            <text:p>(‘JU’, ‘JRL’, ‘宝積寺’, 5.5, 117.8), </text:p>
          </table:table-cell>
          <table:table-cell table:number-columns-repeated="16372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氏家</text:p>
          </table:table-cell>
          <table:table-cell office:value-type="float" office:value="5.9" calcext:value-type="float">
            <text:p>5.9</text:p>
          </table:table-cell>
          <table:table-cell office:value-type="float" office:value="123.7" calcext:value-type="float">
            <text:p>123.7</text:p>
          </table:table-cell>
          <table:table-cell table:formula="of:=SUBSTITUTE([.$G$2];[.B$1];[.$B29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29];[.C$1];[.C29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29];[.D$1];[.D29])" office:value-type="string" office:string-value="(‘JU’, ‘JRL’, ‘氏家’, @distance, @total), " calcext:value-type="string">
            <text:p>(‘JU’, ‘JRL’, ‘氏家’, @distance, @total), </text:p>
          </table:table-cell>
          <table:table-cell table:formula="of:=SUBSTITUTE([.I29];[.E$1];[.E29])" office:value-type="string" office:string-value="(‘JU’, ‘JRL’, ‘氏家’, 5.9, @total), " calcext:value-type="string">
            <text:p>(‘JU’, ‘JRL’, ‘氏家’, 5.9, @total), </text:p>
          </table:table-cell>
          <table:table-cell table:style-name="ce5" table:formula="of:=SUBSTITUTE([.J29];[.F$1];[.F29])" office:value-type="string" office:string-value="(‘JU’, ‘JRL’, ‘氏家’, 5.9, 123.7), " calcext:value-type="string">
            <text:p>(‘JU’, ‘JRL’, ‘氏家’, 5.9, 123.7), </text:p>
          </table:table-cell>
          <table:table-cell table:number-columns-repeated="16372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蒲須坂</text:p>
          </table:table-cell>
          <table:table-cell office:value-type="float" office:value="4.5" calcext:value-type="float">
            <text:p>4.5</text:p>
          </table:table-cell>
          <table:table-cell office:value-type="float" office:value="128.2" calcext:value-type="float">
            <text:p>128.2</text:p>
          </table:table-cell>
          <table:table-cell table:formula="of:=SUBSTITUTE([.$G$2];[.B$1];[.$B30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30];[.C$1];[.C30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30];[.D$1];[.D30])" office:value-type="string" office:string-value="(‘JU’, ‘JRL’, ‘蒲須坂’, @distance, @total), " calcext:value-type="string">
            <text:p>(‘JU’, ‘JRL’, ‘蒲須坂’, @distance, @total), </text:p>
          </table:table-cell>
          <table:table-cell table:formula="of:=SUBSTITUTE([.I30];[.E$1];[.E30])" office:value-type="string" office:string-value="(‘JU’, ‘JRL’, ‘蒲須坂’, 4.5, @total), " calcext:value-type="string">
            <text:p>(‘JU’, ‘JRL’, ‘蒲須坂’, 4.5, @total), </text:p>
          </table:table-cell>
          <table:table-cell table:style-name="ce5" table:formula="of:=SUBSTITUTE([.J30];[.F$1];[.F30])" office:value-type="string" office:string-value="(‘JU’, ‘JRL’, ‘蒲須坂’, 4.5, 128.2), " calcext:value-type="string">
            <text:p>(‘JU’, ‘JRL’, ‘蒲須坂’, 4.5, 128.2), </text:p>
          </table:table-cell>
          <table:table-cell table:number-columns-repeated="16372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片岡</text:p>
          </table:table-cell>
          <table:table-cell office:value-type="float" office:value="3.9" calcext:value-type="float">
            <text:p>3.9</text:p>
          </table:table-cell>
          <table:table-cell office:value-type="float" office:value="132.1" calcext:value-type="float">
            <text:p>132.1</text:p>
          </table:table-cell>
          <table:table-cell table:formula="of:=SUBSTITUTE([.$G$2];[.B$1];[.$B31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31];[.C$1];[.C31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31];[.D$1];[.D31])" office:value-type="string" office:string-value="(‘JU’, ‘JRL’, ‘片岡’, @distance, @total), " calcext:value-type="string">
            <text:p>(‘JU’, ‘JRL’, ‘片岡’, @distance, @total), </text:p>
          </table:table-cell>
          <table:table-cell table:formula="of:=SUBSTITUTE([.I31];[.E$1];[.E31])" office:value-type="string" office:string-value="(‘JU’, ‘JRL’, ‘片岡’, 3.9, @total), " calcext:value-type="string">
            <text:p>(‘JU’, ‘JRL’, ‘片岡’, 3.9, @total), </text:p>
          </table:table-cell>
          <table:table-cell table:style-name="ce5" table:formula="of:=SUBSTITUTE([.J31];[.F$1];[.F31])" office:value-type="string" office:string-value="(‘JU’, ‘JRL’, ‘片岡’, 3.9, 132.1), " calcext:value-type="string">
            <text:p>(‘JU’, ‘JRL’, ‘片岡’, 3.9, 132.1), </text:p>
          </table:table-cell>
          <table:table-cell table:number-columns-repeated="16372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矢板</text:p>
          </table:table-cell>
          <table:table-cell office:value-type="float" office:value="6.3" calcext:value-type="float">
            <text:p>6.3</text:p>
          </table:table-cell>
          <table:table-cell office:value-type="float" office:value="138.4" calcext:value-type="float">
            <text:p>138.4</text:p>
          </table:table-cell>
          <table:table-cell table:formula="of:=SUBSTITUTE([.$G$2];[.B$1];[.$B32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32];[.C$1];[.C32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32];[.D$1];[.D32])" office:value-type="string" office:string-value="(‘JU’, ‘JRL’, ‘矢板’, @distance, @total), " calcext:value-type="string">
            <text:p>(‘JU’, ‘JRL’, ‘矢板’, @distance, @total), </text:p>
          </table:table-cell>
          <table:table-cell table:formula="of:=SUBSTITUTE([.I32];[.E$1];[.E32])" office:value-type="string" office:string-value="(‘JU’, ‘JRL’, ‘矢板’, 6.3, @total), " calcext:value-type="string">
            <text:p>(‘JU’, ‘JRL’, ‘矢板’, 6.3, @total), </text:p>
          </table:table-cell>
          <table:table-cell table:style-name="ce5" table:formula="of:=SUBSTITUTE([.J32];[.F$1];[.F32])" office:value-type="string" office:string-value="(‘JU’, ‘JRL’, ‘矢板’, 6.3, 138.4), " calcext:value-type="string">
            <text:p>(‘JU’, ‘JRL’, ‘矢板’, 6.3, 138.4), </text:p>
          </table:table-cell>
          <table:table-cell table:number-columns-repeated="1637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野崎</text:p>
          </table:table-cell>
          <table:table-cell office:value-type="float" office:value="4.8" calcext:value-type="float">
            <text:p>4.8</text:p>
          </table:table-cell>
          <table:table-cell office:value-type="float" office:value="143.2" calcext:value-type="float">
            <text:p>143.2</text:p>
          </table:table-cell>
          <table:table-cell table:formula="of:=SUBSTITUTE([.$G$2];[.B$1];[.$B33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33];[.C$1];[.C33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33];[.D$1];[.D33])" office:value-type="string" office:string-value="(‘JU’, ‘JRL’, ‘野崎’, @distance, @total), " calcext:value-type="string">
            <text:p>(‘JU’, ‘JRL’, ‘野崎’, @distance, @total), </text:p>
          </table:table-cell>
          <table:table-cell table:formula="of:=SUBSTITUTE([.I33];[.E$1];[.E33])" office:value-type="string" office:string-value="(‘JU’, ‘JRL’, ‘野崎’, 4.8, @total), " calcext:value-type="string">
            <text:p>(‘JU’, ‘JRL’, ‘野崎’, 4.8, @total), </text:p>
          </table:table-cell>
          <table:table-cell table:style-name="ce5" table:formula="of:=SUBSTITUTE([.J33];[.F$1];[.F33])" office:value-type="string" office:string-value="(‘JU’, ‘JRL’, ‘野崎’, 4.8, 143.2), " calcext:value-type="string">
            <text:p>(‘JU’, ‘JRL’, ‘野崎’, 4.8, 143.2), </text:p>
          </table:table-cell>
          <table:table-cell table:number-columns-repeated="16372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西那須野</text:p>
          </table:table-cell>
          <table:table-cell office:value-type="float" office:value="5.2" calcext:value-type="float">
            <text:p>5.2</text:p>
          </table:table-cell>
          <table:table-cell office:value-type="float" office:value="148.4" calcext:value-type="float">
            <text:p>148.4</text:p>
          </table:table-cell>
          <table:table-cell table:formula="of:=SUBSTITUTE([.$G$2];[.B$1];[.$B34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34];[.C$1];[.C34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34];[.D$1];[.D34])" office:value-type="string" office:string-value="(‘JU’, ‘JRL’, ‘西那須野’, @distance, @total), " calcext:value-type="string">
            <text:p>(‘JU’, ‘JRL’, ‘西那須野’, @distance, @total), </text:p>
          </table:table-cell>
          <table:table-cell table:formula="of:=SUBSTITUTE([.I34];[.E$1];[.E34])" office:value-type="string" office:string-value="(‘JU’, ‘JRL’, ‘西那須野’, 5.2, @total), " calcext:value-type="string">
            <text:p>(‘JU’, ‘JRL’, ‘西那須野’, 5.2, @total), </text:p>
          </table:table-cell>
          <table:table-cell table:style-name="ce5" table:formula="of:=SUBSTITUTE([.J34];[.F$1];[.F34])" office:value-type="string" office:string-value="(‘JU’, ‘JRL’, ‘西那須野’, 5.2, 148.4), " calcext:value-type="string">
            <text:p>(‘JU’, ‘JRL’, ‘西那須野’, 5.2, 148.4), </text:p>
          </table:table-cell>
          <table:table-cell table:number-columns-repeated="16372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那須塩原</text:p>
          </table:table-cell>
          <table:table-cell office:value-type="float" office:value="6" calcext:value-type="float">
            <text:p>6</text:p>
          </table:table-cell>
          <table:table-cell office:value-type="float" office:value="154.4" calcext:value-type="float">
            <text:p>154.4</text:p>
          </table:table-cell>
          <table:table-cell table:formula="of:=SUBSTITUTE([.$G$2];[.B$1];[.$B35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35];[.C$1];[.C35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35];[.D$1];[.D35])" office:value-type="string" office:string-value="(‘JU’, ‘JRL’, ‘那須塩原’, @distance, @total), " calcext:value-type="string">
            <text:p>(‘JU’, ‘JRL’, ‘那須塩原’, @distance, @total), </text:p>
          </table:table-cell>
          <table:table-cell table:formula="of:=SUBSTITUTE([.I35];[.E$1];[.E35])" office:value-type="string" office:string-value="(‘JU’, ‘JRL’, ‘那須塩原’, 6, @total), " calcext:value-type="string">
            <text:p>(‘JU’, ‘JRL’, ‘那須塩原’, 6, @total), </text:p>
          </table:table-cell>
          <table:table-cell table:style-name="ce5" table:formula="of:=SUBSTITUTE([.J35];[.F$1];[.F35])" office:value-type="string" office:string-value="(‘JU’, ‘JRL’, ‘那須塩原’, 6, 154.4), " calcext:value-type="string">
            <text:p>(‘JU’, ‘JRL’, ‘那須塩原’, 6, 154.4), </text:p>
          </table:table-cell>
          <table:table-cell table:number-columns-repeated="16372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RL</text:p>
          </table:table-cell>
          <table:table-cell office:value-type="string" calcext:value-type="string">
            <text:p>黒磯</text:p>
          </table:table-cell>
          <table:table-cell office:value-type="float" office:value="5.5" calcext:value-type="float">
            <text:p>5.5</text:p>
          </table:table-cell>
          <table:table-cell office:value-type="float" office:value="159.9" calcext:value-type="float">
            <text:p>159.9</text:p>
          </table:table-cell>
          <table:table-cell table:formula="of:=SUBSTITUTE([.$G$2];[.B$1];[.$B36])" office:value-type="string" office:string-value="(‘JU’, ‘@scheme’, ‘@name’, @distance, @total), " calcext:value-type="string">
            <text:p>(‘JU’, ‘@scheme’, ‘@name’, @distance, @total), </text:p>
          </table:table-cell>
          <table:table-cell table:formula="of:=SUBSTITUTE([.G36];[.C$1];[.C36])" office:value-type="string" office:string-value="(‘JU’, ‘JRL’, ‘@name’, @distance, @total), " calcext:value-type="string">
            <text:p>(‘JU’, ‘JRL’, ‘@name’, @distance, @total), </text:p>
          </table:table-cell>
          <table:table-cell table:formula="of:=SUBSTITUTE([.H36];[.D$1];[.D36])" office:value-type="string" office:string-value="(‘JU’, ‘JRL’, ‘黒磯’, @distance, @total), " calcext:value-type="string">
            <text:p>(‘JU’, ‘JRL’, ‘黒磯’, @distance, @total), </text:p>
          </table:table-cell>
          <table:table-cell table:formula="of:=SUBSTITUTE([.I36];[.E$1];[.E36])" office:value-type="string" office:string-value="(‘JU’, ‘JRL’, ‘黒磯’, 5.5, @total), " calcext:value-type="string">
            <text:p>(‘JU’, ‘JRL’, ‘黒磯’, 5.5, @total), </text:p>
          </table:table-cell>
          <table:table-cell table:style-name="ce5" table:formula="of:=SUBSTITUTE([.J36];[.F$1];[.F36])" office:value-type="string" office:string-value="(‘JU’, ‘JRL’, ‘黒磯’, 5.5, 159.9), " calcext:value-type="string">
            <text:p>(‘JU’, ‘JRL’, ‘黒磯’, 5.5, 159.9), </text:p>
          </table:table-cell>
          <table:table-cell table:number-columns-repeated="16372"/>
        </table:table-row>
        <table:table-row table:style-name="ro2" table:number-rows-repeated="1048539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運賃・山手線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16379" table:default-cell-style-name="ce31"/>
        <table:table-row table:style-name="ro1">
          <table:table-cell table:style-name="ce33" office:value-type="string" calcext:value-type="string">
            <text:p>(‘@code’, @distance, @value), </text:p>
          </table:table-cell>
          <table:table-cell table:style-name="ce3" office:value-type="string" calcext:value-type="string">
            <text:p>@code</text:p>
          </table:table-cell>
          <table:table-cell office:value-type="string" calcext:value-type="string">
            <text:p>@distance</text:p>
          </table:table-cell>
          <table:table-cell table:style-name="ce33" office:value-type="string" calcext:value-type="string">
            <text:p>@value</text:p>
          </table:table-cell>
          <table:table-cell table:style-name="Default"/>
          <table:table-cell table:number-columns-repeated="16376"/>
        </table:table-row>
        <table:table-row table:style-name="ro2">
          <table:table-cell table:style-name="ce3" office:value-type="string" calcext:value-type="string">
            <text:p>連番</text:p>
          </table:table-cell>
          <table:table-cell table:style-name="ce3" office:value-type="string" calcext:value-type="string">
            <text:p>運賃体系</text:p>
          </table:table-cell>
          <table:table-cell office:value-type="string" calcext:value-type="string">
            <text:p>乗車距離</text:p>
          </table:table-cell>
          <table:table-cell table:style-name="ce33" office:value-type="string" calcext:value-type="string">
            <text:p>運賃</text:p>
          </table:table-cell>
          <table:table-cell table:formula="of:=[.$A$1]" office:value-type="string" office:string-value="(‘@code’, @distance, @value), " calcext:value-type="string">
            <text:p>(‘@code’, @distance, @value), </text:p>
          </table:table-cell>
          <table:table-cell table:number-columns-repeated="1637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JY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formula="of:=SUBSTITUTE([.$E$2];[.B$1];[.B3])" office:value-type="string" office:string-value="(‘JY’, @distance, @value), " calcext:value-type="string">
            <text:p>(‘JY’, @distance, @value), </text:p>
          </table:table-cell>
          <table:table-cell table:formula="of:=SUBSTITUTE([.E3];[.C$1];[.C3])" office:value-type="string" office:string-value="(‘JY’, 3, @value), " calcext:value-type="string">
            <text:p>(‘JY’, 3, @value), </text:p>
          </table:table-cell>
          <table:table-cell table:style-name="ce5" table:formula="of:=SUBSTITUTE([.F3];[.D$1];[.D3])" office:value-type="string" office:string-value="(‘JY’, 3, 150), " calcext:value-type="string">
            <text:p>(‘JY’, 3, 150), </text:p>
          </table:table-cell>
          <table:table-cell table:number-columns-repeated="16374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JY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table:formula="of:=SUBSTITUTE([.$E$2];[.B$1];[.B4])" office:value-type="string" office:string-value="(‘JY’, @distance, @value), " calcext:value-type="string">
            <text:p>(‘JY’, @distance, @value), </text:p>
          </table:table-cell>
          <table:table-cell table:formula="of:=SUBSTITUTE([.E4];[.C$1];[.C4])" office:value-type="string" office:string-value="(‘JY’, 6, @value), " calcext:value-type="string">
            <text:p>(‘JY’, 6, @value), </text:p>
          </table:table-cell>
          <table:table-cell table:style-name="ce5" table:formula="of:=SUBSTITUTE([.F4];[.D$1];[.D4])" office:value-type="string" office:string-value="(‘JY’, 6, 170), " calcext:value-type="string">
            <text:p>(‘JY’, 6, 170), </text:p>
          </table:table-cell>
          <table:table-cell table:number-columns-repeated="1637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JY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table:formula="of:=SUBSTITUTE([.$E$2];[.B$1];[.B5])" office:value-type="string" office:string-value="(‘JY’, @distance, @value), " calcext:value-type="string">
            <text:p>(‘JY’, @distance, @value), </text:p>
          </table:table-cell>
          <table:table-cell table:formula="of:=SUBSTITUTE([.E5];[.C$1];[.C5])" office:value-type="string" office:string-value="(‘JY’, 10, @value), " calcext:value-type="string">
            <text:p>(‘JY’, 10, @value), </text:p>
          </table:table-cell>
          <table:table-cell table:style-name="ce5" table:formula="of:=SUBSTITUTE([.F5];[.D$1];[.D5])" office:value-type="string" office:string-value="(‘JY’, 10, 180), " calcext:value-type="string">
            <text:p>(‘JY’, 10, 180), </text:p>
          </table:table-cell>
          <table:table-cell table:number-columns-repeated="16374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JY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formula="of:=SUBSTITUTE([.$E$2];[.B$1];[.B6])" office:value-type="string" office:string-value="(‘JY’, @distance, @value), " calcext:value-type="string">
            <text:p>(‘JY’, @distance, @value), </text:p>
          </table:table-cell>
          <table:table-cell table:formula="of:=SUBSTITUTE([.E6];[.C$1];[.C6])" office:value-type="string" office:string-value="(‘JY’, 15, @value), " calcext:value-type="string">
            <text:p>(‘JY’, 15, @value), </text:p>
          </table:table-cell>
          <table:table-cell table:style-name="ce5" table:formula="of:=SUBSTITUTE([.F6];[.D$1];[.D6])" office:value-type="string" office:string-value="(‘JY’, 15, 210), " calcext:value-type="string">
            <text:p>(‘JY’, 15, 210), </text:p>
          </table:table-cell>
          <table:table-cell table:number-columns-repeated="1637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JY</text:p>
          </table:table-cell>
          <table:table-cell office:value-type="float" office:value="20" calcext:value-type="float">
            <text:p>20</text:p>
          </table:table-cell>
          <table:table-cell office:value-type="float" office:value="280" calcext:value-type="float">
            <text:p>280</text:p>
          </table:table-cell>
          <table:table-cell table:formula="of:=SUBSTITUTE([.$E$2];[.B$1];[.B7])" office:value-type="string" office:string-value="(‘JY’, @distance, @value), " calcext:value-type="string">
            <text:p>(‘JY’, @distance, @value), </text:p>
          </table:table-cell>
          <table:table-cell table:formula="of:=SUBSTITUTE([.E7];[.C$1];[.C7])" office:value-type="string" office:string-value="(‘JY’, 20, @value), " calcext:value-type="string">
            <text:p>(‘JY’, 20, @value), </text:p>
          </table:table-cell>
          <table:table-cell table:style-name="ce5" table:formula="of:=SUBSTITUTE([.F7];[.D$1];[.D7])" office:value-type="string" office:string-value="(‘JY’, 20, 280), " calcext:value-type="string">
            <text:p>(‘JY’, 20, 280), </text:p>
          </table:table-cell>
          <table:table-cell table:number-columns-repeated="16374"/>
        </table:table-row>
        <table:table-row table:style-name="ro2" table:number-rows-repeated="1048568">
          <table:table-cell table:number-columns-repeated="16381"/>
        </table:table-row>
        <table:table-row table:style-name="ro2">
          <table:table-cell table:number-columns-repeated="16381"/>
        </table:table-row>
      </table:table>
      <table:table table:name="運賃・小田急本線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16379" table:default-cell-style-name="ce31"/>
        <table:table-row table:style-name="ro1">
          <table:table-cell table:style-name="ce33" office:value-type="string" calcext:value-type="string">
            <text:p>(‘@code’, @distance, @value), </text:p>
          </table:table-cell>
          <table:table-cell table:style-name="ce3" office:value-type="string" calcext:value-type="string">
            <text:p>@code</text:p>
          </table:table-cell>
          <table:table-cell office:value-type="string" calcext:value-type="string">
            <text:p>@distance</text:p>
          </table:table-cell>
          <table:table-cell table:style-name="ce33" office:value-type="string" calcext:value-type="string">
            <text:p>@value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連番</text:p>
          </table:table-cell>
          <table:table-cell table:style-name="ce3" office:value-type="string" calcext:value-type="string">
            <text:p>運賃体系</text:p>
          </table:table-cell>
          <table:table-cell office:value-type="string" calcext:value-type="string">
            <text:p>乗車距離</text:p>
          </table:table-cell>
          <table:table-cell table:style-name="ce33" office:value-type="string" calcext:value-type="string">
            <text:p>運賃</text:p>
          </table:table-cell>
          <table:table-cell table:formula="of:=[.$A$1]" office:value-type="string" office:string-value="(‘@code’, @distance, @value), " calcext:value-type="string">
            <text:p>(‘@code’, @distance, @value), </text:p>
          </table:table-cell>
          <table:table-cell table:number-columns-repeated="1637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OH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table:formula="of:=SUBSTITUTE([.$E$2];[.B$1];[.B3])" office:value-type="string" office:string-value="(‘OH’, @distance, @value), " calcext:value-type="string">
            <text:p>(‘OH’, @distance, @value), </text:p>
          </table:table-cell>
          <table:table-cell table:formula="of:=SUBSTITUTE([.E3];[.C$1];[.C3])" office:value-type="string" office:string-value="(‘OH’, 3, @value), " calcext:value-type="string">
            <text:p>(‘OH’, 3, @value), </text:p>
          </table:table-cell>
          <table:table-cell table:style-name="ce5" table:formula="of:=SUBSTITUTE([.F3];[.D$1];[.D3])" office:value-type="string" office:string-value="(‘OH’, 3, 140), " calcext:value-type="string">
            <text:p>(‘OH’, 3, 140), </text:p>
          </table:table-cell>
          <table:table-cell/>
          <table:table-cell table:formula="of:=&quot;expected.add(new Fare&quot; &amp; [.G3] &amp; &quot;);&quot;" office:value-type="string" office:string-value="expected.add(new Fare(‘OH’, 3, 140), );" calcext:value-type="string">
            <text:p>expected.add(new Fare(‘OH’, 3, 140), );</text:p>
          </table:table-cell>
          <table:table-cell office:value-type="string" calcext:value-type="string">
            <text:p>小田急多摩線も同じ体系</text:p>
          </table:table-cell>
          <table:table-cell table:style-name="Default"/>
          <table:table-cell table:number-columns-repeated="1637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OH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table:formula="of:=SUBSTITUTE([.$E$2];[.B$1];[.B4])" office:value-type="string" office:string-value="(‘OH’, @distance, @value), " calcext:value-type="string">
            <text:p>(‘OH’, @distance, @value), </text:p>
          </table:table-cell>
          <table:table-cell table:formula="of:=SUBSTITUTE([.E4];[.C$1];[.C4])" office:value-type="string" office:string-value="(‘OH’, 6, @value), " calcext:value-type="string">
            <text:p>(‘OH’, 6, @value), </text:p>
          </table:table-cell>
          <table:table-cell table:style-name="ce5" table:formula="of:=SUBSTITUTE([.F4];[.D$1];[.D4])" office:value-type="string" office:string-value="(‘OH’, 6, 170), " calcext:value-type="string">
            <text:p>(‘OH’, 6, 170), </text:p>
          </table:table-cell>
          <table:table-cell/>
          <table:table-cell table:formula="of:=&quot;expected.add(new Fare&quot; &amp; [.G4] &amp; &quot;);&quot;" office:value-type="string" office:string-value="expected.add(new Fare(‘OH’, 6, 170), );" calcext:value-type="string">
            <text:p>expected.add(new Fare(‘OH’, 6, 17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OH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table:formula="of:=SUBSTITUTE([.$E$2];[.B$1];[.B5])" office:value-type="string" office:string-value="(‘OH’, @distance, @value), " calcext:value-type="string">
            <text:p>(‘OH’, @distance, @value), </text:p>
          </table:table-cell>
          <table:table-cell table:formula="of:=SUBSTITUTE([.E5];[.C$1];[.C5])" office:value-type="string" office:string-value="(‘OH’, 9, @value), " calcext:value-type="string">
            <text:p>(‘OH’, 9, @value), </text:p>
          </table:table-cell>
          <table:table-cell table:style-name="ce5" table:formula="of:=SUBSTITUTE([.F5];[.D$1];[.D5])" office:value-type="string" office:string-value="(‘OH’, 9, 200), " calcext:value-type="string">
            <text:p>(‘OH’, 9, 200), </text:p>
          </table:table-cell>
          <table:table-cell/>
          <table:table-cell table:formula="of:=&quot;expected.add(new Fare&quot; &amp; [.G5] &amp; &quot;);&quot;" office:value-type="string" office:string-value="expected.add(new Fare(‘OH’, 9, 200), );" calcext:value-type="string">
            <text:p>expected.add(new Fare(‘OH’, 9, 20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OH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table:formula="of:=SUBSTITUTE([.$E$2];[.B$1];[.B6])" office:value-type="string" office:string-value="(‘OH’, @distance, @value), " calcext:value-type="string">
            <text:p>(‘OH’, @distance, @value), </text:p>
          </table:table-cell>
          <table:table-cell table:formula="of:=SUBSTITUTE([.E6];[.C$1];[.C6])" office:value-type="string" office:string-value="(‘OH’, 13, @value), " calcext:value-type="string">
            <text:p>(‘OH’, 13, @value), </text:p>
          </table:table-cell>
          <table:table-cell table:style-name="ce5" table:formula="of:=SUBSTITUTE([.F6];[.D$1];[.D6])" office:value-type="string" office:string-value="(‘OH’, 13, 220), " calcext:value-type="string">
            <text:p>(‘OH’, 13, 220), </text:p>
          </table:table-cell>
          <table:table-cell/>
          <table:table-cell table:formula="of:=&quot;expected.add(new Fare&quot; &amp; [.G6] &amp; &quot;);&quot;" office:value-type="string" office:string-value="expected.add(new Fare(‘OH’, 13, 220), );" calcext:value-type="string">
            <text:p>expected.add(new Fare(‘OH’, 13, 22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OH</text:p>
          </table:table-cell>
          <table:table-cell office:value-type="float" office:value="17" calcext:value-type="float">
            <text:p>17</text:p>
          </table:table-cell>
          <table:table-cell office:value-type="float" office:value="270" calcext:value-type="float">
            <text:p>270</text:p>
          </table:table-cell>
          <table:table-cell table:formula="of:=SUBSTITUTE([.$E$2];[.B$1];[.B7])" office:value-type="string" office:string-value="(‘OH’, @distance, @value), " calcext:value-type="string">
            <text:p>(‘OH’, @distance, @value), </text:p>
          </table:table-cell>
          <table:table-cell table:formula="of:=SUBSTITUTE([.E7];[.C$1];[.C7])" office:value-type="string" office:string-value="(‘OH’, 17, @value), " calcext:value-type="string">
            <text:p>(‘OH’, 17, @value), </text:p>
          </table:table-cell>
          <table:table-cell table:style-name="ce5" table:formula="of:=SUBSTITUTE([.F7];[.D$1];[.D7])" office:value-type="string" office:string-value="(‘OH’, 17, 270), " calcext:value-type="string">
            <text:p>(‘OH’, 17, 270), </text:p>
          </table:table-cell>
          <table:table-cell/>
          <table:table-cell table:formula="of:=&quot;expected.add(new Fare&quot; &amp; [.G7] &amp; &quot;);&quot;" office:value-type="string" office:string-value="expected.add(new Fare(‘OH’, 17, 270), );" calcext:value-type="string">
            <text:p>expected.add(new Fare(‘OH’, 17, 27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OH</text:p>
          </table:table-cell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table:formula="of:=SUBSTITUTE([.$E$2];[.B$1];[.B8])" office:value-type="string" office:string-value="(‘OH’, @distance, @value), " calcext:value-type="string">
            <text:p>(‘OH’, @distance, @value), </text:p>
          </table:table-cell>
          <table:table-cell table:formula="of:=SUBSTITUTE([.E8];[.C$1];[.C8])" office:value-type="string" office:string-value="(‘OH’, 21, @value), " calcext:value-type="string">
            <text:p>(‘OH’, 21, @value), </text:p>
          </table:table-cell>
          <table:table-cell table:style-name="ce5" table:formula="of:=SUBSTITUTE([.F8];[.D$1];[.D8])" office:value-type="string" office:string-value="(‘OH’, 21, 300), " calcext:value-type="string">
            <text:p>(‘OH’, 21, 300), </text:p>
          </table:table-cell>
          <table:table-cell/>
          <table:table-cell table:formula="of:=&quot;expected.add(new Fare&quot; &amp; [.G8] &amp; &quot;);&quot;" office:value-type="string" office:string-value="expected.add(new Fare(‘OH’, 21, 300), );" calcext:value-type="string">
            <text:p>expected.add(new Fare(‘OH’, 21, 30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OH</text:p>
          </table:table-cell>
          <table:table-cell office:value-type="float" office:value="25" calcext:value-type="float">
            <text:p>25</text:p>
          </table:table-cell>
          <table:table-cell office:value-type="float" office:value="330" calcext:value-type="float">
            <text:p>330</text:p>
          </table:table-cell>
          <table:table-cell table:formula="of:=SUBSTITUTE([.$E$2];[.B$1];[.B9])" office:value-type="string" office:string-value="(‘OH’, @distance, @value), " calcext:value-type="string">
            <text:p>(‘OH’, @distance, @value), </text:p>
          </table:table-cell>
          <table:table-cell table:formula="of:=SUBSTITUTE([.E9];[.C$1];[.C9])" office:value-type="string" office:string-value="(‘OH’, 25, @value), " calcext:value-type="string">
            <text:p>(‘OH’, 25, @value), </text:p>
          </table:table-cell>
          <table:table-cell table:style-name="ce5" table:formula="of:=SUBSTITUTE([.F9];[.D$1];[.D9])" office:value-type="string" office:string-value="(‘OH’, 25, 330), " calcext:value-type="string">
            <text:p>(‘OH’, 25, 330), </text:p>
          </table:table-cell>
          <table:table-cell/>
          <table:table-cell table:formula="of:=&quot;expected.add(new Fare&quot; &amp; [.G9] &amp; &quot;);&quot;" office:value-type="string" office:string-value="expected.add(new Fare(‘OH’, 25, 330), );" calcext:value-type="string">
            <text:p>expected.add(new Fare(‘OH’, 25, 33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OH</text:p>
          </table:table-cell>
          <table:table-cell office:value-type="float" office:value="29" calcext:value-type="float">
            <text:p>29</text:p>
          </table:table-cell>
          <table:table-cell office:value-type="float" office:value="360" calcext:value-type="float">
            <text:p>360</text:p>
          </table:table-cell>
          <table:table-cell table:formula="of:=SUBSTITUTE([.$E$2];[.B$1];[.B10])" office:value-type="string" office:string-value="(‘OH’, @distance, @value), " calcext:value-type="string">
            <text:p>(‘OH’, @distance, @value), </text:p>
          </table:table-cell>
          <table:table-cell table:formula="of:=SUBSTITUTE([.E10];[.C$1];[.C10])" office:value-type="string" office:string-value="(‘OH’, 29, @value), " calcext:value-type="string">
            <text:p>(‘OH’, 29, @value), </text:p>
          </table:table-cell>
          <table:table-cell table:style-name="ce5" table:formula="of:=SUBSTITUTE([.F10];[.D$1];[.D10])" office:value-type="string" office:string-value="(‘OH’, 29, 360), " calcext:value-type="string">
            <text:p>(‘OH’, 29, 360), </text:p>
          </table:table-cell>
          <table:table-cell/>
          <table:table-cell table:formula="of:=&quot;expected.add(new Fare&quot; &amp; [.G10] &amp; &quot;);&quot;" office:value-type="string" office:string-value="expected.add(new Fare(‘OH’, 29, 360), );" calcext:value-type="string">
            <text:p>expected.add(new Fare(‘OH’, 29, 36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OH</text:p>
          </table:table-cell>
          <table:table-cell office:value-type="float" office:value="33" calcext:value-type="float">
            <text:p>33</text:p>
          </table:table-cell>
          <table:table-cell office:value-type="float" office:value="390" calcext:value-type="float">
            <text:p>390</text:p>
          </table:table-cell>
          <table:table-cell table:formula="of:=SUBSTITUTE([.$E$2];[.B$1];[.B11])" office:value-type="string" office:string-value="(‘OH’, @distance, @value), " calcext:value-type="string">
            <text:p>(‘OH’, @distance, @value), </text:p>
          </table:table-cell>
          <table:table-cell table:formula="of:=SUBSTITUTE([.E11];[.C$1];[.C11])" office:value-type="string" office:string-value="(‘OH’, 33, @value), " calcext:value-type="string">
            <text:p>(‘OH’, 33, @value), </text:p>
          </table:table-cell>
          <table:table-cell table:style-name="ce5" table:formula="of:=SUBSTITUTE([.F11];[.D$1];[.D11])" office:value-type="string" office:string-value="(‘OH’, 33, 390), " calcext:value-type="string">
            <text:p>(‘OH’, 33, 390), </text:p>
          </table:table-cell>
          <table:table-cell/>
          <table:table-cell table:formula="of:=&quot;expected.add(new Fare&quot; &amp; [.G11] &amp; &quot;);&quot;" office:value-type="string" office:string-value="expected.add(new Fare(‘OH’, 33, 390), );" calcext:value-type="string">
            <text:p>expected.add(new Fare(‘OH’, 33, 39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OH</text:p>
          </table:table-cell>
          <table:table-cell office:value-type="float" office:value="37" calcext:value-type="float">
            <text:p>37</text:p>
          </table:table-cell>
          <table:table-cell office:value-type="float" office:value="430" calcext:value-type="float">
            <text:p>430</text:p>
          </table:table-cell>
          <table:table-cell table:formula="of:=SUBSTITUTE([.$E$2];[.B$1];[.B12])" office:value-type="string" office:string-value="(‘OH’, @distance, @value), " calcext:value-type="string">
            <text:p>(‘OH’, @distance, @value), </text:p>
          </table:table-cell>
          <table:table-cell table:formula="of:=SUBSTITUTE([.E12];[.C$1];[.C12])" office:value-type="string" office:string-value="(‘OH’, 37, @value), " calcext:value-type="string">
            <text:p>(‘OH’, 37, @value), </text:p>
          </table:table-cell>
          <table:table-cell table:style-name="ce5" table:formula="of:=SUBSTITUTE([.F12];[.D$1];[.D12])" office:value-type="string" office:string-value="(‘OH’, 37, 430), " calcext:value-type="string">
            <text:p>(‘OH’, 37, 430), </text:p>
          </table:table-cell>
          <table:table-cell/>
          <table:table-cell table:formula="of:=&quot;expected.add(new Fare&quot; &amp; [.G12] &amp; &quot;);&quot;" office:value-type="string" office:string-value="expected.add(new Fare(‘OH’, 37, 430), );" calcext:value-type="string">
            <text:p>expected.add(new Fare(‘OH’, 37, 43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OH</text:p>
          </table:table-cell>
          <table:table-cell office:value-type="float" office:value="41" calcext:value-type="float">
            <text:p>41</text:p>
          </table:table-cell>
          <table:table-cell office:value-type="float" office:value="480" calcext:value-type="float">
            <text:p>480</text:p>
          </table:table-cell>
          <table:table-cell table:formula="of:=SUBSTITUTE([.$E$2];[.B$1];[.B13])" office:value-type="string" office:string-value="(‘OH’, @distance, @value), " calcext:value-type="string">
            <text:p>(‘OH’, @distance, @value), </text:p>
          </table:table-cell>
          <table:table-cell table:formula="of:=SUBSTITUTE([.E13];[.C$1];[.C13])" office:value-type="string" office:string-value="(‘OH’, 41, @value), " calcext:value-type="string">
            <text:p>(‘OH’, 41, @value), </text:p>
          </table:table-cell>
          <table:table-cell table:style-name="ce5" table:formula="of:=SUBSTITUTE([.F13];[.D$1];[.D13])" office:value-type="string" office:string-value="(‘OH’, 41, 480), " calcext:value-type="string">
            <text:p>(‘OH’, 41, 480), </text:p>
          </table:table-cell>
          <table:table-cell/>
          <table:table-cell table:formula="of:=&quot;expected.add(new Fare&quot; &amp; [.G13] &amp; &quot;);&quot;" office:value-type="string" office:string-value="expected.add(new Fare(‘OH’, 41, 480), );" calcext:value-type="string">
            <text:p>expected.add(new Fare(‘OH’, 41, 48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OH</text:p>
          </table:table-cell>
          <table:table-cell office:value-type="float" office:value="46" calcext:value-type="float">
            <text:p>46</text:p>
          </table:table-cell>
          <table:table-cell office:value-type="float" office:value="520" calcext:value-type="float">
            <text:p>520</text:p>
          </table:table-cell>
          <table:table-cell table:formula="of:=SUBSTITUTE([.$E$2];[.B$1];[.B14])" office:value-type="string" office:string-value="(‘OH’, @distance, @value), " calcext:value-type="string">
            <text:p>(‘OH’, @distance, @value), </text:p>
          </table:table-cell>
          <table:table-cell table:formula="of:=SUBSTITUTE([.E14];[.C$1];[.C14])" office:value-type="string" office:string-value="(‘OH’, 46, @value), " calcext:value-type="string">
            <text:p>(‘OH’, 46, @value), </text:p>
          </table:table-cell>
          <table:table-cell table:style-name="ce5" table:formula="of:=SUBSTITUTE([.F14];[.D$1];[.D14])" office:value-type="string" office:string-value="(‘OH’, 46, 520), " calcext:value-type="string">
            <text:p>(‘OH’, 46, 520), </text:p>
          </table:table-cell>
          <table:table-cell/>
          <table:table-cell table:formula="of:=&quot;expected.add(new Fare&quot; &amp; [.G14] &amp; &quot;);&quot;" office:value-type="string" office:string-value="expected.add(new Fare(‘OH’, 46, 520), );" calcext:value-type="string">
            <text:p>expected.add(new Fare(‘OH’, 46, 52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OH</text:p>
          </table:table-cell>
          <table:table-cell office:value-type="float" office:value="51" calcext:value-type="float">
            <text:p>51</text:p>
          </table:table-cell>
          <table:table-cell office:value-type="float" office:value="560" calcext:value-type="float">
            <text:p>560</text:p>
          </table:table-cell>
          <table:table-cell table:formula="of:=SUBSTITUTE([.$E$2];[.B$1];[.B15])" office:value-type="string" office:string-value="(‘OH’, @distance, @value), " calcext:value-type="string">
            <text:p>(‘OH’, @distance, @value), </text:p>
          </table:table-cell>
          <table:table-cell table:formula="of:=SUBSTITUTE([.E15];[.C$1];[.C15])" office:value-type="string" office:string-value="(‘OH’, 51, @value), " calcext:value-type="string">
            <text:p>(‘OH’, 51, @value), </text:p>
          </table:table-cell>
          <table:table-cell table:style-name="ce5" table:formula="of:=SUBSTITUTE([.F15];[.D$1];[.D15])" office:value-type="string" office:string-value="(‘OH’, 51, 560), " calcext:value-type="string">
            <text:p>(‘OH’, 51, 560), </text:p>
          </table:table-cell>
          <table:table-cell/>
          <table:table-cell table:formula="of:=&quot;expected.add(new Fare&quot; &amp; [.G15] &amp; &quot;);&quot;" office:value-type="string" office:string-value="expected.add(new Fare(‘OH’, 51, 560), );" calcext:value-type="string">
            <text:p>expected.add(new Fare(‘OH’, 51, 56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OH</text:p>
          </table:table-cell>
          <table:table-cell office:value-type="float" office:value="56" calcext:value-type="float">
            <text:p>56</text:p>
          </table:table-cell>
          <table:table-cell office:value-type="float" office:value="610" calcext:value-type="float">
            <text:p>610</text:p>
          </table:table-cell>
          <table:table-cell table:formula="of:=SUBSTITUTE([.$E$2];[.B$1];[.B16])" office:value-type="string" office:string-value="(‘OH’, @distance, @value), " calcext:value-type="string">
            <text:p>(‘OH’, @distance, @value), </text:p>
          </table:table-cell>
          <table:table-cell table:formula="of:=SUBSTITUTE([.E16];[.C$1];[.C16])" office:value-type="string" office:string-value="(‘OH’, 56, @value), " calcext:value-type="string">
            <text:p>(‘OH’, 56, @value), </text:p>
          </table:table-cell>
          <table:table-cell table:style-name="ce5" table:formula="of:=SUBSTITUTE([.F16];[.D$1];[.D16])" office:value-type="string" office:string-value="(‘OH’, 56, 610), " calcext:value-type="string">
            <text:p>(‘OH’, 56, 610), </text:p>
          </table:table-cell>
          <table:table-cell/>
          <table:table-cell table:formula="of:=&quot;expected.add(new Fare&quot; &amp; [.G16] &amp; &quot;);&quot;" office:value-type="string" office:string-value="expected.add(new Fare(‘OH’, 56, 610), );" calcext:value-type="string">
            <text:p>expected.add(new Fare(‘OH’, 56, 61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OH</text:p>
          </table:table-cell>
          <table:table-cell office:value-type="float" office:value="61" calcext:value-type="float">
            <text:p>61</text:p>
          </table:table-cell>
          <table:table-cell office:value-type="float" office:value="650" calcext:value-type="float">
            <text:p>650</text:p>
          </table:table-cell>
          <table:table-cell table:formula="of:=SUBSTITUTE([.$E$2];[.B$1];[.B17])" office:value-type="string" office:string-value="(‘OH’, @distance, @value), " calcext:value-type="string">
            <text:p>(‘OH’, @distance, @value), </text:p>
          </table:table-cell>
          <table:table-cell table:formula="of:=SUBSTITUTE([.E17];[.C$1];[.C17])" office:value-type="string" office:string-value="(‘OH’, 61, @value), " calcext:value-type="string">
            <text:p>(‘OH’, 61, @value), </text:p>
          </table:table-cell>
          <table:table-cell table:style-name="ce5" table:formula="of:=SUBSTITUTE([.F17];[.D$1];[.D17])" office:value-type="string" office:string-value="(‘OH’, 61, 650), " calcext:value-type="string">
            <text:p>(‘OH’, 61, 650), </text:p>
          </table:table-cell>
          <table:table-cell/>
          <table:table-cell table:formula="of:=&quot;expected.add(new Fare&quot; &amp; [.G17] &amp; &quot;);&quot;" office:value-type="string" office:string-value="expected.add(new Fare(‘OH’, 61, 650), );" calcext:value-type="string">
            <text:p>expected.add(new Fare(‘OH’, 61, 65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OH</text:p>
          </table:table-cell>
          <table:table-cell office:value-type="float" office:value="66" calcext:value-type="float">
            <text:p>66</text:p>
          </table:table-cell>
          <table:table-cell office:value-type="float" office:value="700" calcext:value-type="float">
            <text:p>700</text:p>
          </table:table-cell>
          <table:table-cell table:formula="of:=SUBSTITUTE([.$E$2];[.B$1];[.B18])" office:value-type="string" office:string-value="(‘OH’, @distance, @value), " calcext:value-type="string">
            <text:p>(‘OH’, @distance, @value), </text:p>
          </table:table-cell>
          <table:table-cell table:formula="of:=SUBSTITUTE([.E18];[.C$1];[.C18])" office:value-type="string" office:string-value="(‘OH’, 66, @value), " calcext:value-type="string">
            <text:p>(‘OH’, 66, @value), </text:p>
          </table:table-cell>
          <table:table-cell table:style-name="ce5" table:formula="of:=SUBSTITUTE([.F18];[.D$1];[.D18])" office:value-type="string" office:string-value="(‘OH’, 66, 700), " calcext:value-type="string">
            <text:p>(‘OH’, 66, 700), </text:p>
          </table:table-cell>
          <table:table-cell/>
          <table:table-cell table:formula="of:=&quot;expected.add(new Fare&quot; &amp; [.G18] &amp; &quot;);&quot;" office:value-type="string" office:string-value="expected.add(new Fare(‘OH’, 66, 700), );" calcext:value-type="string">
            <text:p>expected.add(new Fare(‘OH’, 66, 70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OH</text:p>
          </table:table-cell>
          <table:table-cell office:value-type="float" office:value="71" calcext:value-type="float">
            <text:p>71</text:p>
          </table:table-cell>
          <table:table-cell office:value-type="float" office:value="750" calcext:value-type="float">
            <text:p>750</text:p>
          </table:table-cell>
          <table:table-cell table:formula="of:=SUBSTITUTE([.$E$2];[.B$1];[.B19])" office:value-type="string" office:string-value="(‘OH’, @distance, @value), " calcext:value-type="string">
            <text:p>(‘OH’, @distance, @value), </text:p>
          </table:table-cell>
          <table:table-cell table:formula="of:=SUBSTITUTE([.E19];[.C$1];[.C19])" office:value-type="string" office:string-value="(‘OH’, 71, @value), " calcext:value-type="string">
            <text:p>(‘OH’, 71, @value), </text:p>
          </table:table-cell>
          <table:table-cell table:style-name="ce5" table:formula="of:=SUBSTITUTE([.F19];[.D$1];[.D19])" office:value-type="string" office:string-value="(‘OH’, 71, 750), " calcext:value-type="string">
            <text:p>(‘OH’, 71, 750), </text:p>
          </table:table-cell>
          <table:table-cell/>
          <table:table-cell table:formula="of:=&quot;expected.add(new Fare&quot; &amp; [.G19] &amp; &quot;);&quot;" office:value-type="string" office:string-value="expected.add(new Fare(‘OH’, 71, 750), );" calcext:value-type="string">
            <text:p>expected.add(new Fare(‘OH’, 71, 75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OH</text:p>
          </table:table-cell>
          <table:table-cell office:value-type="float" office:value="76" calcext:value-type="float">
            <text:p>76</text:p>
          </table:table-cell>
          <table:table-cell office:value-type="float" office:value="800" calcext:value-type="float">
            <text:p>800</text:p>
          </table:table-cell>
          <table:table-cell table:formula="of:=SUBSTITUTE([.$E$2];[.B$1];[.B20])" office:value-type="string" office:string-value="(‘OH’, @distance, @value), " calcext:value-type="string">
            <text:p>(‘OH’, @distance, @value), </text:p>
          </table:table-cell>
          <table:table-cell table:formula="of:=SUBSTITUTE([.E20];[.C$1];[.C20])" office:value-type="string" office:string-value="(‘OH’, 76, @value), " calcext:value-type="string">
            <text:p>(‘OH’, 76, @value), </text:p>
          </table:table-cell>
          <table:table-cell table:style-name="ce5" table:formula="of:=SUBSTITUTE([.F20];[.D$1];[.D20])" office:value-type="string" office:string-value="(‘OH’, 76, 800), " calcext:value-type="string">
            <text:p>(‘OH’, 76, 800), </text:p>
          </table:table-cell>
          <table:table-cell/>
          <table:table-cell table:formula="of:=&quot;expected.add(new Fare&quot; &amp; [.G20] &amp; &quot;);&quot;" office:value-type="string" office:string-value="expected.add(new Fare(‘OH’, 76, 800), );" calcext:value-type="string">
            <text:p>expected.add(new Fare(‘OH’, 76, 80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OH</text:p>
          </table:table-cell>
          <table:table-cell office:value-type="float" office:value="81" calcext:value-type="float">
            <text:p>81</text:p>
          </table:table-cell>
          <table:table-cell office:value-type="float" office:value="850" calcext:value-type="float">
            <text:p>850</text:p>
          </table:table-cell>
          <table:table-cell table:formula="of:=SUBSTITUTE([.$E$2];[.B$1];[.B21])" office:value-type="string" office:string-value="(‘OH’, @distance, @value), " calcext:value-type="string">
            <text:p>(‘OH’, @distance, @value), </text:p>
          </table:table-cell>
          <table:table-cell table:formula="of:=SUBSTITUTE([.E21];[.C$1];[.C21])" office:value-type="string" office:string-value="(‘OH’, 81, @value), " calcext:value-type="string">
            <text:p>(‘OH’, 81, @value), </text:p>
          </table:table-cell>
          <table:table-cell table:style-name="ce5" table:formula="of:=SUBSTITUTE([.F21];[.D$1];[.D21])" office:value-type="string" office:string-value="(‘OH’, 81, 850), " calcext:value-type="string">
            <text:p>(‘OH’, 81, 850), </text:p>
          </table:table-cell>
          <table:table-cell/>
          <table:table-cell table:formula="of:=&quot;expected.add(new Fare&quot; &amp; [.G21] &amp; &quot;);&quot;" office:value-type="string" office:string-value="expected.add(new Fare(‘OH’, 81, 850), );" calcext:value-type="string">
            <text:p>expected.add(new Fare(‘OH’, 81, 85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OH</text:p>
          </table:table-cell>
          <table:table-cell office:value-type="float" office:value="83" calcext:value-type="float">
            <text:p>83</text:p>
          </table:table-cell>
          <table:table-cell office:value-type="float" office:value="910" calcext:value-type="float">
            <text:p>910</text:p>
          </table:table-cell>
          <table:table-cell table:formula="of:=SUBSTITUTE([.$E$2];[.B$1];[.B22])" office:value-type="string" office:string-value="(‘OH’, @distance, @value), " calcext:value-type="string">
            <text:p>(‘OH’, @distance, @value), </text:p>
          </table:table-cell>
          <table:table-cell table:formula="of:=SUBSTITUTE([.E22];[.C$1];[.C22])" office:value-type="string" office:string-value="(‘OH’, 83, @value), " calcext:value-type="string">
            <text:p>(‘OH’, 83, @value), </text:p>
          </table:table-cell>
          <table:table-cell table:style-name="ce5" table:formula="of:=SUBSTITUTE([.F22];[.D$1];[.D22])" office:value-type="string" office:string-value="(‘OH’, 83, 910), " calcext:value-type="string">
            <text:p>(‘OH’, 83, 910), </text:p>
          </table:table-cell>
          <table:table-cell/>
          <table:table-cell table:formula="of:=&quot;expected.add(new Fare&quot; &amp; [.G22] &amp; &quot;);&quot;" office:value-type="string" office:string-value="expected.add(new Fare(‘OH’, 83, 910), );" calcext:value-type="string">
            <text:p>expected.add(new Fare(‘OH’, 83, 910), );</text:p>
          </table:table-cell>
          <table:table-cell table:number-columns-repeated="16372"/>
        </table:table-row>
        <table:table-row table:style-name="ro2" table:number-rows-repeated="1048508">
          <table:table-cell table:number-columns-repeated="16381"/>
        </table:table-row>
        <table:table-row table:style-name="ro1" table:number-rows-repeated="45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運賃・JR東京電車特定区間" table:style-name="ta1">
        <office:forms form:automatic-focus="false" form:apply-design-mode="false"/>
        <table:table-column table:style-name="co1" table:default-cell-style-name="ce3"/>
        <table:table-column table:style-name="co1" table:default-cell-style-name="Default"/>
        <table:table-column table:style-name="co1" table:number-columns-repeated="16379" table:default-cell-style-name="ce31"/>
        <table:table-row table:style-name="ro1">
          <table:table-cell table:style-name="ce33" office:value-type="string" calcext:value-type="string">
            <text:p>(‘@code’, @distance, @value), </text:p>
          </table:table-cell>
          <table:table-cell table:style-name="ce3" office:value-type="string" calcext:value-type="string">
            <text:p>@code</text:p>
          </table:table-cell>
          <table:table-cell office:value-type="string" calcext:value-type="string">
            <text:p>@distance</text:p>
          </table:table-cell>
          <table:table-cell table:style-name="ce33" office:value-type="string" calcext:value-type="string">
            <text:p>@val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連番</text:p>
          </table:table-cell>
          <table:table-cell table:style-name="ce3" office:value-type="string" calcext:value-type="string">
            <text:p>運賃体系</text:p>
          </table:table-cell>
          <table:table-cell office:value-type="string" calcext:value-type="string">
            <text:p>乗車距離</text:p>
          </table:table-cell>
          <table:table-cell table:style-name="ce33" office:value-type="string" calcext:value-type="string">
            <text:p>運賃</text:p>
          </table:table-cell>
          <table:table-cell table:formula="of:=[.$A$1]" office:value-type="string" office:string-value="(‘@code’, @distance, @value), " calcext:value-type="string">
            <text:p>(‘@code’, @distance, @value), </text:p>
          </table:table-cell>
          <table:table-cell table:number-columns-repeated="1637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JRE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formula="of:=SUBSTITUTE([.$E$2];[.B$1];[.B3])" office:value-type="string" office:string-value="(‘JRE’, @distance, @value), " calcext:value-type="string">
            <text:p>(‘JRE’, @distance, @value), </text:p>
          </table:table-cell>
          <table:table-cell table:formula="of:=SUBSTITUTE([.E3];[.C$1];[.C3])" office:value-type="string" office:string-value="(‘JRE’, 3, @value), " calcext:value-type="string">
            <text:p>(‘JRE’, 3, @value), </text:p>
          </table:table-cell>
          <table:table-cell table:style-name="ce5" table:formula="of:=SUBSTITUTE([.F3];[.D$1];[.D3])" office:value-type="string" office:string-value="(‘JRE’, 3, 150), " calcext:value-type="string">
            <text:p>(‘JRE’, 3, 150), </text:p>
          </table:table-cell>
          <table:table-cell/>
          <table:table-cell table:formula="of:=&quot;expected.add(new Fare&quot; &amp; [.G3] &amp; &quot;);&quot;" office:value-type="string" office:string-value="expected.add(new Fare(‘JRE’, 3, 150), );" calcext:value-type="string">
            <text:p>expected.add(new Fare(‘JRE’, 3, 15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JRE</text:p>
          </table:table-cell>
          <table:table-cell table:style-name="ce37"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table:formula="of:=SUBSTITUTE([.$E$2];[.B$1];[.B4])" office:value-type="string" office:string-value="(‘JRE’, @distance, @value), " calcext:value-type="string">
            <text:p>(‘JRE’, @distance, @value), </text:p>
          </table:table-cell>
          <table:table-cell table:formula="of:=SUBSTITUTE([.E4];[.C$1];[.C4])" office:value-type="string" office:string-value="(‘JRE’, 6, @value), " calcext:value-type="string">
            <text:p>(‘JRE’, 6, @value), </text:p>
          </table:table-cell>
          <table:table-cell table:style-name="ce5" table:formula="of:=SUBSTITUTE([.F4];[.D$1];[.D4])" office:value-type="string" office:string-value="(‘JRE’, 6, 170), " calcext:value-type="string">
            <text:p>(‘JRE’, 6, 170), </text:p>
          </table:table-cell>
          <table:table-cell/>
          <table:table-cell table:formula="of:=&quot;expected.add(new Fare&quot; &amp; [.G4] &amp; &quot;);&quot;" office:value-type="string" office:string-value="expected.add(new Fare(‘JRE’, 6, 170), );" calcext:value-type="string">
            <text:p>expected.add(new Fare(‘JRE’, 6, 17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JRE</text:p>
          </table:table-cell>
          <table:table-cell table:style-name="ce37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table:formula="of:=SUBSTITUTE([.$E$2];[.B$1];[.B5])" office:value-type="string" office:string-value="(‘JRE’, @distance, @value), " calcext:value-type="string">
            <text:p>(‘JRE’, @distance, @value), </text:p>
          </table:table-cell>
          <table:table-cell table:formula="of:=SUBSTITUTE([.E5];[.C$1];[.C5])" office:value-type="string" office:string-value="(‘JRE’, 10, @value), " calcext:value-type="string">
            <text:p>(‘JRE’, 10, @value), </text:p>
          </table:table-cell>
          <table:table-cell table:style-name="ce5" table:formula="of:=SUBSTITUTE([.F5];[.D$1];[.D5])" office:value-type="string" office:string-value="(‘JRE’, 10, 180), " calcext:value-type="string">
            <text:p>(‘JRE’, 10, 180), </text:p>
          </table:table-cell>
          <table:table-cell/>
          <table:table-cell table:formula="of:=&quot;expected.add(new Fare&quot; &amp; [.G5] &amp; &quot;);&quot;" office:value-type="string" office:string-value="expected.add(new Fare(‘JRE’, 10, 180), );" calcext:value-type="string">
            <text:p>expected.add(new Fare(‘JRE’, 10, 18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JRE</text:p>
          </table:table-cell>
          <table:table-cell table:style-name="ce37" office:value-type="float" office:value="15" calcext:value-type="float">
            <text:p>15</text:p>
          </table:table-cell>
          <table:table-cell office:value-type="float" office:value="230" calcext:value-type="float">
            <text:p>230</text:p>
          </table:table-cell>
          <table:table-cell table:formula="of:=SUBSTITUTE([.$E$2];[.B$1];[.B6])" office:value-type="string" office:string-value="(‘JRE’, @distance, @value), " calcext:value-type="string">
            <text:p>(‘JRE’, @distance, @value), </text:p>
          </table:table-cell>
          <table:table-cell table:formula="of:=SUBSTITUTE([.E6];[.C$1];[.C6])" office:value-type="string" office:string-value="(‘JRE’, 15, @value), " calcext:value-type="string">
            <text:p>(‘JRE’, 15, @value), </text:p>
          </table:table-cell>
          <table:table-cell table:style-name="ce5" table:formula="of:=SUBSTITUTE([.F6];[.D$1];[.D6])" office:value-type="string" office:string-value="(‘JRE’, 15, 230), " calcext:value-type="string">
            <text:p>(‘JRE’, 15, 230), </text:p>
          </table:table-cell>
          <table:table-cell/>
          <table:table-cell table:formula="of:=&quot;expected.add(new Fare&quot; &amp; [.G6] &amp; &quot;);&quot;" office:value-type="string" office:string-value="expected.add(new Fare(‘JRE’, 15, 230), );" calcext:value-type="string">
            <text:p>expected.add(new Fare(‘JRE’, 15, 23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JRE</text:p>
          </table:table-cell>
          <table:table-cell office:value-type="float" office:value="20" calcext:value-type="float">
            <text:p>20</text:p>
          </table:table-cell>
          <table:table-cell office:value-type="float" office:value="320" calcext:value-type="float">
            <text:p>320</text:p>
          </table:table-cell>
          <table:table-cell table:formula="of:=SUBSTITUTE([.$E$2];[.B$1];[.B7])" office:value-type="string" office:string-value="(‘JRE’, @distance, @value), " calcext:value-type="string">
            <text:p>(‘JRE’, @distance, @value), </text:p>
          </table:table-cell>
          <table:table-cell table:formula="of:=SUBSTITUTE([.E7];[.C$1];[.C7])" office:value-type="string" office:string-value="(‘JRE’, 20, @value), " calcext:value-type="string">
            <text:p>(‘JRE’, 20, @value), </text:p>
          </table:table-cell>
          <table:table-cell table:style-name="ce5" table:formula="of:=SUBSTITUTE([.F7];[.D$1];[.D7])" office:value-type="string" office:string-value="(‘JRE’, 20, 320), " calcext:value-type="string">
            <text:p>(‘JRE’, 20, 320), </text:p>
          </table:table-cell>
          <table:table-cell/>
          <table:table-cell table:formula="of:=&quot;expected.add(new Fare&quot; &amp; [.G7] &amp; &quot;);&quot;" office:value-type="string" office:string-value="expected.add(new Fare(‘JRE’, 20, 320), );" calcext:value-type="string">
            <text:p>expected.add(new Fare(‘JRE’, 20, 32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JRE</text:p>
          </table:table-cell>
          <table:table-cell office:value-type="float" office:value="25" calcext:value-type="float">
            <text:p>25</text:p>
          </table:table-cell>
          <table:table-cell office:value-type="float" office:value="410" calcext:value-type="float">
            <text:p>410</text:p>
          </table:table-cell>
          <table:table-cell table:formula="of:=SUBSTITUTE([.$E$2];[.B$1];[.B8])" office:value-type="string" office:string-value="(‘JRE’, @distance, @value), " calcext:value-type="string">
            <text:p>(‘JRE’, @distance, @value), </text:p>
          </table:table-cell>
          <table:table-cell table:formula="of:=SUBSTITUTE([.E8];[.C$1];[.C8])" office:value-type="string" office:string-value="(‘JRE’, 25, @value), " calcext:value-type="string">
            <text:p>(‘JRE’, 25, @value), </text:p>
          </table:table-cell>
          <table:table-cell table:style-name="ce5" table:formula="of:=SUBSTITUTE([.F8];[.D$1];[.D8])" office:value-type="string" office:string-value="(‘JRE’, 25, 410), " calcext:value-type="string">
            <text:p>(‘JRE’, 25, 410), </text:p>
          </table:table-cell>
          <table:table-cell/>
          <table:table-cell table:formula="of:=&quot;expected.add(new Fare&quot; &amp; [.G8] &amp; &quot;);&quot;" office:value-type="string" office:string-value="expected.add(new Fare(‘JRE’, 25, 410), );" calcext:value-type="string">
            <text:p>expected.add(new Fare(‘JRE’, 25, 41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JRE</text:p>
          </table:table-cell>
          <table:table-cell office:value-type="float" office:value="30" calcext:value-type="float">
            <text:p>30</text:p>
          </table:table-cell>
          <table:table-cell office:value-type="float" office:value="490" calcext:value-type="float">
            <text:p>490</text:p>
          </table:table-cell>
          <table:table-cell table:formula="of:=SUBSTITUTE([.$E$2];[.B$1];[.B9])" office:value-type="string" office:string-value="(‘JRE’, @distance, @value), " calcext:value-type="string">
            <text:p>(‘JRE’, @distance, @value), </text:p>
          </table:table-cell>
          <table:table-cell table:formula="of:=SUBSTITUTE([.E9];[.C$1];[.C9])" office:value-type="string" office:string-value="(‘JRE’, 30, @value), " calcext:value-type="string">
            <text:p>(‘JRE’, 30, @value), </text:p>
          </table:table-cell>
          <table:table-cell table:style-name="ce5" table:formula="of:=SUBSTITUTE([.F9];[.D$1];[.D9])" office:value-type="string" office:string-value="(‘JRE’, 30, 490), " calcext:value-type="string">
            <text:p>(‘JRE’, 30, 490), </text:p>
          </table:table-cell>
          <table:table-cell/>
          <table:table-cell table:formula="of:=&quot;expected.add(new Fare&quot; &amp; [.G9] &amp; &quot;);&quot;" office:value-type="string" office:string-value="expected.add(new Fare(‘JRE’, 30, 490), );" calcext:value-type="string">
            <text:p>expected.add(new Fare(‘JRE’, 30, 49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JRE</text:p>
          </table:table-cell>
          <table:table-cell office:value-type="float" office:value="35" calcext:value-type="float">
            <text:p>35</text:p>
          </table:table-cell>
          <table:table-cell office:value-type="float" office:value="580" calcext:value-type="float">
            <text:p>580</text:p>
          </table:table-cell>
          <table:table-cell table:formula="of:=SUBSTITUTE([.$E$2];[.B$1];[.B10])" office:value-type="string" office:string-value="(‘JRE’, @distance, @value), " calcext:value-type="string">
            <text:p>(‘JRE’, @distance, @value), </text:p>
          </table:table-cell>
          <table:table-cell table:formula="of:=SUBSTITUTE([.E10];[.C$1];[.C10])" office:value-type="string" office:string-value="(‘JRE’, 35, @value), " calcext:value-type="string">
            <text:p>(‘JRE’, 35, @value), </text:p>
          </table:table-cell>
          <table:table-cell table:style-name="ce5" table:formula="of:=SUBSTITUTE([.F10];[.D$1];[.D10])" office:value-type="string" office:string-value="(‘JRE’, 35, 580), " calcext:value-type="string">
            <text:p>(‘JRE’, 35, 580), </text:p>
          </table:table-cell>
          <table:table-cell/>
          <table:table-cell table:formula="of:=&quot;expected.add(new Fare&quot; &amp; [.G10] &amp; &quot;);&quot;" office:value-type="string" office:string-value="expected.add(new Fare(‘JRE’, 35, 580), );" calcext:value-type="string">
            <text:p>expected.add(new Fare(‘JRE’, 35, 58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JRE</text:p>
          </table:table-cell>
          <table:table-cell office:value-type="float" office:value="40" calcext:value-type="float">
            <text:p>40</text:p>
          </table:table-cell>
          <table:table-cell office:value-type="float" office:value="660" calcext:value-type="float">
            <text:p>660</text:p>
          </table:table-cell>
          <table:table-cell table:formula="of:=SUBSTITUTE([.$E$2];[.B$1];[.B11])" office:value-type="string" office:string-value="(‘JRE’, @distance, @value), " calcext:value-type="string">
            <text:p>(‘JRE’, @distance, @value), </text:p>
          </table:table-cell>
          <table:table-cell table:formula="of:=SUBSTITUTE([.E11];[.C$1];[.C11])" office:value-type="string" office:string-value="(‘JRE’, 40, @value), " calcext:value-type="string">
            <text:p>(‘JRE’, 40, @value), </text:p>
          </table:table-cell>
          <table:table-cell table:style-name="ce5" table:formula="of:=SUBSTITUTE([.F11];[.D$1];[.D11])" office:value-type="string" office:string-value="(‘JRE’, 40, 660), " calcext:value-type="string">
            <text:p>(‘JRE’, 40, 660), </text:p>
          </table:table-cell>
          <table:table-cell/>
          <table:table-cell table:formula="of:=&quot;expected.add(new Fare&quot; &amp; [.G11] &amp; &quot;);&quot;" office:value-type="string" office:string-value="expected.add(new Fare(‘JRE’, 40, 660), );" calcext:value-type="string">
            <text:p>expected.add(new Fare(‘JRE’, 40, 66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JRE</text:p>
          </table:table-cell>
          <table:table-cell office:value-type="float" office:value="45" calcext:value-type="float">
            <text:p>45</text:p>
          </table:table-cell>
          <table:table-cell office:value-type="float" office:value="740" calcext:value-type="float">
            <text:p>740</text:p>
          </table:table-cell>
          <table:table-cell table:formula="of:=SUBSTITUTE([.$E$2];[.B$1];[.B12])" office:value-type="string" office:string-value="(‘JRE’, @distance, @value), " calcext:value-type="string">
            <text:p>(‘JRE’, @distance, @value), </text:p>
          </table:table-cell>
          <table:table-cell table:formula="of:=SUBSTITUTE([.E12];[.C$1];[.C12])" office:value-type="string" office:string-value="(‘JRE’, 45, @value), " calcext:value-type="string">
            <text:p>(‘JRE’, 45, @value), </text:p>
          </table:table-cell>
          <table:table-cell table:style-name="ce5" table:formula="of:=SUBSTITUTE([.F12];[.D$1];[.D12])" office:value-type="string" office:string-value="(‘JRE’, 45, 740), " calcext:value-type="string">
            <text:p>(‘JRE’, 45, 740), </text:p>
          </table:table-cell>
          <table:table-cell/>
          <table:table-cell table:formula="of:=&quot;expected.add(new Fare&quot; &amp; [.G12] &amp; &quot;);&quot;" office:value-type="string" office:string-value="expected.add(new Fare(‘JRE’, 45, 740), );" calcext:value-type="string">
            <text:p>expected.add(new Fare(‘JRE’, 45, 74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JRE</text:p>
          </table:table-cell>
          <table:table-cell office:value-type="float" office:value="50" calcext:value-type="float">
            <text:p>50</text:p>
          </table:table-cell>
          <table:table-cell office:value-type="float" office:value="830" calcext:value-type="float">
            <text:p>830</text:p>
          </table:table-cell>
          <table:table-cell table:formula="of:=SUBSTITUTE([.$E$2];[.B$1];[.B13])" office:value-type="string" office:string-value="(‘JRE’, @distance, @value), " calcext:value-type="string">
            <text:p>(‘JRE’, @distance, @value), </text:p>
          </table:table-cell>
          <table:table-cell table:formula="of:=SUBSTITUTE([.E13];[.C$1];[.C13])" office:value-type="string" office:string-value="(‘JRE’, 50, @value), " calcext:value-type="string">
            <text:p>(‘JRE’, 50, @value), </text:p>
          </table:table-cell>
          <table:table-cell table:style-name="ce5" table:formula="of:=SUBSTITUTE([.F13];[.D$1];[.D13])" office:value-type="string" office:string-value="(‘JRE’, 50, 830), " calcext:value-type="string">
            <text:p>(‘JRE’, 50, 830), </text:p>
          </table:table-cell>
          <table:table-cell/>
          <table:table-cell table:formula="of:=&quot;expected.add(new Fare&quot; &amp; [.G13] &amp; &quot;);&quot;" office:value-type="string" office:string-value="expected.add(new Fare(‘JRE’, 50, 830), );" calcext:value-type="string">
            <text:p>expected.add(new Fare(‘JRE’, 50, 83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JRE</text:p>
          </table:table-cell>
          <table:table-cell office:value-type="float" office:value="60" calcext:value-type="float">
            <text:p>60</text:p>
          </table:table-cell>
          <table:table-cell office:value-type="float" office:value="950" calcext:value-type="float">
            <text:p>950</text:p>
          </table:table-cell>
          <table:table-cell table:formula="of:=SUBSTITUTE([.$E$2];[.B$1];[.B14])" office:value-type="string" office:string-value="(‘JRE’, @distance, @value), " calcext:value-type="string">
            <text:p>(‘JRE’, @distance, @value), </text:p>
          </table:table-cell>
          <table:table-cell table:formula="of:=SUBSTITUTE([.E14];[.C$1];[.C14])" office:value-type="string" office:string-value="(‘JRE’, 60, @value), " calcext:value-type="string">
            <text:p>(‘JRE’, 60, @value), </text:p>
          </table:table-cell>
          <table:table-cell table:style-name="ce5" table:formula="of:=SUBSTITUTE([.F14];[.D$1];[.D14])" office:value-type="string" office:string-value="(‘JRE’, 60, 950), " calcext:value-type="string">
            <text:p>(‘JRE’, 60, 950), </text:p>
          </table:table-cell>
          <table:table-cell/>
          <table:table-cell table:formula="of:=&quot;expected.add(new Fare&quot; &amp; [.G14] &amp; &quot;);&quot;" office:value-type="string" office:string-value="expected.add(new Fare(‘JRE’, 60, 950), );" calcext:value-type="string">
            <text:p>expected.add(new Fare(‘JRE’, 60, 95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JRE</text:p>
          </table:table-cell>
          <table:table-cell office:value-type="float" office:value="70" calcext:value-type="float">
            <text:p>70</text:p>
          </table:table-cell>
          <table:table-cell office:value-type="float" office:value="1110" calcext:value-type="float">
            <text:p>1110</text:p>
          </table:table-cell>
          <table:table-cell table:formula="of:=SUBSTITUTE([.$E$2];[.B$1];[.B15])" office:value-type="string" office:string-value="(‘JRE’, @distance, @value), " calcext:value-type="string">
            <text:p>(‘JRE’, @distance, @value), </text:p>
          </table:table-cell>
          <table:table-cell table:formula="of:=SUBSTITUTE([.E15];[.C$1];[.C15])" office:value-type="string" office:string-value="(‘JRE’, 70, @value), " calcext:value-type="string">
            <text:p>(‘JRE’, 70, @value), </text:p>
          </table:table-cell>
          <table:table-cell table:style-name="ce5" table:formula="of:=SUBSTITUTE([.F15];[.D$1];[.D15])" office:value-type="string" office:string-value="(‘JRE’, 70, 1110), " calcext:value-type="string">
            <text:p>(‘JRE’, 70, 1110), </text:p>
          </table:table-cell>
          <table:table-cell/>
          <table:table-cell table:formula="of:=&quot;expected.add(new Fare&quot; &amp; [.G15] &amp; &quot;);&quot;" office:value-type="string" office:string-value="expected.add(new Fare(‘JRE’, 70, 1110), );" calcext:value-type="string">
            <text:p>expected.add(new Fare(‘JRE’, 70, 111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JRE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table:formula="of:=SUBSTITUTE([.$E$2];[.B$1];[.B16])" office:value-type="string" office:string-value="(‘JRE’, @distance, @value), " calcext:value-type="string">
            <text:p>(‘JRE’, @distance, @value), </text:p>
          </table:table-cell>
          <table:table-cell table:formula="of:=SUBSTITUTE([.E16];[.C$1];[.C16])" office:value-type="string" office:string-value="(‘JRE’, 80, @value), " calcext:value-type="string">
            <text:p>(‘JRE’, 80, @value), </text:p>
          </table:table-cell>
          <table:table-cell table:style-name="ce5" table:formula="of:=SUBSTITUTE([.F16];[.D$1];[.D16])" office:value-type="string" office:string-value="(‘JRE’, 80, 1280), " calcext:value-type="string">
            <text:p>(‘JRE’, 80, 1280), </text:p>
          </table:table-cell>
          <table:table-cell/>
          <table:table-cell table:formula="of:=&quot;expected.add(new Fare&quot; &amp; [.G16] &amp; &quot;);&quot;" office:value-type="string" office:string-value="expected.add(new Fare(‘JRE’, 80, 1280), );" calcext:value-type="string">
            <text:p>expected.add(new Fare(‘JRE’, 80, 128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JRE</text:p>
          </table:table-cell>
          <table:table-cell office:value-type="float" office:value="90" calcext:value-type="float">
            <text:p>90</text:p>
          </table:table-cell>
          <table:table-cell office:value-type="float" office:value="1460" calcext:value-type="float">
            <text:p>1460</text:p>
          </table:table-cell>
          <table:table-cell table:formula="of:=SUBSTITUTE([.$E$2];[.B$1];[.B17])" office:value-type="string" office:string-value="(‘JRE’, @distance, @value), " calcext:value-type="string">
            <text:p>(‘JRE’, @distance, @value), </text:p>
          </table:table-cell>
          <table:table-cell table:formula="of:=SUBSTITUTE([.E17];[.C$1];[.C17])" office:value-type="string" office:string-value="(‘JRE’, 90, @value), " calcext:value-type="string">
            <text:p>(‘JRE’, 90, @value), </text:p>
          </table:table-cell>
          <table:table-cell table:style-name="ce5" table:formula="of:=SUBSTITUTE([.F17];[.D$1];[.D17])" office:value-type="string" office:string-value="(‘JRE’, 90, 1460), " calcext:value-type="string">
            <text:p>(‘JRE’, 90, 1460), </text:p>
          </table:table-cell>
          <table:table-cell/>
          <table:table-cell table:formula="of:=&quot;expected.add(new Fare&quot; &amp; [.G17] &amp; &quot;);&quot;" office:value-type="string" office:string-value="expected.add(new Fare(‘JRE’, 90, 1460), );" calcext:value-type="string">
            <text:p>expected.add(new Fare(‘JRE’, 90, 146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JRE</text:p>
          </table:table-cell>
          <table:table-cell office:value-type="float" office:value="100" calcext:value-type="float">
            <text:p>100</text:p>
          </table:table-cell>
          <table:table-cell office:value-type="float" office:value="1620" calcext:value-type="float">
            <text:p>1620</text:p>
          </table:table-cell>
          <table:table-cell table:formula="of:=SUBSTITUTE([.$E$2];[.B$1];[.B18])" office:value-type="string" office:string-value="(‘JRE’, @distance, @value), " calcext:value-type="string">
            <text:p>(‘JRE’, @distance, @value), </text:p>
          </table:table-cell>
          <table:table-cell table:formula="of:=SUBSTITUTE([.E18];[.C$1];[.C18])" office:value-type="string" office:string-value="(‘JRE’, 100, @value), " calcext:value-type="string">
            <text:p>(‘JRE’, 100, @value), </text:p>
          </table:table-cell>
          <table:table-cell table:style-name="ce5" table:formula="of:=SUBSTITUTE([.F18];[.D$1];[.D18])" office:value-type="string" office:string-value="(‘JRE’, 100, 1620), " calcext:value-type="string">
            <text:p>(‘JRE’, 100, 1620), </text:p>
          </table:table-cell>
          <table:table-cell/>
          <table:table-cell table:formula="of:=&quot;expected.add(new Fare&quot; &amp; [.G18] &amp; &quot;);&quot;" office:value-type="string" office:string-value="expected.add(new Fare(‘JRE’, 100, 1620), );" calcext:value-type="string">
            <text:p>expected.add(new Fare(‘JRE’, 100, 162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JRE</text:p>
          </table:table-cell>
          <table:table-cell office:value-type="float" office:value="120" calcext:value-type="float">
            <text:p>120</text:p>
          </table:table-cell>
          <table:table-cell office:value-type="float" office:value="1880" calcext:value-type="float">
            <text:p>1880</text:p>
          </table:table-cell>
          <table:table-cell table:formula="of:=SUBSTITUTE([.$E$2];[.B$1];[.B19])" office:value-type="string" office:string-value="(‘JRE’, @distance, @value), " calcext:value-type="string">
            <text:p>(‘JRE’, @distance, @value), </text:p>
          </table:table-cell>
          <table:table-cell table:formula="of:=SUBSTITUTE([.E19];[.C$1];[.C19])" office:value-type="string" office:string-value="(‘JRE’, 120, @value), " calcext:value-type="string">
            <text:p>(‘JRE’, 120, @value), </text:p>
          </table:table-cell>
          <table:table-cell table:style-name="ce5" table:formula="of:=SUBSTITUTE([.F19];[.D$1];[.D19])" office:value-type="string" office:string-value="(‘JRE’, 120, 1880), " calcext:value-type="string">
            <text:p>(‘JRE’, 120, 1880), </text:p>
          </table:table-cell>
          <table:table-cell/>
          <table:table-cell table:formula="of:=&quot;expected.add(new Fare&quot; &amp; [.G19] &amp; &quot;);&quot;" office:value-type="string" office:string-value="expected.add(new Fare(‘JRE’, 120, 1880), );" calcext:value-type="string">
            <text:p>expected.add(new Fare(‘JRE’, 120, 188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JRE</text:p>
          </table:table-cell>
          <table:table-cell office:value-type="float" office:value="140" calcext:value-type="float">
            <text:p>140</text:p>
          </table:table-cell>
          <table:table-cell office:value-type="float" office:value="2210" calcext:value-type="float">
            <text:p>2210</text:p>
          </table:table-cell>
          <table:table-cell table:formula="of:=SUBSTITUTE([.$E$2];[.B$1];[.B20])" office:value-type="string" office:string-value="(‘JRE’, @distance, @value), " calcext:value-type="string">
            <text:p>(‘JRE’, @distance, @value), </text:p>
          </table:table-cell>
          <table:table-cell table:formula="of:=SUBSTITUTE([.E20];[.C$1];[.C20])" office:value-type="string" office:string-value="(‘JRE’, 140, @value), " calcext:value-type="string">
            <text:p>(‘JRE’, 140, @value), </text:p>
          </table:table-cell>
          <table:table-cell table:style-name="ce5" table:formula="of:=SUBSTITUTE([.F20];[.D$1];[.D20])" office:value-type="string" office:string-value="(‘JRE’, 140, 2210), " calcext:value-type="string">
            <text:p>(‘JRE’, 140, 2210), </text:p>
          </table:table-cell>
          <table:table-cell/>
          <table:table-cell table:formula="of:=&quot;expected.add(new Fare&quot; &amp; [.G20] &amp; &quot;);&quot;" office:value-type="string" office:string-value="expected.add(new Fare(‘JRE’, 140, 2210), );" calcext:value-type="string">
            <text:p>expected.add(new Fare(‘JRE’, 140, 221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JRE</text:p>
          </table:table-cell>
          <table:table-cell office:value-type="float" office:value="160" calcext:value-type="float">
            <text:p>160</text:p>
          </table:table-cell>
          <table:table-cell office:value-type="float" office:value="2540" calcext:value-type="float">
            <text:p>2540</text:p>
          </table:table-cell>
          <table:table-cell table:formula="of:=SUBSTITUTE([.$E$2];[.B$1];[.B21])" office:value-type="string" office:string-value="(‘JRE’, @distance, @value), " calcext:value-type="string">
            <text:p>(‘JRE’, @distance, @value), </text:p>
          </table:table-cell>
          <table:table-cell table:formula="of:=SUBSTITUTE([.E21];[.C$1];[.C21])" office:value-type="string" office:string-value="(‘JRE’, 160, @value), " calcext:value-type="string">
            <text:p>(‘JRE’, 160, @value), </text:p>
          </table:table-cell>
          <table:table-cell table:style-name="ce5" table:formula="of:=SUBSTITUTE([.F21];[.D$1];[.D21])" office:value-type="string" office:string-value="(‘JRE’, 160, 2540), " calcext:value-type="string">
            <text:p>(‘JRE’, 160, 2540), </text:p>
          </table:table-cell>
          <table:table-cell/>
          <table:table-cell table:formula="of:=&quot;expected.add(new Fare&quot; &amp; [.G21] &amp; &quot;);&quot;" office:value-type="string" office:string-value="expected.add(new Fare(‘JRE’, 160, 2540), );" calcext:value-type="string">
            <text:p>expected.add(new Fare(‘JRE’, 160, 254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JRE</text:p>
          </table:table-cell>
          <table:table-cell office:value-type="float" office:value="180" calcext:value-type="float">
            <text:p>180</text:p>
          </table:table-cell>
          <table:table-cell office:value-type="float" office:value="2870" calcext:value-type="float">
            <text:p>2870</text:p>
          </table:table-cell>
          <table:table-cell table:formula="of:=SUBSTITUTE([.$E$2];[.B$1];[.B22])" office:value-type="string" office:string-value="(‘JRE’, @distance, @value), " calcext:value-type="string">
            <text:p>(‘JRE’, @distance, @value), </text:p>
          </table:table-cell>
          <table:table-cell table:formula="of:=SUBSTITUTE([.E22];[.C$1];[.C22])" office:value-type="string" office:string-value="(‘JRE’, 180, @value), " calcext:value-type="string">
            <text:p>(‘JRE’, 180, @value), </text:p>
          </table:table-cell>
          <table:table-cell table:style-name="ce5" table:formula="of:=SUBSTITUTE([.F22];[.D$1];[.D22])" office:value-type="string" office:string-value="(‘JRE’, 180, 2870), " calcext:value-type="string">
            <text:p>(‘JRE’, 180, 2870), </text:p>
          </table:table-cell>
          <table:table-cell/>
          <table:table-cell table:formula="of:=&quot;expected.add(new Fare&quot; &amp; [.G22] &amp; &quot;);&quot;" office:value-type="string" office:string-value="expected.add(new Fare(‘JRE’, 180, 2870), );" calcext:value-type="string">
            <text:p>expected.add(new Fare(‘JRE’, 180, 287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JRE</text:p>
          </table:table-cell>
          <table:table-cell office:value-type="float" office:value="200" calcext:value-type="float">
            <text:p>200</text:p>
          </table:table-cell>
          <table:table-cell office:value-type="float" office:value="3200" calcext:value-type="float">
            <text:p>3200</text:p>
          </table:table-cell>
          <table:table-cell table:formula="of:=SUBSTITUTE([.$E$2];[.B$1];[.B23])" office:value-type="string" office:string-value="(‘JRE’, @distance, @value), " calcext:value-type="string">
            <text:p>(‘JRE’, @distance, @value), </text:p>
          </table:table-cell>
          <table:table-cell table:formula="of:=SUBSTITUTE([.E23];[.C$1];[.C23])" office:value-type="string" office:string-value="(‘JRE’, 200, @value), " calcext:value-type="string">
            <text:p>(‘JRE’, 200, @value), </text:p>
          </table:table-cell>
          <table:table-cell table:style-name="ce5" table:formula="of:=SUBSTITUTE([.F23];[.D$1];[.D23])" office:value-type="string" office:string-value="(‘JRE’, 200, 3200), " calcext:value-type="string">
            <text:p>(‘JRE’, 200, 3200), </text:p>
          </table:table-cell>
          <table:table-cell/>
          <table:table-cell table:formula="of:=&quot;expected.add(new Fare&quot; &amp; [.G23] &amp; &quot;);&quot;" office:value-type="string" office:string-value="expected.add(new Fare(‘JRE’, 200, 3200), );" calcext:value-type="string">
            <text:p>expected.add(new Fare(‘JRE’, 200, 320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JRE</text:p>
          </table:table-cell>
          <table:table-cell office:value-type="float" office:value="220" calcext:value-type="float">
            <text:p>220</text:p>
          </table:table-cell>
          <table:table-cell office:value-type="float" office:value="3530" calcext:value-type="float">
            <text:p>3530</text:p>
          </table:table-cell>
          <table:table-cell table:formula="of:=SUBSTITUTE([.$E$2];[.B$1];[.B24])" office:value-type="string" office:string-value="(‘JRE’, @distance, @value), " calcext:value-type="string">
            <text:p>(‘JRE’, @distance, @value), </text:p>
          </table:table-cell>
          <table:table-cell table:formula="of:=SUBSTITUTE([.E24];[.C$1];[.C24])" office:value-type="string" office:string-value="(‘JRE’, 220, @value), " calcext:value-type="string">
            <text:p>(‘JRE’, 220, @value), </text:p>
          </table:table-cell>
          <table:table-cell table:style-name="ce5" table:formula="of:=SUBSTITUTE([.F24];[.D$1];[.D24])" office:value-type="string" office:string-value="(‘JRE’, 220, 3530), " calcext:value-type="string">
            <text:p>(‘JRE’, 220, 3530), </text:p>
          </table:table-cell>
          <table:table-cell/>
          <table:table-cell table:formula="of:=&quot;expected.add(new Fare&quot; &amp; [.G24] &amp; &quot;);&quot;" office:value-type="string" office:string-value="expected.add(new Fare(‘JRE’, 220, 3530), );" calcext:value-type="string">
            <text:p>expected.add(new Fare(‘JRE’, 220, 353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JRE</text:p>
          </table:table-cell>
          <table:table-cell office:value-type="float" office:value="240" calcext:value-type="float">
            <text:p>240</text:p>
          </table:table-cell>
          <table:table-cell office:value-type="float" office:value="3860" calcext:value-type="float">
            <text:p>3860</text:p>
          </table:table-cell>
          <table:table-cell table:formula="of:=SUBSTITUTE([.$E$2];[.B$1];[.B25])" office:value-type="string" office:string-value="(‘JRE’, @distance, @value), " calcext:value-type="string">
            <text:p>(‘JRE’, @distance, @value), </text:p>
          </table:table-cell>
          <table:table-cell table:formula="of:=SUBSTITUTE([.E25];[.C$1];[.C25])" office:value-type="string" office:string-value="(‘JRE’, 240, @value), " calcext:value-type="string">
            <text:p>(‘JRE’, 240, @value), </text:p>
          </table:table-cell>
          <table:table-cell table:style-name="ce5" table:formula="of:=SUBSTITUTE([.F25];[.D$1];[.D25])" office:value-type="string" office:string-value="(‘JRE’, 240, 3860), " calcext:value-type="string">
            <text:p>(‘JRE’, 240, 3860), </text:p>
          </table:table-cell>
          <table:table-cell/>
          <table:table-cell table:formula="of:=&quot;expected.add(new Fare&quot; &amp; [.G25] &amp; &quot;);&quot;" office:value-type="string" office:string-value="expected.add(new Fare(‘JRE’, 240, 3860), );" calcext:value-type="string">
            <text:p>expected.add(new Fare(‘JRE’, 240, 386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JRE</text:p>
          </table:table-cell>
          <table:table-cell office:value-type="float" office:value="260" calcext:value-type="float">
            <text:p>260</text:p>
          </table:table-cell>
          <table:table-cell office:value-type="float" office:value="4190" calcext:value-type="float">
            <text:p>4190</text:p>
          </table:table-cell>
          <table:table-cell table:formula="of:=SUBSTITUTE([.$E$2];[.B$1];[.B26])" office:value-type="string" office:string-value="(‘JRE’, @distance, @value), " calcext:value-type="string">
            <text:p>(‘JRE’, @distance, @value), </text:p>
          </table:table-cell>
          <table:table-cell table:formula="of:=SUBSTITUTE([.E26];[.C$1];[.C26])" office:value-type="string" office:string-value="(‘JRE’, 260, @value), " calcext:value-type="string">
            <text:p>(‘JRE’, 260, @value), </text:p>
          </table:table-cell>
          <table:table-cell table:style-name="ce5" table:formula="of:=SUBSTITUTE([.F26];[.D$1];[.D26])" office:value-type="string" office:string-value="(‘JRE’, 260, 4190), " calcext:value-type="string">
            <text:p>(‘JRE’, 260, 4190), </text:p>
          </table:table-cell>
          <table:table-cell/>
          <table:table-cell table:formula="of:=&quot;expected.add(new Fare&quot; &amp; [.G26] &amp; &quot;);&quot;" office:value-type="string" office:string-value="expected.add(new Fare(‘JRE’, 260, 4190), );" calcext:value-type="string">
            <text:p>expected.add(new Fare(‘JRE’, 260, 419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3" office:value-type="string" calcext:value-type="string">
            <text:p>JRE</text:p>
          </table:table-cell>
          <table:table-cell office:value-type="float" office:value="280" calcext:value-type="float">
            <text:p>280</text:p>
          </table:table-cell>
          <table:table-cell office:value-type="float" office:value="4520" calcext:value-type="float">
            <text:p>4520</text:p>
          </table:table-cell>
          <table:table-cell table:formula="of:=SUBSTITUTE([.$E$2];[.B$1];[.B27])" office:value-type="string" office:string-value="(‘JRE’, @distance, @value), " calcext:value-type="string">
            <text:p>(‘JRE’, @distance, @value), </text:p>
          </table:table-cell>
          <table:table-cell table:formula="of:=SUBSTITUTE([.E27];[.C$1];[.C27])" office:value-type="string" office:string-value="(‘JRE’, 280, @value), " calcext:value-type="string">
            <text:p>(‘JRE’, 280, @value), </text:p>
          </table:table-cell>
          <table:table-cell table:style-name="ce5" table:formula="of:=SUBSTITUTE([.F27];[.D$1];[.D27])" office:value-type="string" office:string-value="(‘JRE’, 280, 4520), " calcext:value-type="string">
            <text:p>(‘JRE’, 280, 4520), </text:p>
          </table:table-cell>
          <table:table-cell/>
          <table:table-cell table:formula="of:=&quot;expected.add(new Fare&quot; &amp; [.G27] &amp; &quot;);&quot;" office:value-type="string" office:string-value="expected.add(new Fare(‘JRE’, 280, 4520), );" calcext:value-type="string">
            <text:p>expected.add(new Fare(‘JRE’, 280, 452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JRE</text:p>
          </table:table-cell>
          <table:table-cell office:value-type="float" office:value="300" calcext:value-type="float">
            <text:p>300</text:p>
          </table:table-cell>
          <table:table-cell office:value-type="float" office:value="4850" calcext:value-type="float">
            <text:p>4850</text:p>
          </table:table-cell>
          <table:table-cell table:formula="of:=SUBSTITUTE([.$E$2];[.B$1];[.B28])" office:value-type="string" office:string-value="(‘JRE’, @distance, @value), " calcext:value-type="string">
            <text:p>(‘JRE’, @distance, @value), </text:p>
          </table:table-cell>
          <table:table-cell table:formula="of:=SUBSTITUTE([.E28];[.C$1];[.C28])" office:value-type="string" office:string-value="(‘JRE’, 300, @value), " calcext:value-type="string">
            <text:p>(‘JRE’, 300, @value), </text:p>
          </table:table-cell>
          <table:table-cell table:style-name="ce5" table:formula="of:=SUBSTITUTE([.F28];[.D$1];[.D28])" office:value-type="string" office:string-value="(‘JRE’, 300, 4850), " calcext:value-type="string">
            <text:p>(‘JRE’, 300, 4850), </text:p>
          </table:table-cell>
          <table:table-cell/>
          <table:table-cell table:formula="of:=&quot;expected.add(new Fare&quot; &amp; [.G28] &amp; &quot;);&quot;" office:value-type="string" office:string-value="expected.add(new Fare(‘JRE’, 300, 4850), );" calcext:value-type="string">
            <text:p>expected.add(new Fare(‘JRE’, 300, 485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JRE</text:p>
          </table:table-cell>
          <table:table-cell office:value-type="float" office:value="320" calcext:value-type="float">
            <text:p>320</text:p>
          </table:table-cell>
          <table:table-cell office:value-type="float" office:value="5180" calcext:value-type="float">
            <text:p>5180</text:p>
          </table:table-cell>
          <table:table-cell table:formula="of:=SUBSTITUTE([.$E$2];[.B$1];[.B29])" office:value-type="string" office:string-value="(‘JRE’, @distance, @value), " calcext:value-type="string">
            <text:p>(‘JRE’, @distance, @value), </text:p>
          </table:table-cell>
          <table:table-cell table:formula="of:=SUBSTITUTE([.E29];[.C$1];[.C29])" office:value-type="string" office:string-value="(‘JRE’, 320, @value), " calcext:value-type="string">
            <text:p>(‘JRE’, 320, @value), </text:p>
          </table:table-cell>
          <table:table-cell table:style-name="ce5" table:formula="of:=SUBSTITUTE([.F29];[.D$1];[.D29])" office:value-type="string" office:string-value="(‘JRE’, 320, 5180), " calcext:value-type="string">
            <text:p>(‘JRE’, 320, 5180), </text:p>
          </table:table-cell>
          <table:table-cell/>
          <table:table-cell table:formula="of:=&quot;expected.add(new Fare&quot; &amp; [.G29] &amp; &quot;);&quot;" office:value-type="string" office:string-value="expected.add(new Fare(‘JRE’, 320, 5180), );" calcext:value-type="string">
            <text:p>expected.add(new Fare(‘JRE’, 320, 518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JRE</text:p>
          </table:table-cell>
          <table:table-cell office:value-type="float" office:value="340" calcext:value-type="float">
            <text:p>340</text:p>
          </table:table-cell>
          <table:table-cell office:value-type="float" office:value="5510" calcext:value-type="float">
            <text:p>5510</text:p>
          </table:table-cell>
          <table:table-cell table:formula="of:=SUBSTITUTE([.$E$2];[.B$1];[.B30])" office:value-type="string" office:string-value="(‘JRE’, @distance, @value), " calcext:value-type="string">
            <text:p>(‘JRE’, @distance, @value), </text:p>
          </table:table-cell>
          <table:table-cell table:formula="of:=SUBSTITUTE([.E30];[.C$1];[.C30])" office:value-type="string" office:string-value="(‘JRE’, 340, @value), " calcext:value-type="string">
            <text:p>(‘JRE’, 340, @value), </text:p>
          </table:table-cell>
          <table:table-cell table:style-name="ce5" table:formula="of:=SUBSTITUTE([.F30];[.D$1];[.D30])" office:value-type="string" office:string-value="(‘JRE’, 340, 5510), " calcext:value-type="string">
            <text:p>(‘JRE’, 340, 5510), </text:p>
          </table:table-cell>
          <table:table-cell/>
          <table:table-cell table:formula="of:=&quot;expected.add(new Fare&quot; &amp; [.G30] &amp; &quot;);&quot;" office:value-type="string" office:string-value="expected.add(new Fare(‘JRE’, 340, 5510), );" calcext:value-type="string">
            <text:p>expected.add(new Fare(‘JRE’, 340, 551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3" office:value-type="string" calcext:value-type="string">
            <text:p>JRE</text:p>
          </table:table-cell>
          <table:table-cell office:value-type="float" office:value="360" calcext:value-type="float">
            <text:p>360</text:p>
          </table:table-cell>
          <table:table-cell office:value-type="float" office:value="5730" calcext:value-type="float">
            <text:p>5730</text:p>
          </table:table-cell>
          <table:table-cell table:formula="of:=SUBSTITUTE([.$E$2];[.B$1];[.B31])" office:value-type="string" office:string-value="(‘JRE’, @distance, @value), " calcext:value-type="string">
            <text:p>(‘JRE’, @distance, @value), </text:p>
          </table:table-cell>
          <table:table-cell table:formula="of:=SUBSTITUTE([.E31];[.C$1];[.C31])" office:value-type="string" office:string-value="(‘JRE’, 360, @value), " calcext:value-type="string">
            <text:p>(‘JRE’, 360, @value), </text:p>
          </table:table-cell>
          <table:table-cell table:style-name="ce5" table:formula="of:=SUBSTITUTE([.F31];[.D$1];[.D31])" office:value-type="string" office:string-value="(‘JRE’, 360, 5730), " calcext:value-type="string">
            <text:p>(‘JRE’, 360, 5730), </text:p>
          </table:table-cell>
          <table:table-cell/>
          <table:table-cell table:formula="of:=&quot;expected.add(new Fare&quot; &amp; [.G31] &amp; &quot;);&quot;" office:value-type="string" office:string-value="expected.add(new Fare(‘JRE’, 360, 5730), );" calcext:value-type="string">
            <text:p>expected.add(new Fare(‘JRE’, 360, 573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JRE</text:p>
          </table:table-cell>
          <table:table-cell office:value-type="float" office:value="380" calcext:value-type="float">
            <text:p>380</text:p>
          </table:table-cell>
          <table:table-cell office:value-type="float" office:value="5950" calcext:value-type="float">
            <text:p>5950</text:p>
          </table:table-cell>
          <table:table-cell table:formula="of:=SUBSTITUTE([.$E$2];[.B$1];[.B32])" office:value-type="string" office:string-value="(‘JRE’, @distance, @value), " calcext:value-type="string">
            <text:p>(‘JRE’, @distance, @value), </text:p>
          </table:table-cell>
          <table:table-cell table:formula="of:=SUBSTITUTE([.E32];[.C$1];[.C32])" office:value-type="string" office:string-value="(‘JRE’, 380, @value), " calcext:value-type="string">
            <text:p>(‘JRE’, 380, @value), </text:p>
          </table:table-cell>
          <table:table-cell table:style-name="ce5" table:formula="of:=SUBSTITUTE([.F32];[.D$1];[.D32])" office:value-type="string" office:string-value="(‘JRE’, 380, 5950), " calcext:value-type="string">
            <text:p>(‘JRE’, 380, 5950), </text:p>
          </table:table-cell>
          <table:table-cell/>
          <table:table-cell table:formula="of:=&quot;expected.add(new Fare&quot; &amp; [.G32] &amp; &quot;);&quot;" office:value-type="string" office:string-value="expected.add(new Fare(‘JRE’, 380, 5950), );" calcext:value-type="string">
            <text:p>expected.add(new Fare(‘JRE’, 380, 595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3" office:value-type="string" calcext:value-type="string">
            <text:p>JRE</text:p>
          </table:table-cell>
          <table:table-cell office:value-type="float" office:value="400" calcext:value-type="float">
            <text:p>400</text:p>
          </table:table-cell>
          <table:table-cell office:value-type="float" office:value="6280" calcext:value-type="float">
            <text:p>6280</text:p>
          </table:table-cell>
          <table:table-cell table:formula="of:=SUBSTITUTE([.$E$2];[.B$1];[.B33])" office:value-type="string" office:string-value="(‘JRE’, @distance, @value), " calcext:value-type="string">
            <text:p>(‘JRE’, @distance, @value), </text:p>
          </table:table-cell>
          <table:table-cell table:formula="of:=SUBSTITUTE([.E33];[.C$1];[.C33])" office:value-type="string" office:string-value="(‘JRE’, 400, @value), " calcext:value-type="string">
            <text:p>(‘JRE’, 400, @value), </text:p>
          </table:table-cell>
          <table:table-cell table:style-name="ce5" table:formula="of:=SUBSTITUTE([.F33];[.D$1];[.D33])" office:value-type="string" office:string-value="(‘JRE’, 400, 6280), " calcext:value-type="string">
            <text:p>(‘JRE’, 400, 6280), </text:p>
          </table:table-cell>
          <table:table-cell/>
          <table:table-cell table:formula="of:=&quot;expected.add(new Fare&quot; &amp; [.G33] &amp; &quot;);&quot;" office:value-type="string" office:string-value="expected.add(new Fare(‘JRE’, 400, 6280), );" calcext:value-type="string">
            <text:p>expected.add(new Fare(‘JRE’, 400, 6280), );</text:p>
          </table:table-cell>
          <table:table-cell table:number-columns-repeated="16372"/>
        </table:table-row>
        <table:table-row table:style-name="ro2" table:number-rows-repeated="1048508">
          <table:table-cell table:number-columns-repeated="16381"/>
        </table:table-row>
        <table:table-row table:style-name="ro1" table:number-rows-repeated="34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運賃・JR地方交通線" table:style-name="ta1">
        <office:forms form:automatic-focus="false" form:apply-design-mode="false"/>
        <table:table-column table:style-name="co1" table:default-cell-style-name="ce3"/>
        <table:table-column table:style-name="co1" table:default-cell-style-name="Default"/>
        <table:table-column table:style-name="co1" table:number-columns-repeated="16379" table:default-cell-style-name="ce31"/>
        <table:table-row table:style-name="ro1">
          <table:table-cell table:style-name="ce33" office:value-type="string" calcext:value-type="string">
            <text:p>(‘@code’, @distance, @value), </text:p>
          </table:table-cell>
          <table:table-cell table:style-name="ce3" office:value-type="string" calcext:value-type="string">
            <text:p>@code</text:p>
          </table:table-cell>
          <table:table-cell office:value-type="string" calcext:value-type="string">
            <text:p>@distance</text:p>
          </table:table-cell>
          <table:table-cell table:style-name="ce33" office:value-type="string" calcext:value-type="string">
            <text:p>@val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連番</text:p>
          </table:table-cell>
          <table:table-cell table:style-name="ce3" office:value-type="string" calcext:value-type="string">
            <text:p>運賃体系</text:p>
          </table:table-cell>
          <table:table-cell office:value-type="string" calcext:value-type="string">
            <text:p>乗車距離</text:p>
          </table:table-cell>
          <table:table-cell table:style-name="ce33" office:value-type="string" calcext:value-type="string">
            <text:p>運賃</text:p>
          </table:table-cell>
          <table:table-cell table:formula="of:=[.$A$1]" office:value-type="string" office:string-value="(‘@code’, @distance, @value), " calcext:value-type="string">
            <text:p>(‘@code’, @distance, @value), </text:p>
          </table:table-cell>
          <table:table-cell table:number-columns-repeated="1637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JRL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formula="of:=SUBSTITUTE([.$E$2];[.B$1];[.B3])" office:value-type="string" office:string-value="(‘JRL’, @distance, @value), " calcext:value-type="string">
            <text:p>(‘JRL’, @distance, @value), </text:p>
          </table:table-cell>
          <table:table-cell table:formula="of:=SUBSTITUTE([.E3];[.C$1];[.C3])" office:value-type="string" office:string-value="(‘JRL’, 3, @value), " calcext:value-type="string">
            <text:p>(‘JRL’, 3, @value), </text:p>
          </table:table-cell>
          <table:table-cell table:style-name="ce5" table:formula="of:=SUBSTITUTE([.F3];[.D$1];[.D3])" office:value-type="string" office:string-value="(‘JRL’, 3, 150), " calcext:value-type="string">
            <text:p>(‘JRL’, 3, 150), </text:p>
          </table:table-cell>
          <table:table-cell/>
          <table:table-cell table:formula="of:=&quot;expected.add(new Fare&quot; &amp; [.G3] &amp; &quot;);&quot;" office:value-type="string" office:string-value="expected.add(new Fare(‘JRL’, 3, 150), );" calcext:value-type="string">
            <text:p>expected.add(new Fare(‘JRL’, 3, 15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JRL</text:p>
          </table:table-cell>
          <table:table-cell table:style-name="ce37"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table:formula="of:=SUBSTITUTE([.$E$2];[.B$1];[.B4])" office:value-type="string" office:string-value="(‘JRL’, @distance, @value), " calcext:value-type="string">
            <text:p>(‘JRL’, @distance, @value), </text:p>
          </table:table-cell>
          <table:table-cell table:formula="of:=SUBSTITUTE([.E4];[.C$1];[.C4])" office:value-type="string" office:string-value="(‘JRL’, 6, @value), " calcext:value-type="string">
            <text:p>(‘JRL’, 6, @value), </text:p>
          </table:table-cell>
          <table:table-cell table:style-name="ce5" table:formula="of:=SUBSTITUTE([.F4];[.D$1];[.D4])" office:value-type="string" office:string-value="(‘JRL’, 6, 190), " calcext:value-type="string">
            <text:p>(‘JRL’, 6, 190), </text:p>
          </table:table-cell>
          <table:table-cell/>
          <table:table-cell table:formula="of:=&quot;expected.add(new Fare&quot; &amp; [.G4] &amp; &quot;);&quot;" office:value-type="string" office:string-value="expected.add(new Fare(‘JRL’, 6, 190), );" calcext:value-type="string">
            <text:p>expected.add(new Fare(‘JRL’, 6, 19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JRL</text:p>
          </table:table-cell>
          <table:table-cell table:style-name="ce37"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table:formula="of:=SUBSTITUTE([.$E$2];[.B$1];[.B5])" office:value-type="string" office:string-value="(‘JRL’, @distance, @value), " calcext:value-type="string">
            <text:p>(‘JRL’, @distance, @value), </text:p>
          </table:table-cell>
          <table:table-cell table:formula="of:=SUBSTITUTE([.E5];[.C$1];[.C5])" office:value-type="string" office:string-value="(‘JRL’, 10, @value), " calcext:value-type="string">
            <text:p>(‘JRL’, 10, @value), </text:p>
          </table:table-cell>
          <table:table-cell table:style-name="ce5" table:formula="of:=SUBSTITUTE([.F5];[.D$1];[.D5])" office:value-type="string" office:string-value="(‘JRL’, 10, 210), " calcext:value-type="string">
            <text:p>(‘JRL’, 10, 210), </text:p>
          </table:table-cell>
          <table:table-cell/>
          <table:table-cell table:formula="of:=&quot;expected.add(new Fare&quot; &amp; [.G5] &amp; &quot;);&quot;" office:value-type="string" office:string-value="expected.add(new Fare(‘JRL’, 10, 210), );" calcext:value-type="string">
            <text:p>expected.add(new Fare(‘JRL’, 10, 21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JRL</text:p>
          </table:table-cell>
          <table:table-cell table:style-name="ce37"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formula="of:=SUBSTITUTE([.$E$2];[.B$1];[.B6])" office:value-type="string" office:string-value="(‘JRL’, @distance, @value), " calcext:value-type="string">
            <text:p>(‘JRL’, @distance, @value), </text:p>
          </table:table-cell>
          <table:table-cell table:formula="of:=SUBSTITUTE([.E6];[.C$1];[.C6])" office:value-type="string" office:string-value="(‘JRL’, 15, @value), " calcext:value-type="string">
            <text:p>(‘JRL’, 15, @value), </text:p>
          </table:table-cell>
          <table:table-cell table:style-name="ce5" table:formula="of:=SUBSTITUTE([.F6];[.D$1];[.D6])" office:value-type="string" office:string-value="(‘JRL’, 15, 240), " calcext:value-type="string">
            <text:p>(‘JRL’, 15, 240), </text:p>
          </table:table-cell>
          <table:table-cell/>
          <table:table-cell table:formula="of:=&quot;expected.add(new Fare&quot; &amp; [.G6] &amp; &quot;);&quot;" office:value-type="string" office:string-value="expected.add(new Fare(‘JRL’, 15, 240), );" calcext:value-type="string">
            <text:p>expected.add(new Fare(‘JRL’, 15, 24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JRL</text:p>
          </table:table-cell>
          <table:table-cell office:value-type="float" office:value="20" calcext:value-type="float">
            <text:p>20</text:p>
          </table:table-cell>
          <table:table-cell office:value-type="float" office:value="330" calcext:value-type="float">
            <text:p>330</text:p>
          </table:table-cell>
          <table:table-cell table:formula="of:=SUBSTITUTE([.$E$2];[.B$1];[.B7])" office:value-type="string" office:string-value="(‘JRL’, @distance, @value), " calcext:value-type="string">
            <text:p>(‘JRL’, @distance, @value), </text:p>
          </table:table-cell>
          <table:table-cell table:formula="of:=SUBSTITUTE([.E7];[.C$1];[.C7])" office:value-type="string" office:string-value="(‘JRL’, 20, @value), " calcext:value-type="string">
            <text:p>(‘JRL’, 20, @value), </text:p>
          </table:table-cell>
          <table:table-cell table:style-name="ce5" table:formula="of:=SUBSTITUTE([.F7];[.D$1];[.D7])" office:value-type="string" office:string-value="(‘JRL’, 20, 330), " calcext:value-type="string">
            <text:p>(‘JRL’, 20, 330), </text:p>
          </table:table-cell>
          <table:table-cell/>
          <table:table-cell table:formula="of:=&quot;expected.add(new Fare&quot; &amp; [.G7] &amp; &quot;);&quot;" office:value-type="string" office:string-value="expected.add(new Fare(‘JRL’, 20, 330), );" calcext:value-type="string">
            <text:p>expected.add(new Fare(‘JRL’, 20, 33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JRL</text:p>
          </table:table-cell>
          <table:table-cell office:value-type="float" office:value="23" calcext:value-type="float">
            <text:p>23</text:p>
          </table:table-cell>
          <table:table-cell office:value-type="float" office:value="420" calcext:value-type="float">
            <text:p>420</text:p>
          </table:table-cell>
          <table:table-cell table:formula="of:=SUBSTITUTE([.$E$2];[.B$1];[.B8])" office:value-type="string" office:string-value="(‘JRL’, @distance, @value), " calcext:value-type="string">
            <text:p>(‘JRL’, @distance, @value), </text:p>
          </table:table-cell>
          <table:table-cell table:formula="of:=SUBSTITUTE([.E8];[.C$1];[.C8])" office:value-type="string" office:string-value="(‘JRL’, 23, @value), " calcext:value-type="string">
            <text:p>(‘JRL’, 23, @value), </text:p>
          </table:table-cell>
          <table:table-cell table:style-name="ce5" table:formula="of:=SUBSTITUTE([.F8];[.D$1];[.D8])" office:value-type="string" office:string-value="(‘JRL’, 23, 420), " calcext:value-type="string">
            <text:p>(‘JRL’, 23, 420), </text:p>
          </table:table-cell>
          <table:table-cell/>
          <table:table-cell table:formula="of:=&quot;expected.add(new Fare&quot; &amp; [.G8] &amp; &quot;);&quot;" office:value-type="string" office:string-value="expected.add(new Fare(‘JRL’, 23, 420), );" calcext:value-type="string">
            <text:p>expected.add(new Fare(‘JRL’, 23, 42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JRL</text:p>
          </table:table-cell>
          <table:table-cell office:value-type="float" office:value="28" calcext:value-type="float">
            <text:p>28</text:p>
          </table:table-cell>
          <table:table-cell office:value-type="float" office:value="510" calcext:value-type="float">
            <text:p>510</text:p>
          </table:table-cell>
          <table:table-cell table:formula="of:=SUBSTITUTE([.$E$2];[.B$1];[.B9])" office:value-type="string" office:string-value="(‘JRL’, @distance, @value), " calcext:value-type="string">
            <text:p>(‘JRL’, @distance, @value), </text:p>
          </table:table-cell>
          <table:table-cell table:formula="of:=SUBSTITUTE([.E9];[.C$1];[.C9])" office:value-type="string" office:string-value="(‘JRL’, 28, @value), " calcext:value-type="string">
            <text:p>(‘JRL’, 28, @value), </text:p>
          </table:table-cell>
          <table:table-cell table:style-name="ce5" table:formula="of:=SUBSTITUTE([.F9];[.D$1];[.D9])" office:value-type="string" office:string-value="(‘JRL’, 28, 510), " calcext:value-type="string">
            <text:p>(‘JRL’, 28, 510), </text:p>
          </table:table-cell>
          <table:table-cell/>
          <table:table-cell table:formula="of:=&quot;expected.add(new Fare&quot; &amp; [.G9] &amp; &quot;);&quot;" office:value-type="string" office:string-value="expected.add(new Fare(‘JRL’, 28, 510), );" calcext:value-type="string">
            <text:p>expected.add(new Fare(‘JRL’, 28, 51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JRL</text:p>
          </table:table-cell>
          <table:table-cell office:value-type="float" office:value="32" calcext:value-type="float">
            <text:p>32</text:p>
          </table:table-cell>
          <table:table-cell office:value-type="float" office:value="590" calcext:value-type="float">
            <text:p>590</text:p>
          </table:table-cell>
          <table:table-cell table:formula="of:=SUBSTITUTE([.$E$2];[.B$1];[.B10])" office:value-type="string" office:string-value="(‘JRL’, @distance, @value), " calcext:value-type="string">
            <text:p>(‘JRL’, @distance, @value), </text:p>
          </table:table-cell>
          <table:table-cell table:formula="of:=SUBSTITUTE([.E10];[.C$1];[.C10])" office:value-type="string" office:string-value="(‘JRL’, 32, @value), " calcext:value-type="string">
            <text:p>(‘JRL’, 32, @value), </text:p>
          </table:table-cell>
          <table:table-cell table:style-name="ce5" table:formula="of:=SUBSTITUTE([.F10];[.D$1];[.D10])" office:value-type="string" office:string-value="(‘JRL’, 32, 590), " calcext:value-type="string">
            <text:p>(‘JRL’, 32, 590), </text:p>
          </table:table-cell>
          <table:table-cell/>
          <table:table-cell table:formula="of:=&quot;expected.add(new Fare&quot; &amp; [.G10] &amp; &quot;);&quot;" office:value-type="string" office:string-value="expected.add(new Fare(‘JRL’, 32, 590), );" calcext:value-type="string">
            <text:p>expected.add(new Fare(‘JRL’, 32, 59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JRL</text:p>
          </table:table-cell>
          <table:table-cell office:value-type="float" office:value="37" calcext:value-type="float">
            <text:p>37</text:p>
          </table:table-cell>
          <table:table-cell office:value-type="float" office:value="680" calcext:value-type="float">
            <text:p>680</text:p>
          </table:table-cell>
          <table:table-cell table:formula="of:=SUBSTITUTE([.$E$2];[.B$1];[.B11])" office:value-type="string" office:string-value="(‘JRL’, @distance, @value), " calcext:value-type="string">
            <text:p>(‘JRL’, @distance, @value), </text:p>
          </table:table-cell>
          <table:table-cell table:formula="of:=SUBSTITUTE([.E11];[.C$1];[.C11])" office:value-type="string" office:string-value="(‘JRL’, 37, @value), " calcext:value-type="string">
            <text:p>(‘JRL’, 37, @value), </text:p>
          </table:table-cell>
          <table:table-cell table:style-name="ce5" table:formula="of:=SUBSTITUTE([.F11];[.D$1];[.D11])" office:value-type="string" office:string-value="(‘JRL’, 37, 680), " calcext:value-type="string">
            <text:p>(‘JRL’, 37, 680), </text:p>
          </table:table-cell>
          <table:table-cell/>
          <table:table-cell table:formula="of:=&quot;expected.add(new Fare&quot; &amp; [.G11] &amp; &quot;);&quot;" office:value-type="string" office:string-value="expected.add(new Fare(‘JRL’, 37, 680), );" calcext:value-type="string">
            <text:p>expected.add(new Fare(‘JRL’, 37, 68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JRL</text:p>
          </table:table-cell>
          <table:table-cell office:value-type="float" office:value="41" calcext:value-type="float">
            <text:p>41</text:p>
          </table:table-cell>
          <table:table-cell office:value-type="float" office:value="770" calcext:value-type="float">
            <text:p>770</text:p>
          </table:table-cell>
          <table:table-cell table:formula="of:=SUBSTITUTE([.$E$2];[.B$1];[.B12])" office:value-type="string" office:string-value="(‘JRL’, @distance, @value), " calcext:value-type="string">
            <text:p>(‘JRL’, @distance, @value), </text:p>
          </table:table-cell>
          <table:table-cell table:formula="of:=SUBSTITUTE([.E12];[.C$1];[.C12])" office:value-type="string" office:string-value="(‘JRL’, 41, @value), " calcext:value-type="string">
            <text:p>(‘JRL’, 41, @value), </text:p>
          </table:table-cell>
          <table:table-cell table:style-name="ce5" table:formula="of:=SUBSTITUTE([.F12];[.D$1];[.D12])" office:value-type="string" office:string-value="(‘JRL’, 41, 770), " calcext:value-type="string">
            <text:p>(‘JRL’, 41, 770), </text:p>
          </table:table-cell>
          <table:table-cell/>
          <table:table-cell table:formula="of:=&quot;expected.add(new Fare&quot; &amp; [.G12] &amp; &quot;);&quot;" office:value-type="string" office:string-value="expected.add(new Fare(‘JRL’, 41, 770), );" calcext:value-type="string">
            <text:p>expected.add(new Fare(‘JRL’, 41, 77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JRL</text:p>
          </table:table-cell>
          <table:table-cell office:value-type="float" office:value="46" calcext:value-type="float">
            <text:p>46</text:p>
          </table:table-cell>
          <table:table-cell office:value-type="float" office:value="860" calcext:value-type="float">
            <text:p>860</text:p>
          </table:table-cell>
          <table:table-cell table:formula="of:=SUBSTITUTE([.$E$2];[.B$1];[.B13])" office:value-type="string" office:string-value="(‘JRL’, @distance, @value), " calcext:value-type="string">
            <text:p>(‘JRL’, @distance, @value), </text:p>
          </table:table-cell>
          <table:table-cell table:formula="of:=SUBSTITUTE([.E13];[.C$1];[.C13])" office:value-type="string" office:string-value="(‘JRL’, 46, @value), " calcext:value-type="string">
            <text:p>(‘JRL’, 46, @value), </text:p>
          </table:table-cell>
          <table:table-cell table:style-name="ce5" table:formula="of:=SUBSTITUTE([.F13];[.D$1];[.D13])" office:value-type="string" office:string-value="(‘JRL’, 46, 860), " calcext:value-type="string">
            <text:p>(‘JRL’, 46, 860), </text:p>
          </table:table-cell>
          <table:table-cell/>
          <table:table-cell table:formula="of:=&quot;expected.add(new Fare&quot; &amp; [.G13] &amp; &quot;);&quot;" office:value-type="string" office:string-value="expected.add(new Fare(‘JRL’, 46, 860), );" calcext:value-type="string">
            <text:p>expected.add(new Fare(‘JRL’, 46, 86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JRL</text:p>
          </table:table-cell>
          <table:table-cell office:value-type="float" office:value="55" calcext:value-type="float">
            <text:p>55</text:p>
          </table:table-cell>
          <table:table-cell office:value-type="float" office:value="990" calcext:value-type="float">
            <text:p>990</text:p>
          </table:table-cell>
          <table:table-cell table:formula="of:=SUBSTITUTE([.$E$2];[.B$1];[.B14])" office:value-type="string" office:string-value="(‘JRL’, @distance, @value), " calcext:value-type="string">
            <text:p>(‘JRL’, @distance, @value), </text:p>
          </table:table-cell>
          <table:table-cell table:formula="of:=SUBSTITUTE([.E14];[.C$1];[.C14])" office:value-type="string" office:string-value="(‘JRL’, 55, @value), " calcext:value-type="string">
            <text:p>(‘JRL’, 55, @value), </text:p>
          </table:table-cell>
          <table:table-cell table:style-name="ce5" table:formula="of:=SUBSTITUTE([.F14];[.D$1];[.D14])" office:value-type="string" office:string-value="(‘JRL’, 55, 990), " calcext:value-type="string">
            <text:p>(‘JRL’, 55, 990), </text:p>
          </table:table-cell>
          <table:table-cell/>
          <table:table-cell table:formula="of:=&quot;expected.add(new Fare&quot; &amp; [.G14] &amp; &quot;);&quot;" office:value-type="string" office:string-value="expected.add(new Fare(‘JRL’, 55, 990), );" calcext:value-type="string">
            <text:p>expected.add(new Fare(‘JRL’, 55, 99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JRL</text:p>
          </table:table-cell>
          <table:table-cell office:value-type="float" office:value="64" calcext:value-type="float">
            <text:p>64</text:p>
          </table:table-cell>
          <table:table-cell office:value-type="float" office:value="1170" calcext:value-type="float">
            <text:p>1170</text:p>
          </table:table-cell>
          <table:table-cell table:formula="of:=SUBSTITUTE([.$E$2];[.B$1];[.B15])" office:value-type="string" office:string-value="(‘JRL’, @distance, @value), " calcext:value-type="string">
            <text:p>(‘JRL’, @distance, @value), </text:p>
          </table:table-cell>
          <table:table-cell table:formula="of:=SUBSTITUTE([.E15];[.C$1];[.C15])" office:value-type="string" office:string-value="(‘JRL’, 64, @value), " calcext:value-type="string">
            <text:p>(‘JRL’, 64, @value), </text:p>
          </table:table-cell>
          <table:table-cell table:style-name="ce5" table:formula="of:=SUBSTITUTE([.F15];[.D$1];[.D15])" office:value-type="string" office:string-value="(‘JRL’, 64, 1170), " calcext:value-type="string">
            <text:p>(‘JRL’, 64, 1170), </text:p>
          </table:table-cell>
          <table:table-cell/>
          <table:table-cell table:formula="of:=&quot;expected.add(new Fare&quot; &amp; [.G15] &amp; &quot;);&quot;" office:value-type="string" office:string-value="expected.add(new Fare(‘JRL’, 64, 1170), );" calcext:value-type="string">
            <text:p>expected.add(new Fare(‘JRL’, 64, 117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JRL</text:p>
          </table:table-cell>
          <table:table-cell office:value-type="float" office:value="73" calcext:value-type="float">
            <text:p>73</text:p>
          </table:table-cell>
          <table:table-cell office:value-type="float" office:value="1340" calcext:value-type="float">
            <text:p>1340</text:p>
          </table:table-cell>
          <table:table-cell table:formula="of:=SUBSTITUTE([.$E$2];[.B$1];[.B16])" office:value-type="string" office:string-value="(‘JRL’, @distance, @value), " calcext:value-type="string">
            <text:p>(‘JRL’, @distance, @value), </text:p>
          </table:table-cell>
          <table:table-cell table:formula="of:=SUBSTITUTE([.E16];[.C$1];[.C16])" office:value-type="string" office:string-value="(‘JRL’, 73, @value), " calcext:value-type="string">
            <text:p>(‘JRL’, 73, @value), </text:p>
          </table:table-cell>
          <table:table-cell table:style-name="ce5" table:formula="of:=SUBSTITUTE([.F16];[.D$1];[.D16])" office:value-type="string" office:string-value="(‘JRL’, 73, 1340), " calcext:value-type="string">
            <text:p>(‘JRL’, 73, 1340), </text:p>
          </table:table-cell>
          <table:table-cell/>
          <table:table-cell table:formula="of:=&quot;expected.add(new Fare&quot; &amp; [.G16] &amp; &quot;);&quot;" office:value-type="string" office:string-value="expected.add(new Fare(‘JRL’, 73, 1340), );" calcext:value-type="string">
            <text:p>expected.add(new Fare(‘JRL’, 73, 134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JRL</text:p>
          </table:table-cell>
          <table:table-cell office:value-type="float" office:value="82" calcext:value-type="float">
            <text:p>82</text:p>
          </table:table-cell>
          <table:table-cell office:value-type="float" office:value="1520" calcext:value-type="float">
            <text:p>1520</text:p>
          </table:table-cell>
          <table:table-cell table:formula="of:=SUBSTITUTE([.$E$2];[.B$1];[.B17])" office:value-type="string" office:string-value="(‘JRL’, @distance, @value), " calcext:value-type="string">
            <text:p>(‘JRL’, @distance, @value), </text:p>
          </table:table-cell>
          <table:table-cell table:formula="of:=SUBSTITUTE([.E17];[.C$1];[.C17])" office:value-type="string" office:string-value="(‘JRL’, 82, @value), " calcext:value-type="string">
            <text:p>(‘JRL’, 82, @value), </text:p>
          </table:table-cell>
          <table:table-cell table:style-name="ce5" table:formula="of:=SUBSTITUTE([.F17];[.D$1];[.D17])" office:value-type="string" office:string-value="(‘JRL’, 82, 1520), " calcext:value-type="string">
            <text:p>(‘JRL’, 82, 1520), </text:p>
          </table:table-cell>
          <table:table-cell/>
          <table:table-cell table:formula="of:=&quot;expected.add(new Fare&quot; &amp; [.G17] &amp; &quot;);&quot;" office:value-type="string" office:string-value="expected.add(new Fare(‘JRL’, 82, 1520), );" calcext:value-type="string">
            <text:p>expected.add(new Fare(‘JRL’, 82, 152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JRL</text:p>
          </table:table-cell>
          <table:table-cell office:value-type="float" office:value="91" calcext:value-type="float">
            <text:p>91</text:p>
          </table:table-cell>
          <table:table-cell office:value-type="float" office:value="1690" calcext:value-type="float">
            <text:p>1690</text:p>
          </table:table-cell>
          <table:table-cell table:formula="of:=SUBSTITUTE([.$E$2];[.B$1];[.B18])" office:value-type="string" office:string-value="(‘JRL’, @distance, @value), " calcext:value-type="string">
            <text:p>(‘JRL’, @distance, @value), </text:p>
          </table:table-cell>
          <table:table-cell table:formula="of:=SUBSTITUTE([.E18];[.C$1];[.C18])" office:value-type="string" office:string-value="(‘JRL’, 91, @value), " calcext:value-type="string">
            <text:p>(‘JRL’, 91, @value), </text:p>
          </table:table-cell>
          <table:table-cell table:style-name="ce5" table:formula="of:=SUBSTITUTE([.F18];[.D$1];[.D18])" office:value-type="string" office:string-value="(‘JRL’, 91, 1690), " calcext:value-type="string">
            <text:p>(‘JRL’, 91, 1690), </text:p>
          </table:table-cell>
          <table:table-cell/>
          <table:table-cell table:formula="of:=&quot;expected.add(new Fare&quot; &amp; [.G18] &amp; &quot;);&quot;" office:value-type="string" office:string-value="expected.add(new Fare(‘JRL’, 91, 1690), );" calcext:value-type="string">
            <text:p>expected.add(new Fare(‘JRL’, 91, 169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JRL</text:p>
          </table:table-cell>
          <table:table-cell office:value-type="float" office:value="100" calcext:value-type="float">
            <text:p>100</text:p>
          </table:table-cell>
          <table:table-cell office:value-type="float" office:value="1880" calcext:value-type="float">
            <text:p>1880</text:p>
          </table:table-cell>
          <table:table-cell table:formula="of:=SUBSTITUTE([.$E$2];[.B$1];[.B19])" office:value-type="string" office:string-value="(‘JRL’, @distance, @value), " calcext:value-type="string">
            <text:p>(‘JRL’, @distance, @value), </text:p>
          </table:table-cell>
          <table:table-cell table:formula="of:=SUBSTITUTE([.E19];[.C$1];[.C19])" office:value-type="string" office:string-value="(‘JRL’, 100, @value), " calcext:value-type="string">
            <text:p>(‘JRL’, 100, @value), </text:p>
          </table:table-cell>
          <table:table-cell table:style-name="ce5" table:formula="of:=SUBSTITUTE([.F19];[.D$1];[.D19])" office:value-type="string" office:string-value="(‘JRL’, 100, 1880), " calcext:value-type="string">
            <text:p>(‘JRL’, 100, 1880), </text:p>
          </table:table-cell>
          <table:table-cell/>
          <table:table-cell table:formula="of:=&quot;expected.add(new Fare&quot; &amp; [.G19] &amp; &quot;);&quot;" office:value-type="string" office:string-value="expected.add(new Fare(‘JRL’, 100, 1880), );" calcext:value-type="string">
            <text:p>expected.add(new Fare(‘JRL’, 100, 188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JRL</text:p>
          </table:table-cell>
          <table:table-cell office:value-type="float" office:value="110" calcext:value-type="float">
            <text:p>110</text:p>
          </table:table-cell>
          <table:table-cell office:value-type="float" office:value="1980" calcext:value-type="float">
            <text:p>1980</text:p>
          </table:table-cell>
          <table:table-cell table:formula="of:=SUBSTITUTE([.$E$2];[.B$1];[.B20])" office:value-type="string" office:string-value="(‘JRL’, @distance, @value), " calcext:value-type="string">
            <text:p>(‘JRL’, @distance, @value), </text:p>
          </table:table-cell>
          <table:table-cell table:formula="of:=SUBSTITUTE([.E20];[.C$1];[.C20])" office:value-type="string" office:string-value="(‘JRL’, 110, @value), " calcext:value-type="string">
            <text:p>(‘JRL’, 110, @value), </text:p>
          </table:table-cell>
          <table:table-cell table:style-name="ce5" table:formula="of:=SUBSTITUTE([.F20];[.D$1];[.D20])" office:value-type="string" office:string-value="(‘JRL’, 110, 1980), " calcext:value-type="string">
            <text:p>(‘JRL’, 110, 1980), </text:p>
          </table:table-cell>
          <table:table-cell/>
          <table:table-cell table:formula="of:=&quot;expected.add(new Fare&quot; &amp; [.G20] &amp; &quot;);&quot;" office:value-type="string" office:string-value="expected.add(new Fare(‘JRL’, 110, 1980), );" calcext:value-type="string">
            <text:p>expected.add(new Fare(‘JRL’, 110, 198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JRL</text:p>
          </table:table-cell>
          <table:table-cell office:value-type="float" office:value="128" calcext:value-type="float">
            <text:p>128</text:p>
          </table:table-cell>
          <table:table-cell office:value-type="float" office:value="2310" calcext:value-type="float">
            <text:p>2310</text:p>
          </table:table-cell>
          <table:table-cell table:formula="of:=SUBSTITUTE([.$E$2];[.B$1];[.B21])" office:value-type="string" office:string-value="(‘JRL’, @distance, @value), " calcext:value-type="string">
            <text:p>(‘JRL’, @distance, @value), </text:p>
          </table:table-cell>
          <table:table-cell table:formula="of:=SUBSTITUTE([.E21];[.C$1];[.C21])" office:value-type="string" office:string-value="(‘JRL’, 128, @value), " calcext:value-type="string">
            <text:p>(‘JRL’, 128, @value), </text:p>
          </table:table-cell>
          <table:table-cell table:style-name="ce5" table:formula="of:=SUBSTITUTE([.F21];[.D$1];[.D21])" office:value-type="string" office:string-value="(‘JRL’, 128, 2310), " calcext:value-type="string">
            <text:p>(‘JRL’, 128, 2310), </text:p>
          </table:table-cell>
          <table:table-cell/>
          <table:table-cell table:formula="of:=&quot;expected.add(new Fare&quot; &amp; [.G21] &amp; &quot;);&quot;" office:value-type="string" office:string-value="expected.add(new Fare(‘JRL’, 128, 2310), );" calcext:value-type="string">
            <text:p>expected.add(new Fare(‘JRL’, 128, 231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JRL</text:p>
          </table:table-cell>
          <table:table-cell office:value-type="float" office:value="146" calcext:value-type="float">
            <text:p>146</text:p>
          </table:table-cell>
          <table:table-cell office:value-type="float" office:value="2640" calcext:value-type="float">
            <text:p>2640</text:p>
          </table:table-cell>
          <table:table-cell table:formula="of:=SUBSTITUTE([.$E$2];[.B$1];[.B22])" office:value-type="string" office:string-value="(‘JRL’, @distance, @value), " calcext:value-type="string">
            <text:p>(‘JRL’, @distance, @value), </text:p>
          </table:table-cell>
          <table:table-cell table:formula="of:=SUBSTITUTE([.E22];[.C$1];[.C22])" office:value-type="string" office:string-value="(‘JRL’, 146, @value), " calcext:value-type="string">
            <text:p>(‘JRL’, 146, @value), </text:p>
          </table:table-cell>
          <table:table-cell table:style-name="ce5" table:formula="of:=SUBSTITUTE([.F22];[.D$1];[.D22])" office:value-type="string" office:string-value="(‘JRL’, 146, 2640), " calcext:value-type="string">
            <text:p>(‘JRL’, 146, 2640), </text:p>
          </table:table-cell>
          <table:table-cell/>
          <table:table-cell table:formula="of:=&quot;expected.add(new Fare&quot; &amp; [.G22] &amp; &quot;);&quot;" office:value-type="string" office:string-value="expected.add(new Fare(‘JRL’, 146, 2640), );" calcext:value-type="string">
            <text:p>expected.add(new Fare(‘JRL’, 146, 264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JRL</text:p>
          </table:table-cell>
          <table:table-cell office:value-type="float" office:value="164" calcext:value-type="float">
            <text:p>164</text:p>
          </table:table-cell>
          <table:table-cell office:value-type="float" office:value="3080" calcext:value-type="float">
            <text:p>3080</text:p>
          </table:table-cell>
          <table:table-cell table:formula="of:=SUBSTITUTE([.$E$2];[.B$1];[.B23])" office:value-type="string" office:string-value="(‘JRL’, @distance, @value), " calcext:value-type="string">
            <text:p>(‘JRL’, @distance, @value), </text:p>
          </table:table-cell>
          <table:table-cell table:formula="of:=SUBSTITUTE([.E23];[.C$1];[.C23])" office:value-type="string" office:string-value="(‘JRL’, 164, @value), " calcext:value-type="string">
            <text:p>(‘JRL’, 164, @value), </text:p>
          </table:table-cell>
          <table:table-cell table:style-name="ce5" table:formula="of:=SUBSTITUTE([.F23];[.D$1];[.D23])" office:value-type="string" office:string-value="(‘JRL’, 164, 3080), " calcext:value-type="string">
            <text:p>(‘JRL’, 164, 3080), </text:p>
          </table:table-cell>
          <table:table-cell/>
          <table:table-cell table:formula="of:=&quot;expected.add(new Fare&quot; &amp; [.G23] &amp; &quot;);&quot;" office:value-type="string" office:string-value="expected.add(new Fare(‘JRL’, 164, 3080), );" calcext:value-type="string">
            <text:p>expected.add(new Fare(‘JRL’, 164, 308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JRL</text:p>
          </table:table-cell>
          <table:table-cell office:value-type="float" office:value="182" calcext:value-type="float">
            <text:p>182</text:p>
          </table:table-cell>
          <table:table-cell office:value-type="float" office:value="3410" calcext:value-type="float">
            <text:p>3410</text:p>
          </table:table-cell>
          <table:table-cell table:formula="of:=SUBSTITUTE([.$E$2];[.B$1];[.B24])" office:value-type="string" office:string-value="(‘JRL’, @distance, @value), " calcext:value-type="string">
            <text:p>(‘JRL’, @distance, @value), </text:p>
          </table:table-cell>
          <table:table-cell table:formula="of:=SUBSTITUTE([.E24];[.C$1];[.C24])" office:value-type="string" office:string-value="(‘JRL’, 182, @value), " calcext:value-type="string">
            <text:p>(‘JRL’, 182, @value), </text:p>
          </table:table-cell>
          <table:table-cell table:style-name="ce5" table:formula="of:=SUBSTITUTE([.F24];[.D$1];[.D24])" office:value-type="string" office:string-value="(‘JRL’, 182, 3410), " calcext:value-type="string">
            <text:p>(‘JRL’, 182, 3410), </text:p>
          </table:table-cell>
          <table:table-cell/>
          <table:table-cell table:formula="of:=&quot;expected.add(new Fare&quot; &amp; [.G24] &amp; &quot;);&quot;" office:value-type="string" office:string-value="expected.add(new Fare(‘JRL’, 182, 3410), );" calcext:value-type="string">
            <text:p>expected.add(new Fare(‘JRL’, 182, 341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JRL</text:p>
          </table:table-cell>
          <table:table-cell office:value-type="float" office:value="200" calcext:value-type="float">
            <text:p>200</text:p>
          </table:table-cell>
          <table:table-cell office:value-type="float" office:value="3740" calcext:value-type="float">
            <text:p>3740</text:p>
          </table:table-cell>
          <table:table-cell table:formula="of:=SUBSTITUTE([.$E$2];[.B$1];[.B25])" office:value-type="string" office:string-value="(‘JRL’, @distance, @value), " calcext:value-type="string">
            <text:p>(‘JRL’, @distance, @value), </text:p>
          </table:table-cell>
          <table:table-cell table:formula="of:=SUBSTITUTE([.E25];[.C$1];[.C25])" office:value-type="string" office:string-value="(‘JRL’, 200, @value), " calcext:value-type="string">
            <text:p>(‘JRL’, 200, @value), </text:p>
          </table:table-cell>
          <table:table-cell table:style-name="ce5" table:formula="of:=SUBSTITUTE([.F25];[.D$1];[.D25])" office:value-type="string" office:string-value="(‘JRL’, 200, 3740), " calcext:value-type="string">
            <text:p>(‘JRL’, 200, 3740), </text:p>
          </table:table-cell>
          <table:table-cell/>
          <table:table-cell table:formula="of:=&quot;expected.add(new Fare&quot; &amp; [.G25] &amp; &quot;);&quot;" office:value-type="string" office:string-value="expected.add(new Fare(‘JRL’, 200, 3740), );" calcext:value-type="string">
            <text:p>expected.add(new Fare(‘JRL’, 200, 374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JRL</text:p>
          </table:table-cell>
          <table:table-cell office:value-type="float" office:value="219" calcext:value-type="float">
            <text:p>219</text:p>
          </table:table-cell>
          <table:table-cell office:value-type="float" office:value="4070" calcext:value-type="float">
            <text:p>4070</text:p>
          </table:table-cell>
          <table:table-cell table:formula="of:=SUBSTITUTE([.$E$2];[.B$1];[.B26])" office:value-type="string" office:string-value="(‘JRL’, @distance, @value), " calcext:value-type="string">
            <text:p>(‘JRL’, @distance, @value), </text:p>
          </table:table-cell>
          <table:table-cell table:formula="of:=SUBSTITUTE([.E26];[.C$1];[.C26])" office:value-type="string" office:string-value="(‘JRL’, 219, @value), " calcext:value-type="string">
            <text:p>(‘JRL’, 219, @value), </text:p>
          </table:table-cell>
          <table:table-cell table:style-name="ce5" table:formula="of:=SUBSTITUTE([.F26];[.D$1];[.D26])" office:value-type="string" office:string-value="(‘JRL’, 219, 4070), " calcext:value-type="string">
            <text:p>(‘JRL’, 219, 4070), </text:p>
          </table:table-cell>
          <table:table-cell/>
          <table:table-cell table:formula="of:=&quot;expected.add(new Fare&quot; &amp; [.G26] &amp; &quot;);&quot;" office:value-type="string" office:string-value="expected.add(new Fare(‘JRL’, 219, 4070), );" calcext:value-type="string">
            <text:p>expected.add(new Fare(‘JRL’, 219, 407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3" office:value-type="string" calcext:value-type="string">
            <text:p>JRL</text:p>
          </table:table-cell>
          <table:table-cell office:value-type="float" office:value="237" calcext:value-type="float">
            <text:p>237</text:p>
          </table:table-cell>
          <table:table-cell office:value-type="float" office:value="4510" calcext:value-type="float">
            <text:p>4510</text:p>
          </table:table-cell>
          <table:table-cell table:formula="of:=SUBSTITUTE([.$E$2];[.B$1];[.B27])" office:value-type="string" office:string-value="(‘JRL’, @distance, @value), " calcext:value-type="string">
            <text:p>(‘JRL’, @distance, @value), </text:p>
          </table:table-cell>
          <table:table-cell table:formula="of:=SUBSTITUTE([.E27];[.C$1];[.C27])" office:value-type="string" office:string-value="(‘JRL’, 237, @value), " calcext:value-type="string">
            <text:p>(‘JRL’, 237, @value), </text:p>
          </table:table-cell>
          <table:table-cell table:style-name="ce5" table:formula="of:=SUBSTITUTE([.F27];[.D$1];[.D27])" office:value-type="string" office:string-value="(‘JRL’, 237, 4510), " calcext:value-type="string">
            <text:p>(‘JRL’, 237, 4510), </text:p>
          </table:table-cell>
          <table:table-cell/>
          <table:table-cell table:formula="of:=&quot;expected.add(new Fare&quot; &amp; [.G27] &amp; &quot;);&quot;" office:value-type="string" office:string-value="expected.add(new Fare(‘JRL’, 237, 4510), );" calcext:value-type="string">
            <text:p>expected.add(new Fare(‘JRL’, 237, 451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JRL</text:p>
          </table:table-cell>
          <table:table-cell office:value-type="float" office:value="255" calcext:value-type="float">
            <text:p>255</text:p>
          </table:table-cell>
          <table:table-cell office:value-type="float" office:value="4840" calcext:value-type="float">
            <text:p>4840</text:p>
          </table:table-cell>
          <table:table-cell table:formula="of:=SUBSTITUTE([.$E$2];[.B$1];[.B28])" office:value-type="string" office:string-value="(‘JRL’, @distance, @value), " calcext:value-type="string">
            <text:p>(‘JRL’, @distance, @value), </text:p>
          </table:table-cell>
          <table:table-cell table:formula="of:=SUBSTITUTE([.E28];[.C$1];[.C28])" office:value-type="string" office:string-value="(‘JRL’, 255, @value), " calcext:value-type="string">
            <text:p>(‘JRL’, 255, @value), </text:p>
          </table:table-cell>
          <table:table-cell table:style-name="ce5" table:formula="of:=SUBSTITUTE([.F28];[.D$1];[.D28])" office:value-type="string" office:string-value="(‘JRL’, 255, 4840), " calcext:value-type="string">
            <text:p>(‘JRL’, 255, 4840), </text:p>
          </table:table-cell>
          <table:table-cell/>
          <table:table-cell table:formula="of:=&quot;expected.add(new Fare&quot; &amp; [.G28] &amp; &quot;);&quot;" office:value-type="string" office:string-value="expected.add(new Fare(‘JRL’, 255, 4840), );" calcext:value-type="string">
            <text:p>expected.add(new Fare(‘JRL’, 255, 484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JRL</text:p>
          </table:table-cell>
          <table:table-cell office:value-type="float" office:value="273" calcext:value-type="float">
            <text:p>273</text:p>
          </table:table-cell>
          <table:table-cell office:value-type="float" office:value="5170" calcext:value-type="float">
            <text:p>5170</text:p>
          </table:table-cell>
          <table:table-cell table:formula="of:=SUBSTITUTE([.$E$2];[.B$1];[.B29])" office:value-type="string" office:string-value="(‘JRL’, @distance, @value), " calcext:value-type="string">
            <text:p>(‘JRL’, @distance, @value), </text:p>
          </table:table-cell>
          <table:table-cell table:formula="of:=SUBSTITUTE([.E29];[.C$1];[.C29])" office:value-type="string" office:string-value="(‘JRL’, 273, @value), " calcext:value-type="string">
            <text:p>(‘JRL’, 273, @value), </text:p>
          </table:table-cell>
          <table:table-cell table:style-name="ce5" table:formula="of:=SUBSTITUTE([.F29];[.D$1];[.D29])" office:value-type="string" office:string-value="(‘JRL’, 273, 5170), " calcext:value-type="string">
            <text:p>(‘JRL’, 273, 5170), </text:p>
          </table:table-cell>
          <table:table-cell/>
          <table:table-cell table:formula="of:=&quot;expected.add(new Fare&quot; &amp; [.G29] &amp; &quot;);&quot;" office:value-type="string" office:string-value="expected.add(new Fare(‘JRL’, 273, 5170), );" calcext:value-type="string">
            <text:p>expected.add(new Fare(‘JRL’, 273, 517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JRL</text:p>
          </table:table-cell>
          <table:table-cell office:value-type="float" office:value="291" calcext:value-type="float">
            <text:p>291</text:p>
          </table:table-cell>
          <table:table-cell office:value-type="float" office:value="5500" calcext:value-type="float">
            <text:p>5500</text:p>
          </table:table-cell>
          <table:table-cell table:formula="of:=SUBSTITUTE([.$E$2];[.B$1];[.B30])" office:value-type="string" office:string-value="(‘JRL’, @distance, @value), " calcext:value-type="string">
            <text:p>(‘JRL’, @distance, @value), </text:p>
          </table:table-cell>
          <table:table-cell table:formula="of:=SUBSTITUTE([.E30];[.C$1];[.C30])" office:value-type="string" office:string-value="(‘JRL’, 291, @value), " calcext:value-type="string">
            <text:p>(‘JRL’, 291, @value), </text:p>
          </table:table-cell>
          <table:table-cell table:style-name="ce5" table:formula="of:=SUBSTITUTE([.F30];[.D$1];[.D30])" office:value-type="string" office:string-value="(‘JRL’, 291, 5500), " calcext:value-type="string">
            <text:p>(‘JRL’, 291, 5500), </text:p>
          </table:table-cell>
          <table:table-cell/>
          <table:table-cell table:formula="of:=&quot;expected.add(new Fare&quot; &amp; [.G30] &amp; &quot;);&quot;" office:value-type="string" office:string-value="expected.add(new Fare(‘JRL’, 291, 5500), );" calcext:value-type="string">
            <text:p>expected.add(new Fare(‘JRL’, 291, 5500), );</text:p>
          </table:table-cell>
          <table:table-cell table:number-columns-repeated="16372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3" office:value-type="string" calcext:value-type="string">
            <text:p>JRL</text:p>
          </table:table-cell>
          <table:table-cell office:value-type="float" office:value="310" calcext:value-type="float">
            <text:p>310</text:p>
          </table:table-cell>
          <table:table-cell office:value-type="float" office:value="5720" calcext:value-type="float">
            <text:p>5720</text:p>
          </table:table-cell>
          <table:table-cell table:formula="of:=SUBSTITUTE([.$E$2];[.B$1];[.B31])" office:value-type="string" office:string-value="(‘JRL’, @distance, @value), " calcext:value-type="string">
            <text:p>(‘JRL’, @distance, @value), </text:p>
          </table:table-cell>
          <table:table-cell table:formula="of:=SUBSTITUTE([.E31];[.C$1];[.C31])" office:value-type="string" office:string-value="(‘JRL’, 310, @value), " calcext:value-type="string">
            <text:p>(‘JRL’, 310, @value), </text:p>
          </table:table-cell>
          <table:table-cell table:style-name="ce5" table:formula="of:=SUBSTITUTE([.F31];[.D$1];[.D31])" office:value-type="string" office:string-value="(‘JRL’, 310, 5720), " calcext:value-type="string">
            <text:p>(‘JRL’, 310, 5720), </text:p>
          </table:table-cell>
          <table:table-cell/>
          <table:table-cell table:formula="of:=&quot;expected.add(new Fare&quot; &amp; [.G31] &amp; &quot;);&quot;" office:value-type="string" office:string-value="expected.add(new Fare(‘JRL’, 310, 5720), );" calcext:value-type="string">
            <text:p>expected.add(new Fare(‘JRL’, 310, 5720), );</text:p>
          </table:table-cell>
          <table:table-cell table:number-columns-repeated="16372"/>
        </table:table-row>
        <table:table-row table:style-name="ro2" table:number-rows-repeated="1048508">
          <table:table-cell table:number-columns-repeated="16381"/>
        </table:table-row>
        <table:table-row table:style-name="ro1" table:number-rows-repeated="36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路線マスタ - line" table:style-name="ta1">
        <table:table-column table:style-name="co1" table:default-cell-style-name="ce3"/>
        <table:table-column table:style-name="co1" table:number-columns-repeated="16381" table:default-cell-style-name="ce31"/>
        <table:table-row table:style-name="ro2">
          <table:table-cell office:value-type="string" calcext:value-type="string">
            <text:p>路線コード</text:p>
          </table:table-cell>
          <table:table-cell table:style-name="ce33" office:value-type="string" calcext:value-type="string">
            <text:p>駅名</text:p>
          </table:table-cell>
          <table:table-cell table:style-name="ce33" table:number-columns-repeated="2"/>
          <table:table-cell table:number-columns-repeated="16378"/>
        </table:table-row>
        <table:table-row table:style-name="ro2">
          <table:table-cell office:value-type="string" calcext:value-type="string">
            <text:p>JY</text:p>
          </table:table-cell>
          <table:table-cell table:style-name="ce33" office:value-type="string" calcext:value-type="string">
            <text:p>JR山手線</text:p>
          </table:table-cell>
          <table:table-cell table:style-name="ce33" table:number-columns-repeated="2"/>
          <table:table-cell table:number-columns-repeated="16378"/>
        </table:table-row>
        <table:table-row table:style-name="ro2">
          <table:table-cell office:value-type="string" calcext:value-type="string">
            <text:p>JU</text:p>
          </table:table-cell>
          <table:table-cell table:style-name="ce33" office:value-type="string" calcext:value-type="string">
            <text:p>JR宇都宮線</text:p>
          </table:table-cell>
          <table:table-cell table:style-name="ce33" table:number-columns-repeated="2"/>
          <table:table-cell table:number-columns-repeated="16378"/>
        </table:table-row>
        <table:table-row table:style-name="ro2">
          <table:table-cell office:value-type="string" calcext:value-type="string">
            <text:p>OH</text:p>
          </table:table-cell>
          <table:table-cell table:style-name="ce33" office:value-type="string" calcext:value-type="string">
            <text:p>小田急本線</text:p>
          </table:table-cell>
          <table:table-cell table:style-name="ce33" table:number-columns-repeated="2"/>
          <table:table-cell table:number-columns-repeated="16378"/>
        </table:table-row>
        <table:table-row table:style-name="ro2">
          <table:table-cell office:value-type="string" calcext:value-type="string">
            <text:p>OM</text:p>
          </table:table-cell>
          <table:table-cell table:style-name="ce33" office:value-type="string" calcext:value-type="string">
            <text:p>小田急多摩線</text:p>
          </table:table-cell>
          <table:table-cell table:style-name="ce33" table:number-columns-repeated="2"/>
          <table:table-cell table:number-columns-repeated="16378"/>
        </table:table-row>
        <table:table-row table:style-name="ro2">
          <table:table-cell table:style-name="Default" table:number-columns-repeated="2"/>
          <table:table-cell table:style-name="ce33" table:number-columns-repeated="2"/>
          <table:table-cell table:number-columns-repeated="16378"/>
        </table:table-row>
        <table:table-row table:style-name="ro2" table:number-rows-repeated="27">
          <table:table-cell/>
          <table:table-cell table:style-name="ce33" table:number-columns-repeated="3"/>
          <table:table-cell table:number-columns-repeated="16378"/>
        </table:table-row>
        <table:table-row table:style-name="ro2" table:number-rows-repeated="1048542">
          <table:table-cell table:number-columns-repeated="16382"/>
        </table:table-row>
        <table:table-row table:style-name="ro2"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  <style:font-face style:name="ＭＳ ゴシック" svg:font-family="'ＭＳ ゴシック'" style:font-family-generic="moder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_)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_)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_)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_)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2P2" style:volatile="true">
      <number:text loext:blank-width-char="-"> </number:text>
      <number:fill-character> </number:fill-character>
      <number:text>- _-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6P2" style:volatile="true">
      <number:text loext:blank-width-char="-"> ¥</number:text>
      <number:fill-character> </number:fill-character>
      <number:text>- _-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 loext:blank-width-char="-"> 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4P2" style:volatile="true">
      <number:text loext:blank-width-char="-"> ¥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4">
      <number:text loext:blank-width-char="-"> </number:text>
      <number:text-content/>
      <number:text loext:blank-width-char="-"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9">
      <number:number number:decimal-places="0" number:min-decimal-places="0" number:min-integer-digits="2"/>
    </number:number-style>
    <number:number-style style:name="N160">
      <number:text>E</number:text>
      <number:number number:decimal-places="0" number:min-decimal-places="0" number:min-integer-digits="3"/>
    </number:number-style>
    <number:number-style style:name="N161">
      <number:text>L</number:text>
      <number:number number:decimal-places="0" number:min-decimal-places="0" number:min-integer-digits="3"/>
    </number:number-style>
    <number:number-style style:name="N162">
      <number:text>Y</number:text>
      <number:number number:decimal-places="0" number:min-decimal-places="0" number:min-integer-digits="3"/>
    </number:number-style>
    <number:number-style style:name="N163">
      <number:text>OH</number:text>
      <number:number number:decimal-places="0" number:min-decimal-places="0" number:min-integer-digits="2"/>
    </number:number-style>
    <number:number-style style:name="N164">
      <number:number number:decimal-places="13" number:min-decimal-places="13" number:min-integer-digits="1"/>
    </number:number-style>
    <number:number-style style:name="N165">
      <number:number number:decimal-places="12" number:min-decimal-places="12" number:min-integer-digits="1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bottom"/>
      <style:text-properties style:font-name="ＭＳ ゴシック" fo:font-family="'ＭＳ ゴシック'" style:font-family-generic="modern" style:font-name-asian="ＭＳ ゴシック" style:font-family-asian="'ＭＳ ゴシック'" style:font-family-generic-asian="modern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3">0000/00/00</text:date>, <text:time style:data-style-name="N2" text:time-value="23:26:46.117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JR運賃表" style:display-name="PageStyle_JR運賃表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宇都宮線" style:display-name="PageStyle_宇都宮線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小田急線_ff5e_箱根登山鉄道" style:display-name="PageStyle_小田急線～箱根登山鉄道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山手線" style:display-name="PageStyle_山手線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7-04-18T09:21:45</meta:creation-date>
    <meta:initial-creator>FLM</meta:initial-creator>
    <dc:language>ja-JP</dc:language>
    <dc:date>2025-01-23T04:05:20.742000000</dc:date>
    <meta:editing-cycles>17</meta:editing-cycles>
    <meta:editing-duration>PT3H38M5S</meta:editing-duration>
    <meta:generator>LibreOffice/24.8.4.2$Windows_X86_64 LibreOffice_project/bb3cfa12c7b1bf994ecc5649a80400d06cd71002</meta:generator>
    <meta:document-statistic meta:table-count="9" meta:cell-count="2208" meta:object-count="0"/>
    <meta:user-defined meta:name="AppVersion">15.0000</meta:user-defined>
  </office:meta>
</office:document-meta>
</file>